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rial Unicode MS" svg:font-family="Arial Unicode M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style:style>
    <style:style style:name="P4" style:family="paragraph" style:parent-style-name="Standard">
      <style:paragraph-properties fo:margin-bottom="0.1667in"/>
      <style:text-properties style:font-name="Heiti TC Light" fo:font-size="12.0pt" fo:background-color="#ececec"/>
    </style:style>
    <style:style style:name="P5" style:family="paragraph" style:parent-style-name="Standard">
      <style:paragraph-properties fo:margin-bottom="0.1667in"/>
      <style:text-properties style:font-name="Heiti TC Light" fo:font-size="12.0pt" fo:background-color="#e0e0e0"/>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text-properties style:font-name="Times" fo:font-size="12.0pt" fo:background-color="#868686"/>
    </style:style>
    <style:style style:name="P9" style:family="paragraph" style:parent-style-name="Standard">
      <style:paragraph-properties fo:margin-bottom="0.1667in"/>
      <style:text-properties style:font-name="LiSong Pro Light" fo:font-size="12.0pt" fo:background-color="#ececec"/>
    </style:style>
    <style:style style:name="P10" style:family="paragraph" style:parent-style-name="Standard">
      <style:paragraph-properties fo:margin-bottom="0.1667in"/>
      <style:text-properties style:font-name="Times" fo:font-size="12.0pt" fo:color="#0000e9" fo:background-color="#e0e0e0"/>
    </style:style>
    <style:style style:name="P11" style:family="paragraph" style:parent-style-name="Standard">
      <style:paragraph-properties fo:margin-bottom="0.1667in"/>
      <style:text-properties style:font-name="Times" fo:font-size="12.0pt" fo:color="#0000e9" fo:background-color="#ececec"/>
    </style:style>
    <style:style style:name="P12" style:family="paragraph" style:parent-style-name="Standard">
      <style:paragraph-properties fo:margin-bottom="0.1667in"/>
      <style:text-properties style:font-name="LiSong Pro Light" fo:font-size="12.0pt" fo:background-color="#e0e0e0"/>
    </style:style>
    <style:style style:name="P13" style:family="paragraph" style:parent-style-name="Standard">
      <style:paragraph-properties fo:margin-bottom="0.1667in"/>
      <style:text-properties style:font-name="STSong" fo:font-size="12.0pt" fo:background-color="#ececec"/>
    </style:style>
    <style:style style:name="P14"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Apple Color Emoji"/>
    </style:style>
    <style:style style:name="T5" style:family="text">
      <style:text-properties style:font-name="Arial Unicode MS"/>
    </style:style>
    <style:style style:name="T6" style:family="text">
      <style:text-properties fo:font-style="italic" fo:font-style-asian="italic" fo:font-style-complex="italic"/>
    </style:style>
    <style:style style:name="T7" style:family="text">
      <style:text-properties style:font-name="Heiti TC Light"/>
    </style:style>
    <style:style style:name="T8" style:family="text">
      <style:text-properties style:font-name="Times"/>
    </style:style>
    <style:style style:name="T9" style:family="text">
      <style:text-properties style:font-name="LiSong Pro Light" fo:color="#000000"/>
    </style:style>
    <style:style style:name="T10" style:family="text">
      <style:text-properties fo:color="#000000"/>
    </style:style>
    <style:style style:name="T11" style:family="text">
      <style:text-properties style:font-name="STSong" fo:color="#000000"/>
    </style:style>
    <style:style style:name="T12" style:family="text">
      <style:text-properties style:font-name="STSong"/>
    </style:style>
    <style:style style:name="T13" style:family="text">
      <style:text-properties fo:font-style="italic" fo:font-style-asian="italic" fo:font-style-complex="italic" fo:color="#0000e9"/>
    </style:style>
    <style:style style:name="T14" style:family="text">
      <style:text-properties fo:color="#0000e9"/>
    </style:style>
    <style:style style:name="T15" style:family="text">
      <style:text-properties style:font-name="LiSong Pro Light" fo:color="#0000e9"/>
    </style:style>
    <style:style style:name="T16"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許世勤   |  2022.04.15 10:32   |   <text:a xlink:type="simple" xlink:href="http://palinfo.habago.org/Entry?Command=Information_PrintForum&amp;#FORUM42211"><text:span text:style-name="T1">#</text:span></text:a></text:p>
      <text:p text:style-name="P3">中學生的時候，會喜歡讀一些心靈雞湯式的書籍或文章。這些心靈雞湯類的文章讀一讀，會以為自己的心智得到了昇華。後來開始讀些古典文學如三國演義、水滸傳、雙城記、浮士德...等，才開始明白為何經典會成為經典。 <text:line-break/><text:line-break/>隨著數理邏輯能力的提升，在從事研究的過程中，逐漸發現學習這件事是為了理解「知之為知之，不知為不知」。認識數學的開始也得先接受數學的公設，如果不相信1+1=2，就不會有餘弦定理、微積分等。判斷一個道理，也必得從某個立場出發，不然你要怎麼知道還有什麼是你不知道的？那懷疑也就無從懷疑，因為沒有根基。沒有立場卻故作理中客，不是蠢就是別有用心。據統計，Nature裡面發表關於生命科學類的文章，其中大約六成的結果無法重複，但並沒有因此否定那六成文章所下的結論，除非結果造假。更多時候我們看的是據此所下定的結論是否符合邏輯原則？是否同樣的結論可以在不同的類別中被驗證？也就是英雄所見略同，即便彼此某些觀點不太一致。 <text:line-break/><text:line-break/>純粹為懷疑而懷疑，那不是求知應有的態度。正因為沒有根基，反而容易成為鸚鵡。多數人會相信炮製出來的東西，是因為他們從來不懷疑，所以只能重複傳達那些罐頭訊息。即使這些炮製出來的資訊經常前後不一致，即使明顯是謊言，也不會妨礙人們去接受，尤其是這些西方敘事。例如在敘利亞捏造敘政府使用化武的「白頭盔」組織，最近可能會再次在俄烏衝突的主體敘事中粉墨登場，只是這次主角換成了俄羅斯。有時候我甚至覺得，你們要不要乾脆修改一下內容，每次都同一套路，大家都會猜了。我在網上看過不少綠民，在表達議題方面不是直接「複製貼上」，不然就是同一套敘事「疲勞轟炸」。當然，藍腦也有這樣的人，只是比例較少。雖然民眾能夠普遍賢明最好，但現實是「民可，使由之，不可，使知之」今日所謂的「主流媒體」，一再重複幫我們驗證了這件事。或許掌握了大聲公就掌握了真理，但我更相信真理只在大砲的射程之內。與非人的集團打交道，用人的語言是行不通的，必須要用他們聽得懂的語言。</text:p>
      <text:p text:style-name="P2">jackie   |  2022.04.15 09:49   |   <text:a xlink:type="simple" xlink:href="http://palinfo.habago.org/Entry?Command=Information_PrintForum&amp;#FORUM42210"><text:span text:style-name="T1">#</text:span></text:a></text:p>
      <text:p text:style-name="P4">To abraham： <text:line-break/><text:line-break/><text:line-break/>還好大陸的防疫專家（沒有引進外國歐美毒苗），沒有鬼島這些所謂防疫「半桶水」專家這麼愚蠢， <text:line-break/><text:line-break/>否則引起的毒苗後遺症災難會比新冠確診者更糟！ <text:line-break/><text:line-break/>要想想大陸是十幾億人口，鬼島兩千多萬人，有80%以上的人已經打了兩劑毒苗，有兩萬多人有明顯的後遺症（&gt;千分之一，黑數恐怕不止這兩萬多例），只怕未來會拖垮台灣醫療體系⋯ <text:line-break/><text:line-break/><text:line-break/><text:line-break/>引用李偉平教授對某網友的回覆： <text:line-break/><text:line-break/>中國大陸防疫專家沒做的蠢事，但台灣卻做了，是廣推AZ、BNT、Moderna、高端疫苗。中國大陸打滅活疫苗沒效，但沒有mRNA---&gt;ds DNA，也沒有活的Spike protein，頂多把老人、慢性病人打死，不會有ds DNA插進染色體、不會終身表現Spike protein、不會引發Cell-to-cell fusion、不會引發PrLP aggregation。 <text:line-break/><text:line-break/>滅活疫苗純粹是政治疫苗，用來塞住99%不懂免疫學的醫師及專家的嘴，給人民一個交代。</text:p>
      <text:p text:style-name="P2">陳真   |  2022.04.15 09:46   |   <text:a xlink:type="simple" xlink:href="http://palinfo.habago.org/Entry?Command=Information_PrintForum&amp;#FORUM42209"><text:span text:style-name="T1">#</text:span></text:a></text:p>
      <text:p text:style-name="P5">（再續） <text:line-break/><text:line-break/>有些事情見仁見智，但有些東西卻毫無爭議。我對於見仁見智的東西基本上沒有興趣，畢竟那只是一種意見，一如尼采所說，“我總是羞於說出一己之見”。個人見解是沒啥好說的，這也是為什麼我很少討論一些所謂公共議題的原因。 <text:line-break/><text:line-break/>比方說我不會去討論如何防疫或要不要普篩等等，因為一切實證性的問題都需要進入各種細節，必須取得各種相關數據與資料，才有可能做出判斷。而且，這樣一種判斷往往是變動的，有限的，可爭議的，見仁見智的。 <text:line-break/><text:line-break/>相反地，西方的殘暴血腥與下流無恥，還能有什麼見仁見智的空間嗎？就好像對人類來講，狗屎不可能比飯好吃一樣的道理。在這樣一些毫無爭議的問題上，沒有任何主觀認知的空間。至於像香港暴亂，如果你真是一個具有基本理性能力的人，難道你不知道那是CIA長年以來在世界各地所策動的一貫作法？如果你有一點基本常識，難道你不知道這跟什麼民主自由一點關係也沒有。 <text:line-break/><text:line-break/>總而言之，對人類的理性之低落投降吧！別以為人們能夠有什麼思考能力，透過麥克風，直接告訴他們正確答案，把他們當成茶壺那樣，恐怕才是惟一最有效的作法，只要插頭插上，你要它沸騰，它保證一定沸騰？你有見過不聽話偏不沸騰的茶壺嗎？不可能。天底下沒有一只茶壺是會思考或有自由意志的。 <text:line-break/><text:line-break/>當麥克風不在我們手上時，我們能夠溝通的對象僅有那些心智未泯者。這樣的人口通常只有1%左右。</text:p>
      <text:p text:style-name="P2">陳真   |  2022.04.15 09:22   |   <text:a xlink:type="simple" xlink:href="http://palinfo.habago.org/Entry?Command=Information_PrintForum&amp;#FORUM42208"><text:span text:style-name="T1">#</text:span></text:a></text:p>
      <text:p text:style-name="P4">我沒聽過屈穎妍，不知道她是誰，是從怡靜的貼文上看到。 <text:line-break/><text:line-break/>小孩不應該打這種基因疫苗，拿小孩當實驗品是一種罪行。但我很懷疑人渣黨可能會為了私利而強迫小孩施打。強迫大人打這種王八蛋疫苗傷害身體也就算了，不要把歪腦筋動到小孩頭上。 <text:line-break/><text:line-break/>小孩若要打疫苗，只能打大陸傳統滅活疫苗，倘若有副作用，也只是一次性，且是暫時，而且可逆。但是基因疫苗卻是把你當玉米當黃豆，後患無窮，而且完全不可測。我們平常連基因改造的食物都不敢吃不該吃了，更何況拿自己當成基因武器的實驗品。</text:p>
      <text:p text:style-name="P2">jackie   |  2022.04.15 09:11   |   <text:a xlink:type="simple" xlink:href="http://palinfo.habago.org/Entry?Command=Information_PrintForum&amp;#FORUM42207"><text:span text:style-name="T1">#</text:span></text:a></text:p>
      <text:p text:style-name="P5">請教陳真先生所提到的「屈穎妍」，是那位香港建制派的屈穎妍嗎？ <text:line-break/><text:line-break/>剛剛留完言，覺得這位小姐的姓名好像之前有聽過或看過，只是忘了是在哪，於是google 到這位屈穎妍⋯ <text:line-break/><text:a xlink:type="simple" xlink:href="https://zh.wikipedia.org/wiki/%E5%B1%88%E7%A9%8E%E5%A6%8D"><text:span text:style-name="T2">https://zh.wikipedia.org/wiki/</text:span><text:span text:style-name="T3">屈穎妍</text:span></text:a><text:s/><text:line-break/><text:line-break/><text:line-break/>另外要分享給各位一則關於新冠疫苗的文章： <text:line-break/><text:line-break/><text:span text:style-name="T4">👉</text:span>保護台灣幼童，請拒打新冠疫苗 <text:line-break/><text:a xlink:type="simple" xlink:href="https://tinyurl.com/4uhwj5v7"><text:span text:style-name="T2">https://tinyurl.com/4uhwj5v7</text:span></text:a><text:s/><text:line-break/><text:line-break/><text:line-break/>如果今天的這兩則留言，版主認為不妥的話，可以刪去，謝謝！</text:p>
      <text:p text:style-name="P2">jackie   |  2022.04.15 08:55   |   <text:a xlink:type="simple" xlink:href="http://palinfo.habago.org/Entry?Command=Information_PrintForum&amp;#FORUM42206"><text:span text:style-name="T1">#</text:span></text:a></text:p>
      <text:p text:style-name="P4">前幾天在微薄上看到王孟源博士的「問答時間」其中一篇文章，這篇文章提出他對於烏克蘭「布查慘案」的看法，搬過來分享給各位！ <text:line-break/><text:line-break/>這幾天在鬼島上，無論是哪種媒體平台（電視新聞就不用說了），都是一面倒認定此慘案是俄羅斯幹的，連在油管的中天新聞，也下了類似肯定的標題，令人實在看不下去⋯ <text:line-break/><text:line-break/><text:line-break/><text:line-break/>王孟源dudu <text:line-break/>4月5日 11:12來自新版微博 weibo.com <text:line-break/><text:line-break/>#问答时间# 俄軍撤離三天之後，烏軍才“發現”路上堆滿死尸，與此同時，鎮上有水、有電、有電信網絡、有幾乎全部居民活著 <text:line-break/>问：王先生，根据知乎大V—“拍照稀烂帮帮主”的最近一系列的文章来看，最近的新冠病毒的低病死率未必完全是Omicron自身的毒性下降、疫苗接种和减轻医疗挤兑造成的，其中有相当一部分直接来源于CRF (Case Fatality Rate)的分母上升，即COVID-19 new confirmed cases上升。 <text:line-break/><text:line-break/>比如说，新西兰在2022-01 至 2022-03期间，moving average CRF从~0.2%快速下降至~0.02%（一个数量级），而同时期新西兰的daily new confirmed cases per million people 从~10 快速上升至 3000+的水平 (ourworldindata.org)。 <text:line-break/><text:line-break/>或许这个分母快速上涨的原因可能来自于新冠病毒不断刷新的传染能力、不断变异出的新变种和“与病毒共存”的社会全面开放政策。如果这个假设成立，依据病毒的低病死率来直接推导出“共存”政策合理是否存在因果倒置的问题？ <text:line-break/><text:line-break/>@王孟源dudu 答：致死率和傳染率是獨立的變數，你所引用的論述是文科生的誤解，這件事還是留給懂統計和機率的人來考慮爲善。至於防疫政策的取捨，我已經反復詳細討論過了，沒有重述的必要。 <text:line-break/>最近兩天，烏克蘭又無中生有、炮製了“Bucha屠殺”，然後不但歐美自動認定俄方的“戰爭罪”和“反人類罪”，華語網絡上許多人開始爭辯是非對錯。但是在討論是非對錯之前，必須先分辨真假（事實上真假往往是對錯的關鍵），而烏克蘭提供的視頻和照片很快就被證僞：首先視頻中有“死者”在微微呼吸移動；其次，俄軍撤離三天之後，烏軍才“發現”路上堆滿死尸，與此同時，鎮上有水、有電、有電信網絡、有幾乎全部居民活著；第三，Gonzalo Lira剛剛發表了分析，證明烏克蘭政府在過去六周發佈、四個名義上不同地點的“民宅被毀暴行“視頻，其實是同一個建築從不同角度加上臨時改裝而拍攝的，這樣已知有系統撒謊造假的消息來源能相信嗎？ <text:line-break/><text:line-break/>當然一般人沒有能力和時間去搜索這些反面證據，但即使是完全無知的人，也可以通過邏輯思辨，獨立考慮“Bucha屠殺”的可信性。這裏最基本的思路，在於做這個屠殺對俄方有什麽好處？如果沒有好處，他們有沒有這個傳統習慣？相對的，假造這個屠殺對烏方有沒有好處？有沒有這類慣例？連這種簡單考慮都沒有能力做的人，完全沒有資格在公共論壇做評論。當然提升一個Metalevel來看，正因爲普羅大衆太笨，所以自然不知道自己有多笨（反之，知道自己笨的人，反而已經遠超群衆的平均程度；參見前文《爲什麽事實與邏輯對群衆無效》中有關Dunning-Kruger曲綫的討論）；然而這個機制正是昂撒謊言帝國幾百年成功運作的客觀基礎，是危害當前人類社會最緊急、最關鍵的頭號問題，所以即使必須逆天（指人類愚蠢的天性）而爲，有理智的少數人依舊得要努力闢謠，並且鼓勵沒有能力獨立做邏輯分析的人盡可能虛心閉嘴。畢竟每一個浮面、錯誤的公共論述，都是為壞人開闢危害公益的空間，昂撒體制下的所謂“言論自由”，正是爲了讓謊話、傻話充斥，你以爲他們對實話和智慧有興趣嗎？進一步總結，這些沒有專業能力，卻拼命語出驚人的網紅大V，其實都是爲了一點小小的私利（包括金錢和虛榮），而損害國家社會的公益；受過本博客教育的讀者，實在不應該受這些歪論所迷惑。 <text:line-break/><text:line-break/>王孟源 於 2022/04/05 07:00回覆 <text:line-break/><text:line-break/><text:line-break/>題外話： <text:line-break/>───────────────────────── <text:line-break/><text:line-break/>如果依照陳真先生所描繪的某位小姐的情形，我猜想她可能常看類似陳文茜這類人的節目、龍應台這類人的文章及書籍，我只是依照陳真先生所敘述的邏輯及脈絡，所作的推論罷了！ <text:line-break/><text:line-break/>因為陳、龍兩人之流的言論及文章，很符合陳真先生所謂的「各打五十大板主義」的屬性⋯：錯中有對，對中有錯，但是對卻對的很陰陽怪氣，不知所云、自以為是、毫無邏輯性，而錯則是錯的很離譜，也就是黑白顛倒、張冠李戴。 <text:line-break/><text:line-break/>前陣子陳文茜有一個節目就是說到關於烏克蘭議題的節目（有提到一位記者在烏東地區所拍攝的紀錄片），節目中把好幾年前美帝對烏克蘭所發動的政變，說成是俄羅斯幹的、是俄藉由亞速營來暴力政變推翻當時的合法總統⋯！？（我是跳著聽的，聽到這就不想再聽下去了！）如果一丁點都不了解烏克蘭局勢及歷史脈絡的人，很可能看到或聽到陳的這一段敘述就輕信、信以為真，我卻是無意中聽到她說的這一段腦殘至極的謊言，當下就覺得太鬼扯淡了，把美國幹的事情，轉嫁給俄羅斯，會不會太離譜了？陳是不是把觀眾當白痴耍？到此我就根本聽不下去了⋯ <text:line-break/><text:line-break/><text:line-break/>雖然我沒有親眼看到某位小姐的留言，只能據以側面如此推斷。 <text:line-break/><text:line-break/><text:line-break/><text:line-break/><text:line-break/></text:p>
      <text:p text:style-name="P2">陳真   |  2022.04.15 05:16   |   <text:a xlink:type="simple" xlink:href="http://palinfo.habago.org/Entry?Command=Information_PrintForum&amp;#FORUM42205"><text:span text:style-name="T1">#</text:span></text:a></text:p>
      <text:p text:style-name="P5">（續） <text:line-break/><text:line-break/>屈小姐還說，“任何人跟你說的話，你都應該查證，不應照單全收，人云亦云。父母、師長、媒體、政客，都有說錯的時候，你要做個成熟有判斷力的人，不要成為被人家玩弄於股掌間的愚民。” <text:line-break/><text:line-break/>這樣一些話，乍聽之下，好像很理性很客觀，事實上卻更像是一種知識的蒙昧主義，把知識說成一種好像無共識、缺乏事實核心價值、純屬主觀甚至不可知、彷彿只能存乎一心的個人私密認知，而不是一種具有客觀理性價值的社會性集體活動。 <text:line-break/><text:line-break/>在這樣一種莫名其妙的蒙昧主義下，專家不見了，全打成一個個不可盡信的個體，而且個體彼此之間不但認知水平是平等的，無專家可言的，更是一丘之貉的，來源可疑的，片面的，甚至懷有陰謀與偏見，惟有自己才可信。 <text:line-break/><text:line-break/>擁有這類想法的人，其實四處可見，數量龐大，主要特徵之一就是非常自以為是，往往深受主流洗腦，卻總覺得自己很理性，很會思考，很客觀，把自己放在一個最高的認知地位上。至於這個地位之如何成立，卻不需要任何客觀依據，純屬個人姿態。 <text:line-break/><text:line-break/>理性能力貧乏者往往就是如此，他似乎以為在每道命題背後直接畫個問號就是一種質疑，從而以為自己站到了認知能力的最高點。 <text:line-break/><text:line-break/>三歲小孩也常有類似反應，對你的每個陳述總是問“為什麼”、“為什麼”，差別在於三歲小孩不會因此以為自己好客觀好會獨立思考，但是理性能力貧乏的蒙昧主義者卻往往以為自己充滿睿智，擁有非凡的理性批判能力，其實就只是個蠢蛋。 <text:line-break/><text:line-break/>屈小姐還說：“以為自己知道天下事，才是最危險的時候。” <text:line-break/><text:line-break/>你看，又來了，又在鬼扯蛋了。什麼叫做“知道天下事”？ 不知所云不是嗎？一個具有基本理性的人，難道不可能知道自己知道一些什麼、不知道一些什麼？對自己所知擁有相對應的自信，有什麼問題呢？知識有那麼虛無高遠而不可知嗎？ <text:line-break/><text:line-break/>諸如這類不具絲毫認知意義的心靈雞湯式的無謂修辭，恐怕才是蒙昧的根源。市面上不是很多這類雞湯格言嗎？比方說，舉個例，“成功的人，堅持到底” ，“知道變通者，方能成功”……媽的怎麼講怎麼對，那到底是要堅持還是要變通？這就是心靈雞湯，多喝無益。你還是應該回到紥紥實實、具有集體操作意義的事實與價值上，也許才是理解事物的皇家大道。</text:p>
      <text:p text:style-name="P2">陳真   |  2022.04.15 00:52   |   <text:a xlink:type="simple" xlink:href="http://palinfo.habago.org/Entry?Command=Information_PrintForum&amp;#FORUM42204"><text:span text:style-name="T1">#</text:span></text:a></text:p>
      <text:p text:style-name="P4">我很不認同這位屈穎妍小姐的看法，這就是一種 "各打五十大板主義"，或者你也可以說是一種病態的懷疑主義，一種道德上的犬儒主義。犬儒者，德之賊也。 <text:line-break/><text:line-break/>屈小姐這類言論，乍聽之下好像很客觀很理性，其實剛好相反，它的作用恰恰就是讓你淪為主流謊言的獵物卻還以為自己很客觀。怎麼說呢？簡單這麼說： <text:line-break/><text:line-break/>知識也好，道德也罷，對之做出評價一點都不困難。可是，這樣一種洗腦式的懷疑主義與犬儒主義，卻偏要故做深刻狀，讓你以為這事沒那麼單純哦，那事很可能背後還有內幕哦，因此全都不可輕信哦，而且啊我跟你說，那些以為自己很懂的人其實才是最無知的哦。 <text:line-break/><text:line-break/>看吧，藉由絕對主義做為一種藉口，讓你走向病態的相對主義，走向虛無，讓你什麼都不信 (但你若這麼蠢，你其實還是會相信鋪天蓋地的主流謊言)。 <text:line-break/><text:line-break/>在這樣一種態度下，腦殘們就更腦殘得無可救藥了。為什麼呢？因為他把99.99999％的真實或真相，拿來和100％的謊言做同等比較，然後告訴自己說我好有理性哦，我好客觀，我兩邊都不可輕信，尤其是罕於聽聞的極少數一方，當然更不可以輕信。 <text:line-break/><text:line-break/>請問這是一種合理的認知態度嗎？我們是這樣子在獲得知識與資訊來認識世界的嗎？我們是這樣子在評價是非善惡的嗎？我們是根據某種物理定理一般的絕對邏輯法則來判斷事物的嗎？ <text:line-break/><text:line-break/>這位屈小姐故做客觀深刻狀地說：“誰能擔保自己看到聽到的就是真相的全部？” 這麼一句鬼話，一下子就把所有的人全部打了五十大板。這很荒唐不是嗎？ <text:line-break/><text:line-break/>這就好像說哪個人敢說他打桌球從不失誤一顆球？ 然後呢？然後世界球王就因此和一個根本不會打球的人瞬間降到同一水平了嗎？就只因為球王也可能有失誤，所以他沒資格說自己很會打球？ <text:line-break/><text:line-break/>同理，我也常常搞錯一些細節，因此我就沒資格說我很懂得某些國際關係？我數學不是每次都考100分，所以我就該假裝自己的數學能力跟一個數學白癡的能力是一樣的？而且，因為我不是每件資訊100％永遠正確無誤，所以我也因此不應該對任何知識或任何事情有任何的確定性宣稱?我不應該宣稱美國是帝國主義，我不應該批評美帝的法西斯走狗們，因為我無法擔保自己知道 "所有的" 真相? <text:line-break/><text:line-break/>大家懂我的意思嗎？知道我在說什麼吧？ <text:line-break/><text:line-break/>許多時候，我常叫大家對我寫的東西看看便罷，希望大家用自己的腦子去得出自己觀看世界的方式，意思並不是說我對自己所言所思所想沒有充份把握，而是說，這畢竟是我的東西，我的研究所得，它們是千真萬確的，就像經典地位的教科書那樣，你應該直接就信了，連查證都可以免了，因為你很難比我對知識對真相的要求還更嚴苛。 <text:line-break/><text:line-break/>簡單說，對於我寫的東西，你完全可以全盤皆收。問題是，你總不能當我的傳聲筒當我的影印機啊，你總得也該自己做點功課不是嗎？ <text:line-break/><text:line-break/>而且，面對同樣一個事情，每個人理當有各種屬於他自己應有的態度，你不可能跟我一模一樣啊，因為你不是我，你跟我有著完全不一樣的人生，完全不一樣的經驗與遭遇，你不曾經歷過我所經歷的，我也不曾跟你一樣的造化，因此，你不應該跟我有著一模一樣的姿態或情感。 <text:line-break/><text:line-break/>當然，我們終究還是有可能殊途同歸，有著一樣的態度與情感，那很好。但是，總歸一句話就是一切都還是應該由你自己做為一個認知與道德態度的出發點，而不是直接橫向移植我的一切言語思想與態度。 <text:line-break/><text:line-break/>我平常講的是這個意思，而不是說我蠢到連自己寫什麼信什麼都沒把握，因此叫大家看看便罷。事實上，我寫的一切，各位可以直接當成教科書，當成聖經那樣去採納都沒問題，我不會在這種基本事實的問題上假謙虛，假裝自己好像不懂。我沒有那個意思。你一輩子關注的事，以命相許的事，因此家破人亡事，你會毫無把握、道聽途說嗎？ <text:line-break/><text:line-break/>屈小姐舉的例子，理當只是得出一個結論就是腦殘們很容易被操弄，就跟茶壺一樣，插頭一插，你要他沸騰，他就沸騰給你看。你要他降溫，他就會降溫。但是，屈小姐卻反而做出很腦殘的結論，叫大家啥都別信，因為沒有人知道所有真相。 <text:line-break/><text:line-break/>我們知道所有真相要幹嘛？我認識良哲，但我不知到道他的生日是哪一天，我也不知道他一生感冒了幾次，我甚至不知道他有幾根頭髮。既然我不知道所有真相，所以我不能宣稱我認識良哲並與之熟識？我只能故做客觀地說良哲是個陌生人？ <text:line-break/><text:line-break/>屈小姐的文字當然有其脈絡，也許她只是在勸一些腦殘別太相信媒體，但也不用勸成另一種極端。什麼都不信，那豈不是更腦殘？</text:p>
      <text:p text:style-name="P2">abraham   |  2022.04.14 23:45   |   <text:a xlink:type="simple" xlink:href="http://palinfo.habago.org/Entry?Command=Information_PrintForum&amp;#FORUM42203"><text:span text:style-name="T1">#</text:span></text:a></text:p>
      <text:p text:style-name="P5">我覺得每天生活在台灣是很痛苦的事情。談烏克蘭，一堆人都視而不見美國背後那一隻手，也不去談論新納粹，只是不停的討論布查慘案，但是對於這個慘案的真實性跟反對意見，卻又視而不見。感覺要不是英雄電影美國隊長看太多，就是一直把自己帶入成為烏克蘭國民，比央格魯人還白。 <text:line-break/>討論美國未來可能會如法炮製烏克蘭搞離岸平衡手，非常有可能在台灣搞事情，就一直扯對岸軍力不行，他們會怕制裁，好像忘記美國為什麼發動貿易戰，就是老二真的威脅到老大了，而且台灣還是名義上的一省。 <text:line-break/>最後回到疫情，談論上海的疫情就說因為對岸不開放西方疫苗所以就是只能採取動態清零，完全忽略上海真實就是動作太慢才造成如此。而且，西方疫苗超有效，那麼美國歐洲韓國確診的人又怎麼來的？上海確診的人重症少難道不是減活疫苗的功勞？ <text:line-break/>更不要說民進黨支持者現在一直說遲早每日確診破萬，要與病毒共存，卻忘了小小孩不能打疫苗，在家一起輕症隔離是白癡行為這樣的議題了........ <text:line-break/>這是民主自由的空氣，還是只是單純的愚蠢...有誰可以告訴我</text:p>
      <text:p text:style-name="P2">怡靜   |  2022.04.14 20:39   |   <text:a xlink:type="simple" xlink:href="http://palinfo.habago.org/Entry?Command=Information_PrintForum&amp;#FORUM42202"><text:span text:style-name="T1">#</text:span></text:a></text:p>
      <text:p text:style-name="P4">前幾天烏克蘭的社交網路流傳一段影片，英文可以的，請直接看影片，有配上英文字幕。 <text:line-break/><text:line-break/><text:a xlink:type="simple" xlink:href="https://t.me/realCRP/4274"><text:span text:style-name="T2">https://t.me/realCRP/4274</text:span></text:a><text:s/><text:line-break/><text:line-break/>影片一開始是一位著傳統烏克蘭服飾的女子，述說俄羅斯人怎麼殘害烏克蘭人，內容充滿歪曲的史實和仇恨的用語，最後說要殺光所有俄羅斯人，並配上ISIS的殺人手法畫面。 <text:line-break/><text:line-break/>此片一出引起譁然，後來有人發現，原來這影片是美國製造。製作這影片的是烏克蘭國際婦女聯盟美國分部，並且在她們的臉書上散佈。（看，臉書這時不刪除這種鼓吹仇恨的影片了） <text:line-break/><text:a xlink:type="simple" xlink:href="https://t.me/mangopress/4079"><text:span text:style-name="T2">https://t.me/mangopress/4079</text:span></text:a><text:s/><text:line-break/><text:line-break/><text:line-break/>第二段影片 <text:line-break/><text:line-break/><text:a xlink:type="simple" xlink:href="https://t.me/GalliaDaily/3891"><text:span text:style-name="T2">https://t.me/GalliaDaily/3891</text:span></text:a><text:s/><text:line-break/><text:line-break/>英文可以的也請直接看影片，有英文字幕。我大略簡述一下， <text:line-break/><text:line-break/>Régis Le Sommier 是一位戰地記者，他陪同三位法國僱傭兵去烏克蘭參戰，結果意外的發現他面對的僱傭兵召集訓練等活動，負責的人不是烏克蘭人，而是美國人，而且很顯然這位美國負責人不喜歡外國記者，還要求他換掉手機通訊晶片。最後記者說，我以為我會碰到國際縱隊，沒想到我面對的是五角大廈。 <text:line-break/><text:line-break/>記者最後這句話我聽了覺得挺搞笑的，因為國際縱隊指1936—1939年西班牙內戰期間，許多國家的工人、農民等為支援西班牙人民反對佛朗哥反動軍隊和德、義法西斯武裝所組成的志願軍。 <text:line-break/>我當然知道記者是延伸它後來泛指為反對侵略，不同國籍的人志願組成的軍隊，不過用在烏克蘭納粹上不是很諷刺嗎？ <text:line-break/><text:line-break/>一篇文章， 美帝和它的媒體（The American Empire and its Media） <text:line-break/><text:line-break/><text:a xlink:type="simple" xlink:href="https://swprs.org/the-american-empire-and-its-media/"><text:span text:style-name="T2">https://swprs.org/the-american-empire-and-its-media/</text:span></text:a><text:s/><text:line-break/><text:line-break/>英文不好沒關係，你只要知道這篇文章的主旨， <text:line-break/><text:line-break/>一般大眾鮮少知道，幾乎所有美國的主流媒體的高層和知名記者都是極有影響力的美國外交關係協會 (Council on Foreign Relations)的成員。文中有一個圖片，請把它點開放大，看看裡面有哪些是你聽過看過的媒體，台灣主流媒體翻譯引用的不都是這些媒體的文章和報導，你看世界的角度難道不是由他們決定的？你真的有資格告訴我什麼叫言論自由？ <text:line-break/><text:line-break/><text:line-break/>一篇中文報導。我是因為查找香港反送中黑暴風波相關資料才知道屈穎妍這位香港記者，陸續看了不少她的時評，她在反送中黑暴期間敢於撰文批評亂港份子，飽受電話騷擾和恐嚇。 <text:line-break/>底下是她寫的4/13刊登於香港大公報專欄 <text:line-break/><text:line-break/>妍之有理/一巴掌的教育\屈穎妍 <text:line-break/><text:line-break/><text:a xlink:type="simple" xlink:href="http://www.takungpao.com.hk/news/232109/2022/0413/707949.htm"><text:span text:style-name="T2">http://www.takungpao.com.hk/news/232109/2022/0413/707949.htm</text:span></text:a><text:s/><text:line-break/><text:line-break/>疫情下，電影沒得拍、戲沒得看，於是，一年一度的奧斯卡頒獎禮，關注度非常低。如果不是韋史密夫（Will Smith）掌摑了基斯洛克（Chris Rock）一巴掌，相信好多人都不知道原來今年的獎項已塵埃落定。 <text:line-break/><text:line-break/>頒獎禮的掌摑事件引起全球哄動，所有人都在評論護妻的韋史密夫做得對不對。如果這是通識素材，辯論方向大概就是：暴力是否能解決問題？ <text:line-break/><text:line-break/>倒是台灣一位老師有創意，他叫洪黃祥，是桃園市一位小學教師，他竟然用韋史密夫這巴掌，給小六學生帶來一次很好的反思教育。 <text:line-break/><text:line-break/>實在太有意思，請容我在此簡述一下洪老師的教學內容，讓大家一起上這社會課…… <text:line-break/>　 <text:line-break/>1.我告訴學生，主持人基斯洛克在頒獎禮上拿韋史密夫太太的光頭來談論，韋史密夫不爽，上台打了基斯洛克一巴掌。請學生舉手表態，是否支持韋史密夫的舉動，結果，四成學生支持。 <text:line-break/><text:line-break/>2.我播放此事的整個影像，學生得知韋史密夫的太太是因病掉髮，卻被嘲諷。我請學生再表態，接近九成支持韋史密夫打人。 <text:line-break/><text:line-break/>3.我問學生，嘲諷是語言暴力，但打人卻是嚴重暴力，況且事後基斯洛克說，他對韋史密夫太太有脫髮症並不知情。沒給對方解釋道歉，就直接訴諸暴力，是否值得支持？這次，舉手支持打人的又降到四成。 <text:line-break/><text:line-break/>4.我告訴學生，韋史密夫是家暴目擊者，他小時候常目睹母親被父親打到渾身是血，從此發誓要守護家人。他太太因病掉髮，曾封閉自己，好不容易在家人鼓勵下重新振作，如今再被傷害，故韋史密夫決定出手保護自己最愛的人。聽完我的說明，支持韋史密夫打人的學生，又升到八成。 <text:line-break/><text:line-break/>5.我說這是奧斯卡94屆以來第一次暴力事件，這畫面有過億人目睹，故主辦單位考慮取消韋史密夫影帝資格。若基斯洛克要追究，韋史密夫將面臨六個月牢獄及十萬美元的賠償。代價這麼大，同學還支持打人嗎？這次，只剩五成人舉手。 <text:line-break/><text:line-break/>6.我最後問：我請同學舉手五次，從頭到尾，你完全沒動搖，無論支持或反對打人，五次都沒改變的，請舉手。結果，人數只有三成多。 <text:line-break/><text:line-break/>我告訴學生，我今天扮演的角色，是政治人物或媒體，我蓄意餵養你片面的、我想你知道的資訊，結果有七成人被我操弄，根據我餵養的資訊而改變立場。 <text:line-break/><text:line-break/>我只給你我想你知道的訊息，對我不利的，我一概不提，慢慢，我要你膜拜誰你就膜拜誰，我要你打砸誰你就打砸誰……而這種現象，正在世界各地上演，台灣尤其嚴重，令人擔憂。 <text:line-break/><text:line-break/>所以，任何人跟你說的話，你都應該查證，不應照單全收，人云亦云。父母、師長、媒體、政客，都有說錯的時候，你要做個成熟有判斷力的人，不要成為被人家玩弄於股掌間的愚民。 <text:line-break/><text:line-break/>洪老師實在精彩！當世界充斥着資訊，令我們以為自己知道天下事，才是最危險的時候，因為你永遠不知道這些資訊為什麼會來到你面前、怎樣鑽進你腦袋。洪老師用韋史密夫的例子給孩子上了深刻一課，也為我們大人們醍醐灌頂，香港的情況不也一樣？誰能擔保自己看到的、聽到的，就是真相的全部？ <text:line-break/><text:line-break/><text:line-break/></text:p>
      <text:p text:style-name="P2">陳真   |  2022.04.13 16:33   |   <text:a xlink:type="simple" xlink:href="http://palinfo.habago.org/Entry?Command=Information_PrintForum&amp;iPage=1#FORUM42201"><text:span text:style-name="T1">#</text:span></text:a></text:p>
      <text:p text:style-name="P4">Volhynia這部電影中說，膽敢不聽班德拉的話去殺害自己的波蘭親人、友人、太太、先生或父母或波蘭鄰居或波蘭小孩與婦孺者，"頭上就會吃一顆子彈"。這樣講其實不太對，班德拉是斧頭幫愛好者，喜歡用斧頭砍人，剁手剁腳剁頭或是攔腰剁成兩半，哪會只讓你額頭吃一顆子彈？ <text:line-break/><text:line-break/>現行由美國於2014年透過暴力政變、推翻民選親俄總統所成立的軍事法西斯獨裁政權，它的國父就是這位撒旦班德拉。但是，主流媒體卻說這些法西斯份子是捍衛民主自由與人權的勇士。一個人得腦殘無知到何種程度，才會相信這樣的鬼話？ <text:line-break/><text:line-break/>常在高雄街頭看到一堆腦殘，身上綁著各種"聲援烏克蘭"、"我們都是烏克蘭人" 的布條或各種裝備，我還看到一間好像叫作馨蕙馨的醫院，醫院大門口跑馬燈寫著："支持烏克蘭"。美國光是在過去二十年來都已經侵略摧毀了好幾個國家，殺害數千萬人，一般人卻根本一無所知。這反覆說明了幾件事： <text:line-break/><text:line-break/>一，人的智商普遍令人難以恭維。你看，腦殘到處都是，少有例外。 <text:line-break/><text:line-break/>二，人的道德品格亦然，很難讓人產生敬意，尤其是讀書人，總是知道怎麼趨炎附勢，風怎麼吹，他就往哪邊倒，完全就是眛著良心。 <text:line-break/><text:line-break/>三，麥克風就是真理，就是槍炮。 <text:line-break/><text:line-break/>俗話說，"清者自清，濁者自濁"，或是什麼 "是非公道自在人心"，甚至還說什麼 "人民的眼睛是雪亮的"，"歷史會還給誰一個公道" 等等等。這些其實全是鬼扯蛋。誰控制了麥克風，誰就是清，對方則烏七媽黑。即使李白再世或維根斯坦轉世來台，倘若他不是綠的，保證他也會被說成草包， <text:line-break/><text:line-break/>是非公道就更不用說了，它哪會在人心？人心裏頭的是非公道是由麥克風提供的。歷史更不會還誰公道，任憑你功勳彪炳，麥克風照樣能把你一筆勾銷，照樣能把你說成爛人。 <text:line-break/><text:line-break/>我常說，今天綠營之所以仍然尊敬林義雄，不是因為林義雄是個人格者，而是因為林義雄至今仍是綠的。哪天，林義雄如果反綠，我敢保證綠營輕易就能把他的人格徹底摧毀。 <text:line-break/><text:line-break/>同理，我若始終是綠的，昧著良心辦事，肯定也是當大官，肯定也會如同過去那樣說我是人格者。 <text:line-break/><text:line-break/>歷史有時候確實會還給某些人一個公道，但是這得靠點運氣，通常是發生在改朝換代之後，在一個跟你頻率比較相近的年代，人們也許才會從歷史灰燼中發現你不凡的存在。那個時候，你通常屍骨已寒，有沒有還上這個公道，其實也無所謂了。</text:p>
      <text:p text:style-name="P2">怡靜   |  2022.04.10 18:49   |   <text:a xlink:type="simple" xlink:href="http://palinfo.habago.org/Entry?Command=Information_PrintForum&amp;iPage=1#FORUM42200"><text:span text:style-name="T1">#</text:span></text:a></text:p>
      <text:p text:style-name="P4">我上傳了陳真提到的電影，2016年，波蘭導演 Wojciech Smarzowski 的 "Wołyń" (Volhynia, 沃倫） <text:line-break/>台灣當初上映時是翻譯成仇恨（英文片名hatred) <text:line-break/>畫質沒有很好，有中文字幕。湊合著看吧。影片約兩小時半。 <text:line-break/><text:line-break/><text:a xlink:type="simple" xlink:href="https://odysee.com/wolyn:d"><text:span text:style-name="T2">https://odysee.com/wolyn:d</text:span></text:a><text:s/><text:line-break/><text:line-break/>當初看的時候，以為電影裡的殺人畫面是導演刻意要突出戲劇性，才拍得這樣慘絕人寰，後來查找一些資料時，才知道那些殺人手法都是真實發生過的。 <text:line-break/><text:line-break/>另外如果你注意電影裡的某些"符號"，在現在的烏克蘭納粹政權的很多集會場合遊行都可以看到。 <text:line-break/><text:line-break/>板上之前有人介紹過一位加拿大的獨立記者Eva Karene Bartlett(她自述為人權活動者和部落客） <text:line-break/>最近寫了一篇文章，他們看到聽到事實真相，卻選擇說謊(They Saw and Heard the Truth — Then Lied About It: Media on Donbass Delegation Omitted Mention of Ukraine’s 8 Year War on the Autonomous Republics) <text:line-break/><text:line-break/><text:a xlink:type="simple" xlink:href="http://shorturl.at/arAEM"><text:span text:style-name="T2">http://shorturl.at/arAEM</text:span></text:a><text:s/><text:line-break/><text:line-break/>文中敘述了基輔納粹政權這８年來是如何殘害殺戮烏東地區的老百姓，文中也提到許多手法都跟敘利亞的恐怖份子作法如出一徹。 <text:line-break/><text:line-break/>她在2019年曾造訪頓巴斯地區，此次是再度造訪。 <text:line-break/><text:a xlink:type="simple" xlink:href="http://shorturl.at/jGPRS"><text:span text:style-name="T2">http://shorturl.at/jGPRS</text:span></text:a><text:s/><text:line-break/><text:line-break/>陳真提到的Scott Ritter，前聯合國首席武器檢查官，在兩週前接受了獨立媒體The Grayzone <text:line-break/>的專訪，這段訪問很長，有2小時43分鐘，如果你英文還可以，非常推薦一聽。即便是講俄烏衝突的軍情分析，你沒有任何軍事背景常識也可以聽得懂。 <text:line-break/><text:line-break/><text:a xlink:type="simple" xlink:href="https://youtu.be/OSkpIq3T-Zc"><text:span text:style-name="T2">https://youtu.be/OSkpIq3T-Zc</text:span></text:a><text:s/><text:line-break/><text:line-break/>另外這一段訪談是５天前接受另一個自媒體的專訪，訪談快結束時有提到台海衝突的問題（不過私以為Scott對歐洲事務可能比較了解，亞洲這邊不是那麼清楚實際的癥結點所在，不過他也說了，他希望不要把他的話視為真理，還是應該自行去調查研究，找尋答案） <text:line-break/><text:line-break/><text:a xlink:type="simple" xlink:href="https://youtu.be/SN7o-ThhFfY"><text:span text:style-name="T2">https://youtu.be/SN7o-ThhFfY</text:span></text:a><text:s/><text:line-break/><text:line-break/></text:p>
      <text:p text:style-name="P2">陳真   |  2022.04.10 07:35   |   <text:a xlink:type="simple" xlink:href="http://palinfo.habago.org/Entry?Command=Information_PrintForum&amp;iPage=1#FORUM42199"><text:span text:style-name="T1">#</text:span></text:a></text:p>
      <text:p text:style-name="P5">我只迅速瞄了一下，發現這個翻譯很可怕，如果光看中文，幾乎是不知所云，而且錯誤百出，比方說最後提到歐盟，翻譯和原意是完全相反的。我們應該去制裁為了美國利益到處燒殺擄掠的歐盟才對，怎麼會是我們應該為了美國利益去制裁歐盟？ <text:line-break/><text:line-break/>還有，把烏克蘭的法西斯納粹本質給連結到一個僅有數百人的屠村事件是很誤導的，嚴重淡化其血腥殘暴與邪惡，會讓人以為只殺了幾百人，這也沒什麼啊，但是事實上卻不是屠村，而是滅種，進行所謂種族淨化；規模也不是幾百人，而是幾百人的幾百倍，十數萬的規模。 <text:line-break/><text:line-break/>更可怕的不僅僅是極短時間內殺害十數萬人，而是致力於使用最殘暴最泯滅人性的手法進行凌虐殺害，例如我幾年前提過的，把幼兒釘死在桌面，讓他慢慢死去，或是用稻草捆綁一個個兒童，然後點火，欣賞兒童們成為一團團的小火球，痛苦奔竄惨叫哀嚎，或是強姦每個女人，然後活生生肢解，割掉乳房，挖出陰部，挖眼剁鼻，折磨至死，從中取樂。 <text:line-break/><text:line-break/>曾有一些學者研究，發現烏軍 “發明”了125至160種泯滅人性的虐殺方法。 <text:line-break/><text:line-break/>不光是屠殺數量驚人，不光是手段力求變態與殘暴，更重要的是一脈相承，殺戮不斷，至今整個烏克蘭竟然還把班德拉那樣一個喪心病狂與撒旦無異的法西斯人渣尊奉為民族英雄，並且立法禁止批評。而且，這樣一股恐怖法西斯勢力，背後的支持者和資助者就是美國CIA和英國的MI6。 <text:line-break/><text:line-break/>幾年前，我曾多次強烈推薦大家去看波蘭導演 Wojciech Smarzowski 的一部片叫做 "Wołyń" (Volhynia, 沃倫），犯下這個十萬人死亡的種族大屠殺的政治軍事組織，就是現在這個由美國一手扶植的烏克蘭法西斯軍事政權的前身與歷史傳承。這些法西斯血腥人渣，就是主流媒體所謂的民主自由的人士。 <text:line-break/><text:line-break/>有一件事我印象很深，大約是七、八年前，在一次國際會議場合，普京對著美國官員說：“你說，這些蒙著臉到處殺小孩殺婦孺的人是在追求民主自由？” <text:line-break/><text:line-break/>很忙很累，身心俱疲，有空再多寫。</text:p>
      <text:p text:style-name="P2">蔡亦鸣   |  2022.04.09 23:48   |   <text:a xlink:type="simple" xlink:href="http://palinfo.habago.org/Entry?Command=Information_PrintForum&amp;iPage=1#FORUM42198"><text:span text:style-name="T1">#</text:span></text:a></text:p>
      <text:p text:style-name="P4">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这些民兵起源于2014年推动欧洲独立广场革命的极右翼团体，由狂热而残暴的个人组成。其中最著名的是亚速军团(Azov Regiment)，其徽章让人想起纳粹党卫军第二帝国装甲师(second SS Das Reich Panzer Division)，该装甲师因在1943年从苏联手中解放哈尔科夫(Kharkov)，并在1944年在法国格拉讷河畔的奥拉杜尔(oradour - surglane)发动屠杀而在乌克兰备受尊敬。</text:p>
      <text:p text:style-name="P2">蔡亦鸣   |  2022.04.09 23:42   |   <text:a xlink:type="simple" xlink:href="http://palinfo.habago.org/Entry?Command=Information_PrintForum&amp;iPage=1#FORUM42197"><text:span text:style-name="T1">#</text:span></text:a></text:p>
      <text:p text:style-name="P5">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 <text:line-break/><text:line-break/><text:line-break/><text:line-break/>事实上，军队因其干部的腐败而受到损害，不再得到民众的支持。根据英国内政部的报告，在2014年3月/4月的预备役军人召回中，70%的人没有出现在第一次会议上，80%的人没有出现在第二次会议上，90%的人没有出现在第三次会议上，95%的人没有出现在第四次会议上。在2017年10月/11月，70%的应征者没有出现在 "2017年秋季 "召回活动中。</text:p>
      <text:p text:style-name="P2">蔡亦鸣   |  2022.04.09 23:36   |   <text:a xlink:type="simple" xlink:href="http://palinfo.habago.org/Entry?Command=Information_PrintForum&amp;iPage=1#FORUM42196"><text:span text:style-name="T1">#</text:span></text:a></text:p>
      <text:p text:style-name="P4"><text:a xlink:type="simple" xlink:href="https://www.thepostil.com/the-military-situation-in-the-ukraine/"><text:span text:style-name="T2">https://www.thepostil.com/the-military-situation-in-the-ukraine/</text:span></text:a><text:s/><text:line-break/><text:line-break/>乌克兰的军事局势 <text:line-break/>四月 1， 2022 雅克·鲍德 <text:line-break/>第一部分：战争之路 <text:line-break/><text:line-break/>多年来，从马里到阿富汗，我一直为和平而努力，并为此冒着生命危险。因此，这不是一个为战争辩护的问题，而是一个理解是什么导致我们走向战争的问题。我注意到，那些轮流在电视上的“专家”根据可疑的信息分析情况，这些信息通常是作为事实建立的假设-然后我们不再设法理解正在发生的事情。这就是恐慌的产生方式。 <text:line-break/><text:line-break/>问题不在于知道谁在这场冲突中是对的，而在于质疑我们的领导人做出决定的方式。 <text:line-break/><text:line-break/>让我们试着来看看冲突的根源。它始于那些在过去八年中一直在谈论顿巴斯的“分离主义者”或“独立主义者”的人。事实并非如此。顿涅茨克和卢甘斯克两个自称共和国于2014年5月举行的公投，并不像一些肆无忌惮的记者所声称的那样是“独立”公投（независимость），而是“自决”或“自治”（самостоятельность）的公投。“亲俄”这个限定词表明俄罗斯是冲突的一方，但事实并非如此，“讲俄语的人”这个词会更诚实。此外，这些公投是在违背弗拉基米尔·普京的建议的情况下进行的。 <text:line-break/><text:line-break/>事实上，这些共和国并不寻求脱离乌克兰，而是寻求自治地位，保证他们使用俄语作为官方语言。新政府因推翻亚努科维奇总统而做出的第一项立法行动是2014年2月23日废除了2012年基瓦洛夫-科列斯尼琴科法，该法将俄语作为官方语言。这有点像政变分子决定法语和意大利语不再是瑞士的官方语言。 <text:line-break/><text:line-break/>这一决定在讲俄语的人口中引起了一场风暴。结果是从2014年2月开始对俄语地区（敖德萨，第聂伯罗彼得罗夫斯克，哈尔科夫，卢甘斯克和顿涅茨克）进行了激烈的镇压，并导致局势军事化和一些大屠杀（最着名的敖德萨和马里奥波尔）。2014年夏末，只剩下自称的顿涅茨克共和国和卢甘斯克共和国。 <text:line-break/><text:line-break/>在这个阶段，乌克兰总参谋部过于僵化，并且全神贯注于对作战艺术的教条主义态度，在没有设法获胜的情况下制服了敌人。对2014-2016年顿巴斯战斗过程的检查表明，乌克兰总参谋部系统地和机械地应用了相同的操作计划。然而，自治主义者发动的战争与我们在萨赫勒地区观察到的非常相似：使用轻型手段进行的高度机动性行动。通过更灵活和更少的教条主义方法，叛乱分子能够利用乌克兰军队的惯性反复“困住”他们。 <text:line-break/><text:line-break/>2014年，当我在北约时，我负责打击小武器扩散的斗争，我们试图发现俄罗斯向叛乱分子运送的武器，看看莫斯科是否参与其中。我们当时收到的信息几乎完全来自波兰情报部门，与来自欧安组织的信息“不符”——尽管有相当粗略的指控，但没有从俄罗斯运送武器和军事装备。 <text:line-break/><text:line-break/>由于讲俄语的乌克兰部队叛逃到叛军方面，叛乱分子武装起来。随着乌克兰的失败继续，坦克，大炮和防空营扩大了自治主义者的队伍。这就是促使乌克兰人致力于明斯克协议的原因。 <text:line-break/><text:line-break/>但就在签署明斯克1号协议后，乌克兰总统彼得罗·波罗申科（Petro Poroshenko）对顿巴斯发动了大规模的反恐行动（ATO/Антитерористична операція）。在北约军官的建议不足的情况下，乌克兰人在捷巴尔采沃遭受了惨败，迫使他们参与明斯克2协议。 <text:line-break/><text:line-break/>这里必须回顾一下，明斯克1号（2014年9月）和明斯克2号（2015年2月）协议没有规定共和国的分离或独立，而是规定它们在乌克兰框架内的自治。那些读过这些协定的人（实际上已经读过这些协定的人非常、非常、非常少）会注意到，所有信件中都写着，各共和国的地位将由基辅与各共和国代表谈判，以便内部解决乌克兰问题。 <text:line-break/><text:line-break/>这就是为什么自2014年以来，俄罗斯一直系统地要求实施这些条约，同时拒绝成为谈判的一方，因为这是乌克兰的内部事务。另一方面，以法国为首的西方系统地试图用“诺曼底模式”取代明斯克协议，让俄罗斯人和乌克兰人面对面。但是，让我们记住，在2022年2月23日至24日之前，顿巴斯从未有过任何俄罗斯军队。此外，欧安组织观察员从未观察到俄罗斯部队在顿巴斯行动的丝毫痕迹。例如，《华盛顿邮报》2021年12月3日发布的美国情报地图没有显示顿巴斯的俄罗斯军队。 <text:line-break/><text:line-break/>2015年10月，乌克兰安全局局长瓦西里·赫里察克（Vasyl Hrytsak）承认，在顿巴斯只观察到56名俄罗斯战士。这与1990年代周末去波斯尼亚战斗的瑞士人或今天去乌克兰战斗的法国人完全相当。 <text:line-break/><text:line-break/>乌克兰军队当时处于可悲的状态。2018年10月，经过四年的战争，乌克兰首席军事检察官阿纳托利·马蒂奥斯（Anatoly Matios）表示，乌克兰在顿巴斯失去了2，700名男子：891人死于疾病，318人死于交通事故，177人死于其他事故，175人死于中毒（酒精，毒品），172人死于粗心大意地处理武器，101人死于违反安全规定，228人死于谋杀，615人死于自杀。 <text:line-break/><text:line-break/>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这还不包括自杀和逃兵（通常归咎于自治主义者），这些事件在ATO地区高达30%的劳动力中。年轻的乌克兰人拒绝去顿巴斯战斗，而是更喜欢移民，这也至少部分解释了该国的人口赤字。 <text:line-break/><text:line-break/>乌克兰国防部随后转向北约，以帮助其武装部队更具“吸引力”。我已经在联合国框架内开展了类似的项目，北约要求我参加一项恢复乌克兰武装部队形象的计划。但这是一个长期的过程，乌克兰人希望迅速采取行动。 <text:line-break/><text:line-break/>因此，为了弥补士兵的不足，乌克兰政府诉诸准军事民兵。他们基本上由外国雇佣军组成，通常是极右翼武装分子。据路透社报道，到2020年，他们占乌克兰军队的40%左右，人数约为102，000人。他们由美国、英国、加拿大和法国武装、资助和训练。有超过19个国籍 - 包括瑞士人。 <text:line-break/><text:line-break/>因此，西方国家显然建立并支持乌克兰极右翼民兵。2021年10月，《耶路撒冷邮报》通过谴责Centuria项目敲响了警钟。自2014年以来，这些民兵在西方的支持下一直在顿巴斯活动。即使人们可以争论“纳粹”这个词，事实仍然是这些民兵是暴力的，传达了一种令人作呕的意识形态，并且是恶毒的反犹太主义者。他们的反犹太主义与其说是政治，不如说是文化上的，这就是为什么“纳粹”这个词并不合适。他们对犹太人的仇恨源于1920年代和1930年代乌克兰的大饥荒，这是由于斯大林没收庄稼以资助红军的现代化。这场种族灭绝——在乌克兰被称为大饥荒——是由内务人民委员部（克格勃的前身）犯下的，其上层领导层主要由犹太人组成。这就是为什么今天，正如《耶路撒冷邮报》所指出的那样，乌克兰极端分子要求以色列为共产主义罪行道歉。这与弗拉基米尔·普京（Vladimir Putin）的“改写历史”相去甚远。 <text:line-break/><text:line-break/>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亚速军团的着名人物之一是对手罗曼·普罗塔舍维奇（Roman Protassevitch），他在瑞安航空（RyanAir）航班FR4978事件后于2021年被白俄罗斯当局逮捕。2021年5月23日，一架米格-29故意劫持一架客机——据说是在普京的批准下——被提及为逮捕普罗塔塞维奇的一个原因，尽管当时获得的信息根本没有证实这种情况。 <text:line-break/><text:line-break/>但是，有必要表明卢卡申科总统是暴徒，普罗塔舍维奇是热爱民主的“记者”。然而，一家美国非政府组织在2020年进行的一项相当具有启发性的调查强调了普罗塔舍维奇的极右翼激进活动。西方的阴谋运动随之开始，肆无忌惮的媒体对他的传记进行了“粉饰”。最后，在2022年1月，国际民航组织的报告发布，并显示尽管存在一些程序错误，但白俄罗斯的行为符合现行规则，米格-29在瑞安航空飞行员决定降落在明斯克后15分钟起飞。所以没有白俄罗斯的阴谋，更没有普京。啊！。。。另一个细节是：普罗塔舍维奇被白俄罗斯警察残忍地折磨，现在他自由了。那些想与他通信的人，可以去他的Twitter帐户。 <text:line-break/><text:line-break/>将乌克兰准军事部队描述为“纳粹分子”或“新纳粹分子”，被认为是俄罗斯的宣传。也许。但《以色列时报》(Times of Israel)、西蒙·维森塔尔中心(Simon Wiesenthal Center)或西点学院反恐中心(West Point Academy’s Center for Counterterrorism)并不这么认为。但这仍然值得商榷，因为在2014年，《新闻周刊》杂志似乎更多地将他们与......伊斯兰国联系起来。随你选吧! <text:line-break/><text:line-break/>因此，西方支持并继续武装民兵，这些民兵自2014年以来一直对平民犯下许多罪行：强奸，酷刑和大屠杀。但是，尽管瑞士政府非常迅速地对俄罗斯实施制裁，但它没有对乌克兰采取任何措施，乌克兰自2014年以来一直在屠杀自己的人口。事實上，那些在乌克兰捍卫人权的人长期以来一直谴责这些团体的行为，但却沒有得到我們政府的支持。因为，实际上，我们不是在试图帮助乌克兰，而是在与俄罗斯作战。 <text:line-break/><text:line-break/>这些准军事部队并入国民警卫队，根本没有像一些人声称的那样伴随着“去纳粹化”。在众多例子中，亚速军团的徽章很有启发性： <text:line-break/><text:line-break/><text:a xlink:type="simple" xlink:href="https://www.thepostil.com/wp-content/uploads/2022/04/Ukraine-Neo-Nazis-1024x478.jpg"><text:span text:style-name="T2">https://www.thepostil.com/wp-content/uploads/2022/04/Ukraine-Neo-Nazis-1024x478.jpg</text:span></text:a><text:s/><text:line-break/><text:line-break/>在2022年，非常具有示意性地，与俄罗斯攻势作斗争的乌克兰武装部队被组织为： <text:line-break/><text:line-break/>陆军，隶属于国防部。它被组织成3个军团，由机动编队（坦克，重型火炮，导弹等）组成。 <text:line-break/>国民警卫队，依靠内政部，分为5个领土司令部。 <text:line-break/>因此，国民警卫队是一支领土防御部队，不属于乌克兰军队。它包括准军事民兵，称为“志愿营”（добровольчі батальйоні），也被称为“报复营”，由步兵组成。他们主要接受城市作战训练，现在保卫哈尔科夫，马里乌波尔，敖德萨，基辅等城市。 <text:line-break/><text:line-break/>第二部分：战争 <text:line-break/><text:line-break/>作为瑞士战略情报部门的华沙条约组织部队前负责人，我悲伤地——但并不感到惊讶——地注意到，我们的军种不再能够理解乌克兰的军事局势。那些自称“专家”的人在我们的屏幕上游行，不知疲倦地传达相同的信息，这些信息是由俄罗斯和弗拉基米尔·普京（Vladimir Putin）不理智的说法所调节的。让我们退后一步。 <text:line-break/><text:line-break/>1. 战争爆发 <text:line-break/><text:line-break/>自2021年11月以来，美国人一直威胁要俄罗斯入侵乌克兰。然而，乌克兰人似乎不同意。为什么不呢？ <text:line-break/><text:line-break/>我们必须回到2021年3月24日。当天，沃洛季米尔·泽伦斯基颁布了重新夺回克里米亚的法令，并开始将他的部队部署到该国南部。与此同时，北约在黑海和波罗的海之间进行了几次演习，同时俄罗斯边境的侦察飞行大幅增加。俄罗斯随后进行了几次演习，以测试其部队的作战准备情况，并表明它正在跟踪局势的演变。 <text:line-break/><text:line-break/>随着ZAPAD 21演习的结束，事情平静下来，直到10月至11月，其部队调动被解释为对乌克兰进攻的增援。然而，就连乌克兰当局也驳斥了俄罗斯准备战争的想法，乌克兰国防部长奥列克西·雷兹尼科夫（Oleksiy Reznikov）表示，自春季以来，其边界没有变化。 <text:line-break/><text:line-break/>乌克兰违反明斯克协议，使用无人机在顿巴斯进行空中行动，包括2021年10月对顿涅茨克的燃料库至少进行一次袭击。美国媒体注意到了这一点，但欧洲人没有注意到这一点。没有人谴责这些侵权行为。 <text:line-break/><text:line-break/>2022年2月，事件被引发。2月7日，在访问莫斯科期间，埃马纽埃尔·马克龙向弗拉基米尔·普京重申了他对明斯克协议的承诺，他将在第二天与弗拉基米尔·泽伦斯基会面后重申这一承诺。但2月11日，在柏林，经过九个小时的工作，“诺曼底格式”领导人的政治顾问会议结束了，没有任何具体结果：乌克兰人仍然拒绝适用明斯克协议，显然是受到美国的压力。弗拉基米尔·普京（Vladimir Putin）指出，马克龙做出了空洞的承诺，西方还没有准备好像八年来所做的那样执行这些协议。 <text:line-break/><text:line-break/>乌克兰在接触区的准备工作仍在继续。俄罗斯议会开始感到震惊。并于2月15日要求弗拉基米尔·普京承认各共和国的独立，但他拒绝这样做。 <text:line-break/><text:line-break/>2月17日，拜登总统宣布，俄罗斯将在未来几天内进攻乌克兰。他是怎么知道的？这是一个谜。但自16日以来，对顿巴斯人口的炮击急剧增加，正如欧安组织观察员的每日报告所显示的那样。当然，无论是媒体、欧盟、北约还是任何西方政府都不会做出反应或干预。稍后会说，这是俄罗斯的虚假信息。事实上，欧盟和一些国家似乎故意对顿巴斯人口的屠杀保持沉默，因为他们知道这会引起俄罗斯的干预。 <text:line-break/><text:line-break/>与此同时，有报道称顿巴斯发生了破坏活动。1月18日，顿巴斯战斗人员拦截了破坏分子，这些破坏分子会说波兰语，装备有西方设备，并试图在戈利夫卡制造化学事件。他们可能是中央情报局的雇佣兵，由美国人领导或“建议”，由乌克兰或欧洲战士组成，在顿巴斯共和国进行破坏行动。 <text:line-break/><text:a xlink:type="simple" xlink:href="https://www.thepostil.com/wp-content/uploads/2022/04/Number-of-Explosions-in-Donbass-19-20-February-2022.jpg"><text:span text:style-name="T2">https://www.thepostil.com/wp-content/uploads/2022/04/Number-of-Explosions-in-Donbass-19-20-February-2022.jpg</text:span></text:a><text:s/><text:line-break/><text:line-break/><text:a xlink:type="simple" xlink:href="https://www.thepostil.com/wp-content/uploads/2022/04/Ceasefire-Violations-724x1024.jpg"><text:span text:style-name="T2">https://www.thepostil.com/wp-content/uploads/2022/04/Ceasefire-Violations-724x1024.jpg</text:span></text:a><text:s/><text:line-break/><text:line-break/>事实上，早在2月16日，乔-拜登就知道乌克兰人已经开始炮击顿巴斯的平民，这让弗拉基米尔-普京面临一个艰难的选择：是在军事上帮助顿巴斯，制造一个国际问题，还是袖手旁观，看着顿巴斯讲俄语的人民被压垮。 <text:line-break/><text:line-break/>如果他决定干预，普京可以援引“保护责任”（R2P）的国际义务。但他知道，无论其性质或规模如何，干预都将引发一场制裁风暴。因此，无论俄罗斯的干预仅限于顿巴斯，还是进一步向西方施加压力，以争取乌克兰的地位，要付出的代价都是一样的。这是他在2月21日的演讲中所解释的。 <text:line-break/><text:line-break/>当天，他同意了杜马的要求，承认了顿巴斯两个共和国的独立，同时与它们签署了友好和援助条约。 <text:line-break/><text:line-break/>乌克兰对顿巴斯居民的炮击仍在继续，2月23日，两个共和国要求俄罗斯提供军事援助。2月24日，弗拉基米尔·普京援引《联合国宪章》第51条规定在防御联盟框架内进行军事互助。 <text:line-break/><text:line-break/>为了使俄罗斯的干预在公众眼中完全非法，我们故意隐瞒了战争实际上始于2月16日的事实。乌克兰军队早在2021年就准备袭击顿巴斯，一些俄罗斯和欧洲情报部门很清楚。法学家将作出判断。 <text:line-break/><text:line-break/>弗拉基米尔·普京（Vladimir Putin）在2月24日的讲话中阐述了其行动的两个目标：“去军事化”和“去纳粹化”乌克兰。因此，这不是接管乌克兰的问题，甚至不是占领乌克兰的问题，甚至不是占领乌克兰的问题。当然不是摧毁它。 <text:line-break/><text:line-break/>从那时起，我们对行动过程的可见性是有限的：俄罗斯人拥有出色的行动安全性（OPSEC），其计划的细节尚不清楚。但很快，行动过程使我们能够了解战略目标是如何在行动层面上转化的。 <text:line-break/><text:line-break/>非军事化： <text:line-break/><text:line-break/>对乌克兰航空、防空系统和侦察资产的地面破坏; <text:line-break/>使指挥和情报结构（C3I）以及领土深处的主要后勤路线失效; <text:line-break/>包围了在该国东南部集结的乌克兰军队。 <text:line-break/><text:line-break/>去纳粹化： <text:line-break/><text:line-break/>摧毁或消灭在敖德萨、哈尔科夫和马里乌波尔等城市以及该领土各种设施中活动的志愿营。 <text:line-break/><text:line-break/>2. 非军事化 <text:line-break/><text:line-break/>俄罗斯的攻势是以一种非常“经典”的方式进行的。最初——就像以色列人在1967年所做的那样——在最初的几个小时里，空军在地面上被摧毁。然后，我们目睹了根据“流水”原则沿着几条轴线同时前进：在抵抗力薄弱的地方前进，并将城市（对部队的要求非常高）留到以后。在北部，切尔诺贝利核电站立即被占领，以防止破坏行为。当然，乌克兰和俄罗斯士兵一起守卫工厂的图像没有显示出来。 <text:line-break/><text:line-break/>俄罗斯试图接管首都基辅以消灭泽伦斯基的想法通常来自西方 - 这就是他们在阿富汗，伊拉克，利比亚所做的，以及他们想在伊斯兰国的帮助下在叙利亚做的事情。但弗拉基米尔·普京从未打算开枪或推翻泽伦斯基。相反，俄罗斯试图通过推动他进行谈判，绕过基辅来保持他的权力。到目前为止，他一直拒绝执行《明斯克协议》。但现在俄罗斯人希望获得乌克兰的中立。 <text:line-break/><text:line-break/>许多西方评论员对俄罗斯人在进行军事行动时继续寻求谈判解决方案感到惊讶。原因在于苏联时代以来的俄罗斯战略眼光。对西方来说，战争始于政治的终结。然而，俄罗斯的做法遵循了克劳塞维茨式的灵感：战争是政治的连续性，即使在战斗中，人们也可以从一个政治流畅地移动到另一个。这允许一个人对对手施加压力并推动他进行谈判。 <text:line-break/><text:line-break/>从作战的角度来看，俄罗斯的攻势就是一个例子：在六天内，俄罗斯人占领了与英国一样大的领土，其前进速度超过了国防军在1940年取得的成就。 <text:line-break/><text:line-break/>乌克兰军队的大部分部署在该国南部，为针对顿巴斯的重大行动做准备。这就是为什么俄罗斯军队能够从三月初开始在斯拉夫扬斯克，克拉马托尔斯克和北顿涅茨克之间的“大锅”中包围它，从东部通过哈尔科夫，从克里米亚通过南部推进另一个。来自顿涅茨克（DPR）和卢甘斯克（LPR）共和国的部队正在通过来自东方的推动来补充俄罗斯军队。 <text:line-break/><text:line-break/>现阶段，俄军正在慢慢收紧绞索，但已不再承受时间压力。他们的非军事化目标几乎已经实现，剩余的乌克兰部队不再拥有作战和战略指挥结构。 <text:line-break/><text:line-break/>我们的“专家”将物流不善归因于“放缓”只是实现其目标的结果。俄罗斯似乎不想占领整个乌克兰领土。事实上，俄罗斯似乎正试图将其推进限制在该国的语言边界。 <text:line-break/><text:line-break/>我们的媒体谈到对平民人口的不分青红皂白的轰炸，特别是在哈尔科夫，但丁的图像循环播放。然而，居住在那里的拉丁美洲人贡萨洛·里拉（Gonzalo Lira）在3月10日和3月11日向我们展示了一座平静的城市。的确，这是一个大城市，我们看不到一切 - 但这似乎表明，我们并不是在屏幕上持续为我们服务的全面战争中。 <text:line-break/><text:line-break/>至于顿巴斯共和国，他们已经“解放”了自己的领土，并在马里乌波尔市作战。 <text:line-break/><text:line-break/>3. 去纳粹化 <text:line-break/><text:line-break/>在哈尔科夫、马里乌波尔和敖德萨等城市，防御由准军事民兵提供。他们知道，“去纳粹化”的目标主要是针对他们的。 <text:line-break/><text:line-break/>对于城市化地区的攻击者来说，平民是一个问题。这就是为什么俄罗斯正在寻求建立人道主义走廊，以清空平民城市，只留下民兵，以便更容易地与他们作战。 <text:line-break/><text:line-break/>相反，这些民兵试图将平民留在城市中，以劝阻俄罗斯军队不要在那里作战。这就是为什么他们不愿意实施这些走廊，并尽一切努力确保俄罗斯的努力不成功 - 他们可以利用平民人口作为“人体盾牌”。显示平民试图离开马里乌波尔并被亚速军团战士殴打的视频当然在这里受到仔细审查。 <text:line-break/><text:line-break/>在Facebook上，亚速集团被认为与伊斯兰国属于同一类别，并受到该平台“对危险个人和组织的政策”的约束。因此，禁止美化它，并且系统地禁止对它有利的“帖子”。但在2月24日，Facebook改变了政策，允许发布有利于民兵的帖子。本着同样的精神，今年3月，在前东方国家授权的纲领呼吁谋杀俄罗斯士兵和领导人。正如我们将看到的，激励我们领导人的价值观到此为止。 <text:line-break/><text:line-break/>我们的媒体宣传民众抵抗的浪漫形象。正是这一形象导致欧洲联盟资助向平民分发武器。这是一种犯罪行为。作为联合国维持和平理论的负责人，我致力于保护平民的问题。我们发现，针对平民的暴力发生在非常具体的背景下。特别是当武器丰富且没有指挥结构时。 <text:line-break/><text:line-break/>这些指挥结构是军队的本质：它们的功能是将武力的使用引向目标。通过像目前这样随意地武装公民，欧盟正在将他们变成战斗人员，从而使他们成为潜在的目标。此外，没有指挥，没有行动目标，分发武器不可避免地导致清算，土匪行为和更致命的行动。战争变成了情感问题。武力变成了暴力。这就是2011年8月11日至13日在塔瓦尔加（利比亚）发生的事情，当时有3万名非洲黑人被法国（非法）用武器空降进行屠杀。顺便说一句，英国皇家战略研究所（RUSI）没有看到这些武器交付的任何附加价值。 <text:line-break/><text:line-break/>此外，向一个处于战争中的国家运送武器，就有可能被视为交战方。俄罗斯于2022年3月13日对尼古拉耶夫空军基地发动袭击，此前俄罗斯警告称，武器运输将被视为敌对目标。 <text:line-break/><text:line-break/>欧盟正在重复第三帝国在柏林战役最后几个小时的灾难性经历。战争必须留给军方，当一方输了，就必须承认。如果要有抵抗，它必须是有领导和有组织的。但我们正在做的恰恰相反—— 我们正在推动公民去战斗，与此同时，Facebook授权呼吁谋杀俄罗斯士兵和领导人。对于激励我们的价值观来说，这么多。 <text:line-break/><text:line-break/>一些情报机构认为，这一不负责任的决定是利用乌克兰人口作为打击弗拉基米尔·普京（Vladimir Putin）的俄罗斯的炮灰的一种方式。这种杀人的决定本应留给乌苏拉·冯·德·莱恩祖父的同事们。与其火上浇油，不如进行谈判，从而为平民人口获得保障。与他人的鲜血作斗争是很容易的。 <text:line-break/><text:line-break/>4. 马里乌波尔的妇产医院 <text:line-break/><text:line-break/>重要的是要事先了解，保卫马里奥波尔的不是乌克兰军队，而是由外国雇佣兵组成的亚速民兵。 <text:line-break/><text:line-break/>在2022年3月7日的情况摘要中，俄罗斯驻纽约联合国特派团表示，“居民报告说，乌克兰武装部队驱逐了马里乌波尔市1号分娩医院的工作人员，并在该设施内设立了一个射击哨所。 <text:line-break/><text:line-break/>3月8日，俄罗斯独立媒体 Lenta.ru 刊登了马里奥乌波尔平民的证词，他们告诉妇产医院被亚速军团的民兵接管，他们用武器威胁平民居住者，赶走了他们。他们证实了俄罗斯大使几个小时前的声明。 <text:line-break/><text:line-break/>马里乌波尔的医院占据主导地位，非常适合安装反坦克武器和进行观察。3月9日，俄罗斯军队袭击了该建筑物。据美国有线电视新闻网（CNN）报道，有17人受伤，但图像没有显示建筑物内有任何伤亡，也没有证据表明这些受害者与此次袭击有关。有关于儿童的谈论，但实际上，什么都没有。这可能是真的，但也可能不是真的。这并不妨碍欧盟领导人将此视为战争罪。这使得泽伦斯基能够呼吁在乌克兰上空设立禁飞区。 <text:line-break/><text:line-break/>实际上，我们并不确切知道发生了什么。但事件的顺序往往证实，俄罗斯军队袭击了亚速军团的一个阵地，而产科病房当时没有平民。 <text:line-break/><text:line-break/>问题在于，国际社会鼓励保卫城市的准军事民兵不尊重战争习俗。乌克兰人似乎重演了1990年科威特城妇产医院的情景，该医院完全由希尔和诺尔顿公司以1070万美元的价格上演，以说服联合国安理会干预伊拉克的沙漠盾牌/风暴行动。 <text:line-break/><text:line-break/>八年来，西方政界人士接受了顿巴斯的平民袭击，但没有对乌克兰政府采取任何制裁措施。我们早已进入一种局面:西方政客们同意牺牲国际法来达到削弱俄罗斯的目标。 <text:line-break/><text:line-break/>第三部分：结论 <text:line-break/><text:line-break/>作为一名前情报专业人员，令我印象深刻的第一件事是，过去一年中，西方情报部门完全没有代表这种情况。在瑞士，这些服务因没有提供正确的情况而受到批评。事实上，似乎在整个西方世界，情报部门都被政客们压得喘不过气来。问题在于，是政客们在做决定——如果决策者不听，世界上最好的情报机构是无用的。这就是这场危机期间发生的事情。 <text:line-break/><text:line-break/>话虽如此，虽然一些情报部门对局势有非常准确和理性的了解，但其他情报部门显然与我们的媒体所宣传的情况相同。在这场危机中，“新欧洲”国家的服务发挥了重要作用。问题在于，根据经验，我发现他们在分析层面上非常糟糕—— 教条主义者，他们缺乏必要的知识和政治独立性来评估具有军事“质量”的情况。最好是把他们当作敌人，而不是朋友。 <text:line-break/><text:line-break/>其次，似乎在一些欧洲国家，政客们为了在意识形态上应对局势，故意忽视了他们的服务。这就是为什么这场危机从一开始就是不合理的。应该指出的是，在这场危机期间向公众提交的所有文件都是由政治家根据商业来源提交的。 <text:line-break/><text:line-break/>一些西方政客显然希望发生冲突。在美国，安东尼·布林肯（Anthony Blinken）向安理会提出的袭击场景只是为他工作的老虎队想象力的产物——他所做的正是唐纳德·拉姆斯菲尔德（Donald Rumsfeld）在2002年所做的那样，后者因此“绕过”了中央情报局和其他情报部门，这些情报部门对伊拉克化学武器不那么自信。 <text:line-break/><text:line-break/>我们今天目睹的戏剧性发展有我们知道但拒绝看到的原因： <text:line-break/><text:line-break/>在战略层面上，北约的扩张（我们在这里没有处理）; <text:line-break/>在政治层面上，西方拒绝执行《明斯克协定》; <text:line-break/>在行动上，过去几年对顿巴斯平民的持续和反复袭击以及2022年2月下旬的急剧增加。 <text:line-break/><text:line-break/>换言之，我们自然可以对俄罗斯的袭击表示遗憾和谴责。但我们（即：美国、法国和欧盟处于领先地位）为冲突的爆发创造了条件。我们对乌克兰人民和200万难民表示同情。这很好。但是，如果我们对来自顿巴斯乌克兰人口的相同数量的难民有一点同情心，他们被自己的政府屠杀，并在俄罗斯寻求庇护八年，那么这一切都不会发生。 <text:line-break/><text:line-break/>2018-2021年，每个领土上敌对行动造成的平民伤亡 <text:line-break/><text:line-break/>在领土控制中 - 由自我声称的“共和国”领导 在政府控制的领土上 在“无人区” 总 与上一年相比下降，百分比 <text:line-break/>2018 128 27 7 162 41.9 <text:line-break/>2019 85 18 2 105 35.2 <text:line-break/>2020 61 9 0 70 33.3 <text:line-break/>2021 36 8 0 44 37.1 <text:line-break/>总 310 62 9 381 <text:line-break/>百分比 81.4 16.3 2.3 100.0 <text:line-break/><text:line-break/><text:line-break/>正如我们所看到的，顿巴斯80%以上的受害者是乌克兰军队炮击的结果。多年来，西方对基辅政府屠杀讲俄语的乌克兰人保持沉默，从未试图对基辅施加压力。正是这种沉默迫使俄方采取行动。[资料来源：“与冲突有关的平民伤亡”，联合国乌克兰人权监测团。 <text:line-break/>“种族灭绝”一词是否适用于顿巴斯人民所遭受的虐待是一个悬而未决的问题。该术语通常保留给规模较大的案件（大屠杀等）。但《灭绝种族罪公约》给出的定义可能足够宽泛，可以适用于本案。法律学者会理解这一点。 <text:line-break/><text:line-break/>显然，这场冲突使我们陷入了歇斯底里。制裁似乎已成为我们外交政策的首选工具。如果我们坚持要求乌克兰遵守我们谈判和核可的《明斯克协定》，这一切都不会发生。弗拉基米尔·普京的谴责也是我们的谴责。事后抱怨是没有意义的——我们应该早点行动。然而，无论是埃马纽埃尔·马克龙（作为担保人和联合国安理会成员），还是奥拉夫·肖尔茨和沃洛季米尔·泽伦斯基都没有遵守他们的承诺。最后，真正的失败是那些没有发言权的人。 <text:line-break/><text:line-break/>欧盟无法促进明斯克协议的实施，相反，当乌克兰轰炸顿巴斯的本国人口时，它没有做出反应。如果它这样做了，弗拉基米尔·普京就不需要做出反应。在外交阶段缺席的情况下，欧盟通过加剧冲突而脱颖而出。2月27日，乌克兰政府同意与俄罗斯进行谈判。但几个小时后，欧盟投票通过了一项4.5亿欧元的预算，向乌克兰供应武器，这火上浇油。从那时起，乌克兰人觉得他们不需要达成协议。亚速民兵在马里乌波尔的抵抗甚至导致武器增加了5亿欧元。 <text:line-break/><text:line-break/>在乌克兰，在西方国家的祝福下，那些赞成谈判的人已经被淘汰。乌克兰谈判代表之一丹尼斯·基列耶夫（Denis Kireyev）就是这种情况，他于3月5日被乌克兰特勤局（SBU）暗杀，因为他对俄罗斯过于有利，被认为是叛徒。同样的命运也降临在德米特里·德米扬年科（Dmitry Demyanenko）身上，他是SBU基辅及其地区总局的前副局长，他于3月10日被暗杀，因为他太赞成与俄罗斯达成协议 - 他被Mirotvorets（“和平缔造者”）民兵枪杀。该民兵与Mirotvorets网站有联系，该网站列出了“乌克兰的敌人”及其个人数据，地址和电话号码，以便他们可以受到骚扰甚至消除;这种做法在许多国家是应该受到惩罚的，但在乌克兰却不是。联合国和一些欧洲国家要求关闭这个网站， 但遭到了拉达的拒绝。 <text:line-break/><text:line-break/>最终，代价会很高，但弗拉基米尔·普京很可能会实现他为自己设定的目标。他与北京的关系已经巩固。中国正在成为冲突的调解人，而瑞士正在加入俄罗斯的敌人名单。美国人不得不向委内瑞拉和伊朗索要石油，以摆脱他们让自己陷入的能源僵局——胡安·瓜伊多（Juan Guaido）将永远离开舞台，而美国不得不可怜地撤回对敌人实施的制裁。 <text:line-break/><text:line-break/>那些试图使俄罗斯经济崩溃并使俄罗斯人民遭受痛苦，甚至呼吁暗杀普京的西方部长们表明（即使他们已经部分扭转了他们的言论形式，但不是实质！）我们的领导人并不比我们讨厌的人更好 - 因为制裁残疾人奥运会上的俄罗斯运动员或俄罗斯艺术家与打击普京无关。 <text:line-break/><text:line-break/>因此，我们承认俄罗斯是一个民主国家，因为我们认为俄罗斯人民应对战争负责。如果情况并非如此，那么我们为什么要因为一个人的过错而惩罚整个人口呢？让我们记住，《日内瓦四公约》禁止集体惩罚。 <text:line-break/><text:line-break/>从这场冲突中可以吸取的教训是我们对多变的几何人性的感觉。如果我们如此关心和平与乌克兰，我们为什么不鼓励乌克兰尊重它签署的和安全理事会成员批准的协议呢？ <text:line-break/><text:line-break/>衡量媒体诚信的标准是他们是否愿意在《慕尼黑宪章》的条款范围内开展工作。他们在Covid危机期间成功地传播了对中国人的仇恨，他们的两极分化信息对俄罗斯人产生了同样的影响。新闻业正变得越来越不专业和好战。 <text:line-break/><text:line-break/>正如歌德所说：“光明越大，阴影越暗。对俄罗斯的制裁越是不相称的，我们无所作为的案件就越突出我们的种族主义和奴役。为什么八年以来，西方政客对顿巴斯平民遭受的袭击无动于衷? <text:line-break/><text:line-break/>因为最后，是什么让乌克兰的冲突比伊拉克、阿富汗或利比亚的战争更应该受到指责？我们对那些蓄意向国际社会撒谎以发动不公正、不公正和杀人战争的人采取了哪些制裁措施？在伊拉克战争之前，我们是否试图“让美国人民受苦”，因为他们对我们撒谎（因为他们是一个民主国家！）？我们是否对那些向也门冲突提供武器的国家、公司或政客采取了单一的制裁措施，也门被认为是“世界上最严重的人道主义灾难”？我们是否为了美国的利益制裁了在其领土上实施最卑鄙酷刑的欧洲联盟国家？ <text:line-break/><text:line-break/>问问题就是回答它...答案并不漂亮。</text:p>
      <text:p text:style-name="P2">赤   |  2022.04.09 13:52   |   <text:a xlink:type="simple" xlink:href="http://palinfo.habago.org/Entry?Command=Information_PrintForum&amp;iPage=1#FORUM42195"><text:span text:style-name="T1">#</text:span></text:a></text:p>
      <text:p text:style-name="P5">在新冠疫情這回事不也如此嗎? <text:line-break/>美國超過八千萬人確診，近百萬人死亡 <text:line-break/>台灣和西方的媒體對此淡淡帶過，彷彿沒發生一樣 <text:line-break/>卻成天洗中國哪個地方又爆發疫情啦、上海居民買不到菜啦 <text:line-break/>以此據稱中國的清零模式是錯誤的 <text:line-break/>順勢合理化美國的躺平政策 </text:p>
      <text:p text:style-name="P2">陳真   |  2022.04.09 01:31   |   <text:a xlink:type="simple" xlink:href="http://palinfo.habago.org/Entry?Command=Information_PrintForum&amp;iPage=1#FORUM42194"><text:span text:style-name="T1">#</text:span></text:a></text:p>
      <text:p text:style-name="P4">(續) <text:line-break/><text:line-break/>做這類聲明很無謂，不過還是說一下。 <text:line-break/><text:line-break/>當我們說某人滿口謊言時，並不是說另一個人絕對句句實言。當我們說某人每次都考0分時，並不是說另一個人永遠都是考100分。<text:line-break/><text:line-break/>比方說人渣黨貪污無法無天，這時候，你說國民黨也有貪污，以此來替人渣黨辯護，這是很低能的。因為後者是用湯匙偷喝幾口油水，而前者卻是連怪手都開來掏金撈銀，兩者能放在一塊兒比嗎？規模差太多了。 <text:line-break/><text:line-break/>同理，我當然不是說俄軍是善男信女，絕無暴行，而是說，他的暴行跟美國、跟烏克蘭、跟西方列強之長年濫殺無辜，兩者能比嗎？ <text:line-break/><text:line-break/>有個木材商，在一個社交場合上認識一個朋友。幸會，幸會。我是賣木材的，一年營業額幾百億。對方說，幸會幸會，我也是木材商，我是在夜市賣牙籤的。 <text:line-break/><text:line-break/>牙籤雖是木頭做的，可是，夜市賣牙籤也能叫做木材商嗎？ <text:line-break/><text:line-break/>道理是一樣的。我不相信俄軍兩手乾淨，不沾無辜者的血。但是，俄烏雙方之殘暴血腥根本不能比，規模不能比，動機更不能比，一個是體制性、政策性作為，一個是個別行徑或局部零星現象，兩者能比嗎？一個是故意這樣幹，故意要滅絕與迫害特定族群，一個則屬非集體蓄意作為，更非以種族清洗為目標，兩者能比嗎？ <text:line-break/><text:line-break/>道德上，常有這麼一種偽善，謂之 "各打五十大板主義"，不分青紅皂白，原告被告被害加害統統各打五十大板。道德姿態擺得很高，把雙方 "公平" 地罵一遍，以示理性清明，道德清高。 <text:line-break/><text:line-break/>我很討厭這種偽善，表面公平，其實是在為加害者開脫。道德之賊，莫此為甚。 <text:line-break/><text:line-break/>當然，這並不是說小惡不算惡。小惡當然還是惡，當然還是應該要追究，要懲處。但是，追究小惡的前提是你得先與大惡誓不兩立。這就像秋毫與輿薪，如果一點點初生的小鳥毛般的相對細微惡行都能讓你咬牙切齒，為何你卻反而能忍受一大卡車那般龐大、罄竹難書的罪惡？ <text:line-break/><text:line-break/>島內很多這種噁心下三濫的王八爛人。對岸一丁點必須用顯微鏡才看得見的所謂問題，他咬牙切齒，如喪考妣。但是，歐美日罄竹難書、無日無之甚至長達一整個世紀泯滅人性的恐怖殘暴邪惡與血腥，他反而覺得沒關係，甚至百般美化，讚頌有加。 <text:line-break/><text:line-break/>這種泯滅良知的王八爛人，比各打五十大板主義還更加卑鄙無恥。台灣的菁英圈，絕大多數是這種人渣，他們絲毫不把良知當一回事，永遠就是眛著良心說話，以謀一己之私。</text:p>
      <text:p text:style-name="P2">陳真   |  2022.04.08 13:40   |   <text:a xlink:type="simple" xlink:href="http://palinfo.habago.org/Entry?Command=Information_PrintForum&amp;iPage=1#FORUM42193"><text:span text:style-name="T1">#</text:span></text:a></text:p>
      <text:p text:style-name="P5">知道誰是Scott Ritter吧？不知道的請自行搜尋巴勒網。 <text:line-break/><text:line-break/>他曾經是聯合國首席武器檢查官，負責領導一個聯合國調查團，調查美國針對伊拉克擁有生化武器的指控，在當時西方媒體一片瘋狂造謠的謊言風潮之中，他不畏死亡威脅，公開表示伊拉克並沒有任何大規模殺傷武器。他甚至用“撒謊” 一詞來譴責美國政府公然造謠虛構證據。 <text:line-break/><text:line-break/>這兩天，他指證歷歷，包括指證屠殺之前俄軍已撤退，烏軍已接管，俄軍不可能屠殺布查鎮的平民。他說，這些烏克蘭人很可能就是烏軍所殺，因為烏克蘭政府軍始終在執行所謂通敵（亦即親俄）的清洗政策，凡是對俄國表示友好，或是在戰時曾經與俄軍交換糧食或提供食物者，便視為通敵份子，格殺勿論。清洗人口之後，然後再嫁禍給始終盡力避免傷及無辜的俄軍。 <text:line-break/><text:line-break/>Ritter提出指控後，推特立即停止他的帳號。 <text:line-break/><text:line-break/>一篇報導如下。 <text:line-break/><text:line-break/><text:a xlink:type="simple" xlink:href="https://bit.ly/3JnrEkd"><text:span text:style-name="T2">https://bit.ly/3JnrEkd</text:span></text:a><text:s/><text:line-break/><text:line-break/>我用肚臍想也知道美國一定又在栽贓嫁禍。你會去相信一個幾乎每句話都可信的俄國政府？還是相信一個幾乎沒有一句話不是謊言、擁有無數栽贓嫁禍前科的美國政府與其走狗們？ <text:line-break/><text:line-break/>俄軍如果不是顧慮平民，會打得這麼艱難嗎？而且，美國支持的烏克蘭政府長年以來就是訴諸種族屠殺並且大規模殺害異己的這樣一個信奉法西斯國家恐怖主義的邪惡血腥政權。這種納粹法西斯政權及其背後的美國帝國主子，是人類社會的毒瘤，應該從地球上徹底剷除。 <text:line-break/><text:line-break/>陳真 <text:line-break/>2022.04.08. <text:line-break/><text:line-break/>寫於北上靜站聲援阿桑吉列車上 <text:line-break/></text:p>
      <text:p text:style-name="P2">彭松季   |  2022.04.08 13:25   |   <text:a xlink:type="simple" xlink:href="http://palinfo.habago.org/Entry?Command=Information_PrintForum&amp;iPage=1#FORUM42192"><text:span text:style-name="T1">#</text:span></text:a></text:p>
      <text:p text:style-name="P4">潛水許久第一次發言 <text:line-break/><text:line-break/>最近看到關於日本的新聞，日本近期接收的烏克蘭難民，竟是20人豪華包機，且禁止旅烏日人搭乘， <text:line-break/>而接機畫面中，疑似包含了數名年輕男性， <text:line-break/>在烏克蘭發布動員令，禁止18-60歲男性出境的當下，難免讓人產生聯想， <text:line-break/>不禁讓人回想起香港黑暴時出現的白人男性， <text:line-break/>加上最近烏克蘭籍的「留學生」等人積極地對於日本修憲指手畫腳， <text:line-break/>配合南韓準總統盼美軍事部署的言論、佩洛西訪台的風聲，這些一定不是巧合這麼簡單。 <text:line-break/><text:line-break/>題外話，前些日子烏克蘭軍方的直升機遭擊墜， <text:line-break/>某些納粹份子也連帶去陪伴他最愛的班德拉了，台灣陰間論壇的井蛙們卻各個因此如喪考批， <text:line-break/>再這樣下去，要是未來立法院發表將來可能發生的某一場暴動，造成多少「滯台中國人」死亡， <text:line-break/>而委員也因此起立鼓掌，媒體更是一致歡聲雷動，我也毫不意外就是了。</text:p>
      <text:p text:style-name="P2">陳真   |  2022.04.08 09:22   |   <text:a xlink:type="simple" xlink:href="http://palinfo.habago.org/Entry?Command=Information_PrintForum&amp;iPage=1#FORUM42191"><text:span text:style-name="T1">#</text:span></text:a></text:p>
      <text:p text:style-name="P5">彭明敏先生今天早上過世。99.999999％的台獨是假的，拿來搞錢奪權的，但彭先生是真的台獨，而且出於對台灣人的善意。</text:p>
      <text:p text:style-name="P2">Xuan-wei   |  2022.04.07 11:41   |   <text:a xlink:type="simple" xlink:href="http://palinfo.habago.org/Entry?Command=Information_PrintForum&amp;iPage=1#FORUM42190"><text:span text:style-name="T1">#</text:span></text:a></text:p>
      <text:p text:style-name="P4">從大陸網上得知，從臨床試驗網(<text:a xlink:type="simple" xlink:href="http://www.clinicaltrials.gov"><text:span text:style-name="T2">www.clinicaltrials.gov</text:span></text:a>)的公開信息，積極倡議"與病毒共存"的上海復旦大學華山醫院感染科張文宏醫師在近期防疫的角色，是做為COVID-19口服新藥的臨床試驗在上海的計劃主持人：NCT05242042（輕症病患）、NCT05279235（重症病患）。</text:p>
      <text:p text:style-name="P2">鄭豐遠   |  2022.04.07 08:17   |   <text:a xlink:type="simple" xlink:href="http://palinfo.habago.org/Entry?Command=Information_PrintForum&amp;iPage=2#FORUM42189"><text:span text:style-name="T1">#</text:span></text:a></text:p>
      <text:p text:style-name="P4">這兩天觀察者網的兩個新影片，是呂正惠談陳明忠、陳映真、林書揚、人間出版社、夏潮、中國統一聯盟等等話題。祖國未來難測，倘若成功渡過難關，那麼可以預見這些長期在台灣被消音到可以說完全不存在的人事物，將會回到他們在歷史上該有的位置。 <text:line-break/><text:line-break/>一个日据时期长大的台湾人，怎样成为参加革命的统左派？【学术人·吕正惠01】 <text:line-break/><text:a xlink:type="simple" xlink:href="https://youtu.be/e8PcQA7hJeM"><text:span text:style-name="T2">https://youtu.be/e8PcQA7hJeM</text:span></text:a><text:s/><text:line-break/><text:line-break/>为了台湾统左派不被忘记，我必须出版《陈映真全集》【学术人·吕正惠02】 <text:line-break/><text:a xlink:type="simple" xlink:href="https://youtu.be/ZF0rlt2Pbb8"><text:span text:style-name="T2">https://youtu.be/ZF0rlt2Pbb8</text:span></text:a></text:p>
      <text:p text:style-name="P2">陳真   |  2022.04.06 19:15   |   <text:a xlink:type="simple" xlink:href="http://palinfo.habago.org/Entry?Command=Information_PrintForum&amp;iPage=2#FORUM42188"><text:span text:style-name="T1">#</text:span></text:a></text:p>
      <text:p text:style-name="P5">我剛好相反，我從未看過有哪個西方人能夠真正看出中國對於人類文明與發展的無比價值，統統淡化了中國，貶低了中國。即使是阿桑吉、John Pilger、Noam Chomsky或甚至跟我同名的Emir Kusturica也不例外，畢竟他們是外國人，很難對中國有深刻認識。他們只是秉持一套基本善惡價值做出評價，但是，很多更為重要的東西卻存在於所謂文化之中，肉眼難見，難以言傳。除非你能深入理解中華文化，否則你很難產生更深刻的評價。 <text:line-break/><text:line-break/>相反地，我們卻能夠對西方做出較為深入與充份的評價，因為我們懂得他們的語言，懂得他們的風土習性，懂得他們如雷灌耳、鋪天蓋地的文化。但他們卻對東方或中國之內在文化幾乎一無所知。 <text:line-break/><text:line-break/>我們能看懂他們的每個詩人，理解他們的每一種作品，每一套思維，但他們能懂中國的幾根汗毛？ <text:line-break/><text:line-break/>當然，也許有例外，比方說維根斯坦也許是例外，羅素也許也是例外，也許伏爾泰也是例外，他們早在百年前都曾讚賞中華文化的深刻價值。可是，那比較像是一種直覺性的洞察力，一種空泛的評價，而非真實的認知與認識。 <text:line-break/><text:line-break/>比起台灣之被推入戰火為美國人當炮灰，我其實更在意的是小孩的教育。我沒法忍受她們竟然在幼兒園階段就得開始接受去中仇中的洗腦教育與社會氛圍。棄祖背宗，仇恨骨肉，那還能算是個人嗎？ <text:line-break/><text:line-break/>我希望她們認識中華文化這個寶藏，它是如此美麗與深刻。外人難以進入，但我們卻垂手可得，豈有反而棄之而去之理？ <text:line-break/><text:line-break/>財富有時盡，文化卻無窮。留下金錢遺產也許很重要，但是取之不盡的文化遺產卻更重要。我們輕易就能進入它的美麗之中，不應該成為骯髒邪惡政治的犧牲品，掏空自身的文化血緣。 <text:line-break/><text:line-break/>人畢竟不是一種工具，並不是習得一套足以安身立命的技術或知識便罷。人是活物，有來處，有歸屬，他理當以一種自然的狀況隸屬於某種血肉根源。</text:p>
      <text:p text:style-name="P2">蔡亦鸣   |  2022.04.06 18:06   |   <text:a xlink:type="simple" xlink:href="http://palinfo.habago.org/Entry?Command=Information_PrintForum&amp;iPage=2#FORUM42187"><text:span text:style-name="T1">#</text:span></text:a></text:p>
      <text:p text:style-name="P4">就好象从一个谎言山洞中走出来，走进了楚门的世界。 <text:line-break/><text:line-break/>看破了谎言之后，毫不犹豫的站到了谎言的对立面，可谎言的敌人并不代表真理，它完全可以是更大或更小一些的谎言。 <text:line-break/><text:line-break/>最近一个月我观察了许多能看穿msm（他们这样称呼主流媒体）谎言的西方人自己的独立网站，然后我发现他们大部分都有这种倾向，过度美化西方的敌人。</text:p>
      <text:p text:style-name="P2">陳真   |  2022.04.06 17:48   |   <text:a xlink:type="simple" xlink:href="http://palinfo.habago.org/Entry?Command=Information_PrintForum&amp;iPage=2#FORUM42186"><text:span text:style-name="T1">#</text:span></text:a></text:p>
      <text:p text:style-name="P5">我知道不應該嘲笑別人的信仰，問題是，這也叫信仰嗎？這樣子鬼扯蛋，裝神弄鬼，也叫信仰？ <text:line-break/><text:line-break/>臨床上，尤其是鄉下地區，經常也會遇到一些病患，相信什麼祖傳祕方或保健食品，還有什麼宇宙能量水，經過宇宙大師加持過，原本是白開水，大師吹口仙氣就馬上身價百倍，灌入日月精華，變成宇宙能量水了，能治百病，一瓶水要價幾千幾萬元，照樣有人買。你說，是不是讓人很想改行當師父？ <text:line-break/><text:line-break/>這個世界，有個基本運作法則就是唬爛。菁英有菁英世界的騙法，販夫走卒有販夫走卒的鬼扯蛋。誰認真誰就輸了。 <text:line-break/><text:line-break/>我其實也不忍心批評師父們，畢竟相較於政治人物和走狗文人與各路名嘴們，師父們只是微不足道的零星個體戶，而且相對比較無害。政客人渣與綠色文人走狗們，不但撈很大，往你身上撈還不夠，他們還會撈你子子孫孫幾輩子，掏空整個社會，企圖把整個社會推入火坑，推入地獄深淵，以換取個人私利與權位。 <text:line-break/><text:line-break/>不管怎麼改朝換代，他們始終財源滾滾，始終大權在握。你看它媽這個人渣黨，掌權者幾乎全部是舊黨國餘孽，少有例外；過去舉著黨國藍旗撈一遍，現在換個綠色旗子再撈一遍，而且撈得更兇，更肆無忌憚。但是，底下照樣一堆信徒，拿香跟拜，以身相許，不離不棄，感恩人渣黨，感恩美日主子。 <text:line-break/><text:line-break/>人類的智商之低，真的很不可思議。看到蠢人到處都是，它媽的真的很想改行當師父。 <text:line-break/><text:line-break/>當師父沒關係，但是，可別當人渣當走狗，出賣整個社會，那就沒人性了。 <text:line-break/><text:line-break/>學界醫界文化界與政界，我有很多舊識，大官小官統統有，再怎麼不濟，至少撈得一官半職，個個前途順遂，卻全都出賣了靈魂給魔鬼；為了官位權位，幹盡醜陋勾當；所謂理想與公義，只是一個屁，只是一種撈錢奪權的詐騙工具與傷害異己的武器。你們每天來看巴勒網，難道都不覺得慚愧？哪天如果不慎巧遇，久別重逢，你們真能抬得起頭來？真能面對自己的良知？</text:p>
      <text:p text:style-name="P2">陳真   |  2022.04.06 15:45   |   <text:a xlink:type="simple" xlink:href="http://palinfo.habago.org/Entry?Command=Information_PrintForum&amp;iPage=2#FORUM42185"><text:span text:style-name="T1">#</text:span></text:a></text:p>
      <text:p text:style-name="P4">很難想像這樣鬼扯蛋也有人信？媽的，害我都很想改行當師父了。</text:p>
      <text:p text:style-name="P2">蘇玉鈴   |  2022.04.06 13:50   |   <text:a xlink:type="simple" xlink:href="http://palinfo.habago.org/Entry?Command=Information_PrintForum&amp;iPage=2#FORUM42184"><text:span text:style-name="T1">#</text:span></text:a></text:p>
      <text:p text:style-name="P5">您好： <text:line-break/>「還君明珠」感恩師父！讚嘆師父！ <text:line-break/>明心見性見性成佛　弘揚佛教如來正法 <text:line-break/>佛教如來宗官網 <text:line-break/><text:a xlink:type="simple" xlink:href="https://www.rulai.org/"><text:span text:style-name="T2">https://www.rulai.org/</text:span></text:a></text:p>
      <text:p text:style-name="P2">許世勤   |  2022.04.06 13:06   |   <text:a xlink:type="simple" xlink:href="http://palinfo.habago.org/Entry?Command=Information_PrintForum&amp;iPage=2#FORUM42183"><text:span text:style-name="T1">#</text:span></text:a></text:p>
      <text:p text:style-name="P4">近期讀到一篇由觀察者網專欄作者「子思」撰寫的文章，論述關於西方「謊言帝國」得以成功運作的緣由。這一篇文章中提到一段剛果作為比利時前殖民地的歷史：歷史上的剛果曾被比利時皇帝利奧波爾德無情屠殺，利奧波爾德因此被認為觸犯了「危害人類罪」。然而即便剛果共和國獨立的今天，部分剛果的決策「菁英」仍舊在不斷地為利奧波爾德說情，並指比利時的殘酷殖民手段是給剛果帶來了進步與文明。也就是說，利奧波爾德是危害人類，不斷為利奧波爾德說情的剛果菁英則是支持了危害人類。這些剛果菁英的戀殖情節，對台灣來說是多麼相似... <text:line-break/><text:line-break/><text:a xlink:type="simple" xlink:href="https://www.guancha.cn/zisi/2022_04_06_633440.shtml"><text:span text:style-name="T2">https://www.guancha.cn/zisi/2022_04_06_633440.shtml</text:span></text:a><text:s/><text:line-break/><text:line-break/>子思：为什么“谎言帝国”具有坚实的社会基础？ <text:line-break/><text:line-break/>【文/观察者网专栏作者 子思】 <text:line-break/>谎言要发挥作用，必须要有人相信，否则就要重新编，直到人们开始相信为止。所以说，谎言的力量不仅来自于编造者，更大的力量其实来自于接受者。虽然善良的人们会坚持认为真理终究会胜利，真相终究会大白，但“终究”所需要的时间往往很长，所谓“真相还在穿鞋，谎言已走遍世界”。这也就意味着，谎言如果带着任务，任务总是可以完成的，主要目的总是可以达到的。 <text:line-break/><text:line-break/>这也正是西方这个“谎言帝国”之所以力量强大无比、长期屹立不倒的主要原因。即使不断有人揭露西方“谎言帝国”的真面目，甚至有很多来自内部人第一手材料的揭露和爆料，却也无法从根本上撼动它，因为在任何一个给定的时间段里，相信它和维护它的人口比例总是会占大半，揭穿它和批判它的人总是少数。 <text:line-break/><text:line-break/>也正是由于始终有一个庞大的社会群体作为他的坚实基础，提供强有力的支撑，“谎言帝国”才常常是随心所欲、为所欲为的。历史上很多实际案例都证明了——哪怕是弥天大谎，也照样有无数人深信不疑。 <text:line-break/><text:line-break/>近几年，“谎言帝国”针对中国编造了许多弥天大谎，包括关于中国新疆的种种谎言。中国政府发布了很多基本事实和真实数据予以澄清，并将其斥之为“世纪谎言”，但是效果并不大，照样还是有无数人深信不疑。可以说，就世界范围内的一般情况而言，普通民众在认知事实方面的偏执程度，与谎言制造者在编造谎言方面的容易程度，都同样超乎人们的意料。 <text:line-break/><text:line-break/>正如有的学者发现的，全世界范围内的普通民众中，有这样两个截然不同的、具有典型意义的社会群体，不仅非常容易相信“谎言帝国”制造的谎言，而且事实上成为了“谎言帝国”最为坚实的两个社会基础。 <text:line-break/><text:line-break/>西方社会普通民众 <text:line-break/><text:line-break/>其中的一个社会群体，是人们很容易想到的，就是“谎言帝国”所在的西方国家的普通民众。这个群体的特殊性在于，虽然这个群体的受教育程度相对较高，接触的信息量也相对较大，通信和媒体技术也相对较发达，但是令人惊讶的是，这个群体中的无知和反智程度却都有加速发展的趋势，事到如今已经到了非常严重的地步。 <text:line-break/><text:line-break/>导致出现这个反常现象的原因有很多，也有了很多分析和论述，但最主要的原因不是别的什么，正是“谎言帝国”针对西方社会普通民众长期施加作用和影响的结果，这一点是确定无疑的。 <text:line-break/>美国左翼作家、记者安德烈·弗尔切克曾经说过一句很经典的话：“在这个世界所有大洲都居住过以后，我真的相信，‘西方人’是这个地球上最教条、消息最不灵通和最缺乏批判精神的一个群体。但他们自己却相信自己是消息最灵通的人和‘最自由’的人。” <text:line-break/><text:line-break/>问题恰恰就出在了“相信自己是消息最灵通的人和‘最自由’的人”这个巨大的认知错误之上。实际上，西方社会普通民众中的绝大多数都未认识到，他们每天接触的主流媒体长期以来恰恰就是将他们作为最主要的欺骗对象，不仅经年累月向他们灌输大量的量身定做的虚假信息，同时还要让他们相信自己接收到的信息都是多元的、透明的、自由流动的，相信他们自己对于信息的判断也是独立的、自主的、不受影响的。在这种情况下，这个群体不变成“最教条、消息最不灵通和最缺乏批判精神的一个群体”，几乎是不可能的。 <text:line-break/><text:line-break/>在西方社会以外的社会，普通民众虽然也会接触大量虚假信息，但是他们并不会盲目地相信自己处在所谓“言论自由”、“多元观点”、“平衡报道”、“信息自由流动”的信息环境中，所以他们还会保持最起码的怀疑能力、独立判断能力和批判能力，不会完全被谎言和欺骗所俘虏。 <text:line-break/><text:line-break/>网络媒体时代的到来，进一步加速了西方社会普通民众整体上的无知和反智程度。原因是一样的：由于他们最坚定地认为他们接收到的网络信息是最多元、最透明、最自由的，所以他们也最容易被关进为他们量身定做的一个个单独的“信息茧房”，成为了那几个互联网平台巨头所操控的对象。 <text:line-break/>对于“谎言帝国”来说，西方社会的普通民众必须被紧紧地、时时地加以操控，因为他们构成了虚假的自由民主制度的基础，失去了操控就意味着整个制度大厦的倒塌，后果不堪设想。 <text:line-break/><text:line-break/>从广播时代到电视时代，再到互联网时代，无数的媒体技术被发明出来，都在服务于欺骗和操控民众的目的，其效果如何不言自明。写过《娱乐至死》一书的尼尔·波兹曼说："人们用笑声代替了思考，然后变得不再知道自己为什么笑以及为什么不再思考。" <text:line-break/><text:line-break/>《反智时代》一书的作者苏珊·雅各比针对美国的谎言文化写道：“和大多数政客一样，大部分媒体舆论制造者们都决定假装愚蠢的标准没有降低，而且还要讨好美国人，告诉他们，他们和他们的子女们其实是这个国家有史以来最聪明、教育水平最高的一代人。 ”结果就是：“当前，每个公民都必须面对的关键问题是，是否要让无知去压制知识。” <text:line-break/><text:line-break/>就这样，带着普遍的无知和反智，西方社会普通民众实际上让自己成为了“谎言帝国”不可或缺的组成部分。 <text:line-break/><text:line-break/>前殖民地国家部分精英 <text:line-break/><text:line-break/>值得注意的是，与这个特殊群体相对应的，还有另外一个特殊群体，带着另外的一种特质，同样也让自己成为了“谎言帝国”不可或缺的组成部分。出乎人们意料的是，这个群体正好与西方社会普通民众相对，位于世界的另一极，就是那些在历史上遭受过残酷殖民统治的前殖民地国家的一部分精英。 <text:line-break/><text:line-break/>举个著名的例子。1865年-1909年期间在位的比利时国王利奥波德二世，被比利时人尊为“建造者之王”，因为今天那些仍然作为比利时著名地标的众多华丽建筑物、博物馆和公园大都是他的杰作。为了纪念他，他的雕像直到2020年之前还在比利时主要城市里处处可见。人们一直都相信是这位“富有远见的”国王将比利时打造成了一个强大、繁荣的国家并“拥有自己美丽而平静的殖民地”，在一般的评价中，只是偶尔提及他“有时对他的人民很严厉”。 <text:line-break/><text:line-break/>真相是在发生之后才逐渐为世人所知的，“he sometimes treated his people harshly”这句话的每一个单词背后大约是200万个“刚果自由邦”奴隶的生命。真实的故事中包括人们难以想象的暴行——强迫劳动、频繁殴打、大规模屠杀、断手断脚作为惩罚等等，因此仅仅用“种族灭绝”已不足以为他定罪，有人后来专门为他创造了“危害人类罪”一词，用以定义一种顶级的罪行，一种作为人类中的一员可能犯下的最严重罪行。 <text:line-break/><text:line-break/>但是，“谎言帝国”不会让真相完全压倒谎言，它既然可以把新疆的无说成有，当然也能够把刚果的有说成无，实在抵赖不了就干脆把恶说成善。 <text:line-break/><text:line-break/>刚果共和国1960年脱离比利时殖民统治获得独立，但在1966年之前，刚果民主共和国首都的名字仍然沿用“利奥波德维尔”的旧名。在包含了无数谎言的“再教育”持续作用下，刚果民主共和国政府中一直有部分精英人士主动为这位前宗主国的魔鬼辩护，宣称那个时期堪称史上最野蛮的殖民化政策不仅没有错，而且还是一种“文明”。甚至直到2005年还有人在该国首都中央车站附近又为纪念利奥波德重新竖立起一个他的巨大雕像。 <text:line-break/><text:line-break/>对受害者再次加害，通过谎言把他们变成受骗者，让他们不仅接受过去的加害，而且继续尊重加害者，无形中又成为了当下的受害者……这不是绕口令，这是“谎言帝国”最高级的一种游戏。而如此高级的游戏之所以能够一再地重复并取得成功，当然必须要取决于接受者对谎言的相信，而且不是一般的接受者，是那个过去受害、现在继续受害的接受者。 <text:line-break/><text:line-break/>这是一种令人绝望的情况，任何一个想要揭露“谎言帝国”、戳穿它的欺骗伎俩的批判者，在面对这种由受害者群体中的精英人士对谎言的深信不疑所组成的无形抵抗时，也只能铩羽而归。如果“谎言帝国”真的有什么难以攻破的堡垒，这里算是一座。 <text:line-break/><text:line-break/>除了非洲，在今天的拉美国家、印度等前殖民地国家中，“谎言帝国”最高级游戏的成功记录也都处处可见。今天的西方人，只要看到在这些国家的广场上为纪念西方殖民官建造的雕像和纪念碑还都竖立着，学校的教科书里关于“文明”与“野蛮”的论述还没修改，精英层中的亲西方人士还都说着与西方媒体高度一致的话语，而他们本人也还继续受到当地人的尊重和崇拜，他们就安枕无忧了，也就愈发明白谎言的价值了。 <text:line-break/><text:line-break/>正是通过“谎言帝国”这种高级游戏，通过对前殖民地精英群体的精神和思想的控制，历史上殖民主义政策所制造的各种罪恶，基本上已经脱罪了，犯罪者也都逃避惩罚了，而且通过让受害者又变成受骗者，现实中的新殖民主义政策又可以非常轻而易举地得到辩护了，征服和掠夺他国的事业也可以顺利地继续进行下去了。 <text:line-break/><text:line-break/>如此看来，对于任何一个过去有过殖民主义黑暗历史、今天还继续实行着各种新殖民主义政策的国家来说，“谎言帝国”并不是可有可无，而是须臾不可离，一旦失去就将面临灭顶之灾，对黑暗历史的清算浪潮和对丑恶现实的反抗浪潮都会扑面而来，这是绝对不可以发生的事情。因此“谎言帝国”在西方集团中必须成为一个由全民族、全社会、全集团共同加以维护的功能实体。 <text:line-break/><text:line-break/>“谎言帝国”就是这样得到了它所需要的社会基础。对于它所制造并散布的弥天大谎，例如关于中国新疆的种种谎言，它相信在西方社会普通民众中和前殖民地国家的精英群体中都可以得到很大比例的信众。但可以肯定，前者中的大部分人在地图上根本找不到新疆在哪里，而后者中的大部分人则只会鹦鹉学舌地重复他们被告知的每一句话。 <text:line-break/><text:line-break/>对于“谎言帝国”来说，这是巨大的成就，对于这个世界来说，这是巨大的不幸。 <text:line-break/>此文是揭露“谎言帝国”真相的第三篇，后续各篇敬请继续关注。</text:p>
      <text:p text:style-name="P2">赤   |  2022.04.06 11:12   |   <text:a xlink:type="simple" xlink:href="http://palinfo.habago.org/Entry?Command=Information_PrintForum&amp;iPage=2#FORUM42182"><text:span text:style-name="T1">#</text:span></text:a></text:p>
      <text:p text:style-name="P5">近日包含微博的許多大陸社交平台，都新增了顯示IP的功能，綠蟑螂反串帶風向的技倆也愈來愈不管用了。現在回頭看，網路長城真的是一個很了不起的政策，它不僅讓中國得以擁有自己的互聯網主權，也擁有自己的互聯網巨頭公司。反觀這次俄烏戰爭，建構在西方平台的俄羅斯媒體遭到封禁消音，也徹底說明了國家主權這玩意並不侷限於實體的領土領海領空，網際網路和話語權也是主權中無形的一環。</text:p>
      <text:p text:style-name="P2">五元   |  2022.04.06 08:41   |   <text:a xlink:type="simple" xlink:href="http://palinfo.habago.org/Entry?Command=Information_PrintForum&amp;iPage=2#FORUM42181"><text:span text:style-name="T1">#</text:span></text:a></text:p>
      <text:p text:style-name="P4">to 李念淨 <text:line-break/><text:line-break/>那些用簡體的留言很多是1450帶風向,只能從習慣用語或是ID找出破綻, <text:line-break/>例如:ID名稱+一串數字,這種通常都是1450的帳號, <text:line-break/>有些是發言時用注音文或是使用台灣的流行語, <text:line-break/>開口閉口就是要人反思,無腦的強調民主自由, <text:line-break/>這類留言很大機率是1450的反串.</text:p>
      <text:p text:style-name="P2">赤   |  2022.04.06 00:00   |   <text:a xlink:type="simple" xlink:href="http://palinfo.habago.org/Entry?Command=Information_PrintForum&amp;iPage=2#FORUM42180"><text:span text:style-name="T1">#</text:span></text:a></text:p>
      <text:p text:style-name="P5">至於那些互聯網上的網民就算了吧，基於意氣用事和情感的言論不值幾毛錢，再說了互聯網用戶那麼多，有不同的聲音很正常的。</text:p>
      <text:p text:style-name="P2">赤   |  2022.04.05 23:56   |   <text:a xlink:type="simple" xlink:href="http://palinfo.habago.org/Entry?Command=Information_PrintForum&amp;iPage=2#FORUM42179"><text:span text:style-name="T1">#</text:span></text:a></text:p>
      <text:p text:style-name="P4">俄國可以虛，但不能弱，更不能敗。一旦俄國徹底倒了，中國便成為盎薩軸心國集團最後的目標，局勢將更加艱困。我滿希望俄軍的撤退是為了重新佈署新一波進攻，要是能拿下基輔最好(也可以給人渣黨們一個警示)，一方面久經消耗的俄國必定會需要向中國請求經濟上的援助，中國便可藉地利與政治之便獲取俄羅斯的市場與資源(ex:華為手機與作業系統進軍俄羅斯市場、中資入股俄企)，這麼一來印度或許也可以老實一點。 <text:line-break/><text:line-break/>單純從祖國的利害角度出發而已。 </text:p>
      <text:p text:style-name="P2">李念淨   |  2022.04.05 13:16   |   <text:a xlink:type="simple" xlink:href="http://palinfo.habago.org/Entry?Command=Information_PrintForum&amp;iPage=3#FORUM42178"><text:span text:style-name="T1">#</text:span></text:a></text:p>
      <text:p text:style-name="P4">中國國內的輿論環境上個人覺得不太樂觀，比方近日烏克蘭跟西方媒體大肆宣傳的那個布查大屠殺就錯謬百出，製造口實跟大打烏賊戰。 <text:line-break/><text:line-break/>打伊拉克要口實就拿洗衣粉，打南斯拉夫就捏造一個把小鎮的人都炸死，打敘利亞……等，歐美國家反正都喜歡賊喊抓賊 <text:line-break/><text:line-break/>就這樣漏洞百出的說法，知乎微博卻非常受用，一大堆大陸網友支持烏方（人群還大多數跟支持與病毒共存的重疊） <text:line-break/><text:line-break/>要不是用的是簡體中文我還以為真的在台灣ptt這種陰間論壇。</text:p>
      <text:p text:style-name="P2">赤   |  2022.04.03 20:17   |   <text:a xlink:type="simple" xlink:href="http://palinfo.habago.org/Entry?Command=Information_PrintForum&amp;iPage=3#FORUM42177"><text:span text:style-name="T1">#</text:span></text:a></text:p>
      <text:p text:style-name="P5">剛剛想到的，雖說以中國目前的政治體制而言，美帝要在中國策動顏色革命的難度是非常高的，可眾所皆知，中共高層政治生態複雜。現任的習近平強化了黨的集權和個人威望，屆時習卸任後，是否會產生權力真空?而美帝是否會見縫插針，藉機拉攏中共內部勢力，進而影響到中國?我認為這算是一個隱憂。 <text:line-break/><text:line-break/></text:p>
      <text:p text:style-name="P2">和光同塵   |  2022.04.02 17:00   |   <text:a xlink:type="simple" xlink:href="http://palinfo.habago.org/Entry?Command=Information_PrintForum&amp;iPage=3#FORUM42176"><text:span text:style-name="T1">#</text:span></text:a></text:p>
      <text:p text:style-name="P4"><text:a xlink:type="simple" xlink:href="https://www.guancha.cn/JinCanRong/2022_04_02_632942.shtml"><text:span text:style-name="T2">https://www.guancha.cn/JinCanRong/2022_04_02_632942.shtml</text:span></text:a><text:s/><text:line-break/><text:line-break/>1.與前幾周戰事剛爆發所做的判斷不同，金教授終于認知到西方很快就要空前的聯合對付中國，中國並沒有什麼「戰略機遇期」。 <text:line-break/><text:line-break/>2.美國未來將對中國做軍事方面的極限施壓，特別是台海方面。 <text:line-break/><text:line-break/>3.核戰爭的風險；光是中國認為自己核安全是不夠的，重要是對方怎麼想，特別是又蠢又壞的敵人所帶來的傷害是完全無上限的。 <text:line-break/><text:line-break/>4.中國應該徹底放棄「韜光養晦」思維，外交、軍事、金融、宣傳都是，表達方式要更明確，要使用敵人聽得懂的方式。 <text:line-break/><text:line-break/>5.最後還帶到一點學術腐敗如何(嚴重)妨礙決策的現象。 <text:line-break/><text:line-break/>1、2、3、4、5是連貫的，因為5，所以4拖得太久，並且誤判了1，以至現今才發現3的嚴重急迫性，2則是3最可能的引爆點。</text:p>
      <text:p text:style-name="P2">許世勤   |  2022.04.01 09:41   |   <text:a xlink:type="simple" xlink:href="http://palinfo.habago.org/Entry?Command=Information_PrintForum&amp;#FORUM42175"><text:span text:style-name="T1">#</text:span></text:a></text:p>
      <text:p text:style-name="P4">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5">&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4"><text:span text:style-name="T4">🔴</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2">https://tinyurl.com/2kdbbm22</text:span></text:a><text:s/><text:line-break/><text:line-break/><text:line-break/><text:line-break/><text:span text:style-name="T4">🔴</text:span>西方媒體爆料：拜登兒子介入生物武器實驗室 <text:line-break/><text:a xlink:type="simple" xlink:href="https://youtu.be/mDqJPzpgwRw"><text:span text:style-name="T2">https://youtu.be/mDqJPzpgwRw</text:span></text:a><text:s/><text:line-break/><text:line-break/><text:span text:style-name="T4">🔴</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2">https://youtu.be/qaJewPNd6Bw</text:span></text:a><text:s/><text:line-break/><text:line-break/><text:span text:style-name="T4">🔴</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4">🔴</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5">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text:p text:style-name="P2">怡靜   |  2022.03.31 22:00   |   <text:a xlink:type="simple" xlink:href="http://palinfo.habago.org/Entry?Command=Information_PrintForum&amp;#FORUM42171"><text:span text:style-name="T1">#</text:span></text:a></text:p>
      <text:p text:style-name="P4">來自對俄羅斯國民衛隊亞歷山大·傑尼索夫上校的采訪，他曾是俄聯邦內務部內衛部隊捷爾任斯基獨立作戰任務師的副師長。參加過兩次車臣戰爭和多次北高加索反恐行動。 <text:line-break/><text:line-break/>——我在戰爭中度過了很多年，但這次特殊軍事行動中的敵人讓我感到驚訝和驚訝。 <text:line-break/>- 為什麽？ <text:line-break/>——他們對自己的人民冷酷無情。 <text:line-break/><text:line-break/><text:line-break/>早先在俄羅斯宣布開放人道走廊讓平民撤離時，我在網上看到一些當地人傳出的消息是，烏軍在城市通外的道路上佈滿地雷，阻止平民百姓離開，後來相關的新聞並沒有繼續追蹤，也沒有人談論了。 <text:line-break/>一直到昨天看Patrick Lancaster的一支影片，隨行的DPR民兵，指出路旁一台廢棄的車子裡就有一枚地雷。 <text:line-break/><text:line-break/>今天看到這個影片，我心裡真的是千百頭草泥馬飛過，是什麼樣的政權會如此對待自己的百姓？ <text:line-break/><text:line-break/>這條路是基輔通往波蘭華沙的道路，這些是TM-62M反坦克地雷 <text:line-break/>，由基輔納粹政權設立的“撤離通道”。（當然，西方主流媒體肯定要說這是俄軍設立的) <text:line-break/><text:line-break/><text:a xlink:type="simple" xlink:href="https://t.me/vicktop55/2623"><text:span text:style-name="T2">https://t.me/vicktop55/2623</text:span></text:a><text:s/><text:line-break/><text:line-break/>這條推特也刊載了同樣的影片，但被推特官方限流了，你得有註冊推特才能看。 <text:line-break/><text:a xlink:type="simple" xlink:href="https://twitter.com/gbazov/status/1509303237446451203"><text:span text:style-name="T2">https://twitter.com/gbazov/status/1509303237446451203</text:span></text:a><text:s/><text:line-break/><text:line-break/><text:line-break/>3/30日 頓內次克(Donetsk) 地區的Kirovsky遭到烏軍砲火攻擊， <text:line-break/>華麗轉身，美國紐約郵報(NY Post) 馬上截圖說這是俄軍的攻擊。 <text:line-break/><text:line-break/><text:a xlink:type="simple" xlink:href="https://twitter.com/Vick_top55/status/1509490774827798535"><text:span text:style-name="T2">https://twitter.com/Vick_top55/status/1509490774827798535</text:span></text:a><text:s/><text:line-break/><text:line-break/><text:line-break/>最後再送上一個片段，你不必懂阿拉伯語，這是半島電視台的報導，但請一定要看到影片最後。 <text:line-break/><text:line-break/><text:a xlink:type="simple" xlink:href="https://twitter.com/realGonzaloLira/status/1509464729286291459"><text:span text:style-name="T2">https://twitter.com/realGonzaloLira/status/1509464729286291459</text:span></text:a><text:s/><text:line-break/><text:line-break/>當然如果你英文還可以，看這條推下方的網友留言，你可以知道這是怎麼一回事。 <text:line-break/><text:line-break/><text:line-break/><text:line-break/><text:line-break/></text:p>
      <text:p text:style-name="P2">許世勤   |  2022.03.31 17:34   |   <text:a xlink:type="simple" xlink:href="http://palinfo.habago.org/Entry?Command=Information_PrintForum&amp;#FORUM42170"><text:span text:style-name="T1">#</text:span></text:a></text:p>
      <text:p text:style-name="P5">阻斷endosome的酸化以阻止病毒核酸釋放的概念，類似的應用最早期是hydroxychloroquine (HCQ)，也就是由前任美國大總統川普特別推薦，他口中的"game changer"，但是他的支持者聽從他的話語，結果吃死人...HCQ在後來測試的結果，並不能真正有效完成對COVID-19的治療。其後還有林林總總的各類小分子藥物，主要是一些FDA已經認證過的「老藥新用」，可惜目前還沒有令人振奮的進展。關於Nexium這個用來治療腸胃疾病的藥物的療效，目前也只能持保留態度。 <text:line-break/><text:line-break/>至於施打疫苗會抑制先天免疫反應，這個我就孤陋寡聞。一般來說，疫苗中的佐劑成分，目的便是用來激發先天免疫。我的免疫學沒有學得很好，不知道有沒有這一類的paper可以參考？</text:p>
      <text:p text:style-name="P2">jackie   |  2022.03.31 15:17   |   <text:a xlink:type="simple" xlink:href="http://palinfo.habago.org/Entry?Command=Information_PrintForum&amp;#FORUM42169"><text:span text:style-name="T1">#</text:span></text:a></text:p>
      <text:p text:style-name="P4">其實只要按李教授所建議的方式，不用打疫苗也可把病毒攔截於上呼吸道： <text:line-break/><text:line-break/>病毒以Endocytosis進入細胞，在Endosome經過V-ATPase酸化(打進H+)，病毒蛋白才會散開，把RNA釋入Cytosol。Nexium 可抑制Endosome V-ATPase，即抑制酸化，病毒RNA無法釋出，整個病毒顆粒會被帶進Lysosome分解。 <text:line-break/><text:line-break/>如果你免疫系統正常，感染初期，病毒只在局部，Nexium + Erythromycin吃三天就好。如果你有慢性病，可以吃七天。（孕婦、嬰幼兒不宜服用⋯） <text:line-break/><text:line-break/><text:line-break/>依據李教授的說法，如果體內本來沒有 T-cell ，就算打疫苗也生不出來⋯，華人（亞裔）人種對於新冠病毒，有 99.99 ％以上的人其免疫系統可以識別 civid-19 病毒，可以在上呼吸道，T-cell 就可以把病毒攔截在上呼吸道，如果感染病毒，只會引起人體免疫系統的局部免疫反應，島內目前所引進的疫苗，都無法生出T-cell ，打疫苗不但沒有效用，只會更容易破壞身體的免疫平衡⋯，會造成立及危害就是這些 0.01%的人天生的免疫細胞無法識別新冠病毒，打疫苗也無法把這些免疫細胞生出來⋯， <text:line-break/><text:line-break/>而且李教授已經在「<text:span text:style-name="T4">🔵</text:span>Nexium + Erythromycin病例分享：<text:a xlink:type="simple" xlink:href="https://tinyurl.com/y39nd33u"><text:span text:style-name="T2">https://tinyurl.com/y39nd33u</text:span></text:a><text:s/>」提出替代方案，可以參考問與答 #72 的實際案例⋯，供大家參考！ <text:line-break/><text:line-break/><text:line-break/>李偉平教授在其部落格已經重複多次：疫苗打愈多，愈容易造成病毒突變⋯ <text:line-break/><text:line-break/>───────────────────────── <text:line-break/><text:line-break/>訪客 於 2022/03/31 11:03 <text:line-break/>版主好! <text:line-break/><text:line-break/>在微博上看到一篇文章，作者背景"HIV &amp;; COVID-19 viral immunologist in SF. Former postdoc fellow at NIH and Harvard. Empower the public with scientific data and hard evidence. Views are my own."。 <text:line-break/><text:line-break/>以下是他關於Ba.2的文章，也想請問版主的看法，謝謝! <text:line-break/>--文章轉貼-- <text:line-break/>我理解更多人关心政策，因为我一讨论病毒学许多人就用政策回应我，但从病毒学和流行病学角度考虑，Omicron BA.2（奥米克戎）已经不是同一种病毒了，这对于所有处于疫情之中的大众而言，都是个关键信息。知己知彼，百战不殆。忽视病毒的本身属性的防疫战斗是盲目的。 <text:line-break/><text:line-break/>我从11月底开始研究Omicron病毒学和免疫学，已经研究了整整4个月，我还转评了几百篇Omicron的顶级期刊文献。虽然从病毒学分类角度这么说不严谨，毕竟目前的5种VOC突变株都是SARS-CoV-2 B.1谱系病毒，但我们从实验设计角度都认为Omicron这个病毒和其他SARS-CoV-2已经完全不是同一种病毒，因为它的病毒特性尤其决定其感染和传播能力的S蛋白特征、血清学特征及免疫逃逸、传播能力、致病性、临床表现和流行病学特征已经和2020年初武汉流行的新型冠状病毒SARS-CoV-2野生型完全不同了。 <text:line-break/><text:line-break/>就像我上条微博中说的，Sutter Health估计Omicron传播系数R0=7.0，因而推算出BA.2的R0高达9.1，而野生型R0=2.79。R0=9.1意味着在无防疫措施的情况下，一个人可以传播给9个人，结合潜伏期3天，倍增时间（doubling time）2-3.3天，因此无疫情防控措施该突变株可见指数型增长。但目前上海和全国的增长被没有呈现指数型增长，说明在防疫措施和各种因素的作用下，病毒实际传播系数Rt很低。因此从这个角度来看上海和全国的防疫措施都是奏效的。 <text:line-break/><text:line-break/>我说Omicron已经是一种新病毒，是因为BA.1 R0=7.0，使Omicron的传播系数达到了高传染性的腮腺炎的水平。但是腮腺炎疫苗接种可以起到持久免疫的作用，而Omicron却可以发生免疫逃逸，它和疫苗所使用的SARS-CoV-2原始野生型的血清学特征完全是截然不同的两个病毒，这是因为Omicron S蛋白上有32个突变。所以Omicron相较于原始野生型，相当于发生了抗原漂移（antigen drift）的两种不同血清型的流感病毒。 <text:line-break/><text:line-break/>Omicron在很多国家引起的主要是无症状感染，在南非85.3%感染是无症状感染；在疫苗接种率较高的英国其病死率已经低于流感（微博正文），而两年前，SARS-CoV-2原始野生型造成的病死率是流感的34-68倍（微博正文）。另外Omicron具有明显的鼻嗜性，缺乏肺嗜性。因此，这些再次印证了虽然Omicron和SARS-CoV-2原始野生型，引起的是两种不同疾病。 <text:line-break/><text:line-break/>所以上条微博中，认为对待R0=2.79和9.1，病死率差距几十倍的两种病毒采取同样的公共卫生方法显然是没有看到敌我两方中敌方的发展和变化。虽然上文中我说目前的公共卫生方法奏效，但随着R0上升，它的代价也越来越高。另外我之前说过，严格的lockdown方法应对R0超过9的病毒会遇到挑战，这种方法会使病毒感染者数量不会出现指数型激增，但也不会迅速形成免疫屏障从而出现拐点，因此这种日增感染会持续。 <text:line-break/><text:line-break/>最后，疫情已经进入第三年了，还是希望很多大家能记住一些流行病学基本概念比如R0，从而对疫情有自己的判断。而不是仅仅看了更多公众号和微博的疫情相关时政文章。 <text:line-break/><text:line-break/>Science is to empower the public, misinformation is to drive a wedge within the public — 子陵在听歌 <text:line-break/><text:line-break/>─────────── <text:line-break/><text:line-break/>RNA editing對大多數醫師及防疫專家都是陌生的概念。版主認為Omicron "主要" 來自SARS-CoV-2 "原始野生型" 經由人類細胞RNA editing的作用衍生出來。如果人類沒打新冠疫苗，Omicron對大多數人類可能在Innate immunity (Natural antibody + NK cell) 階段就被清除。打疫苗降低Innate immunity，造成Innate immunity不易清除Omicron病毒，於是如上文所述，Omicron傳播速度(R0&gt;7)較原始病毒(R0=2.8)快。對華人而言，版主推測 Omicron 的特性如下： <text:line-break/>1. Omicron對沒打疫苗的人是非致病病毒，Innate immunity即可清除。 <text:line-break/>2. Omicron對打過疫苗的人仍有致病性，因為病毒會穿越Innate immunity，CTL必須接招，天生沒有抗新冠CTL的人，容易引發肺炎重症；老人抗新冠CTL若降低(或因打疫苗而降低)，感染Omicron也容易引發肺炎重症。 <text:line-break/><text:line-break/>以上1. 2. 可解釋香港新冠疫情造成死亡人數已大於總人口的0.1%。武漢及萬華的死亡率是0.04%。 <text:line-break/><text:line-break/>Innate immunity就像水一般重要，重要到你每天喝水卻不知水很重要！你不常生病，是因為Innate immunity讓你遠離身旁的細菌與病毒。 <text:line-break/>打新冠疫苗會降低Innate immunity： <text:line-break/><text:a xlink:type="simple" xlink:href="https://wleemc.pixnet.net/blog/post/121344170"><text:span text:style-name="T2">https://wleemc.pixnet.net/blog/post/121344170</text:span></text:a><text:s/><text:line-break/>wleemc 於 2022/03/31 12:39 回覆 <text:line-break/><text:a xlink:type="simple" xlink:href="https://tinyurl.com/mv4mdcya"><text:span text:style-name="T2">https://tinyurl.com/mv4mdcya</text:span></text:a><text:s/><text:line-break/><text:line-break/>───────────────────────── <text:line-break/><text:line-break/></text:p>
      <text:p text:style-name="P2">林書楷   |  2022.03.31 14:39   |   <text:a xlink:type="simple" xlink:href="http://palinfo.habago.org/Entry?Command=Information_PrintForum&amp;#FORUM42168"><text:span text:style-name="T1">#</text:span></text:a></text:p>
      <text:p text:style-name="P5">邱世卿老師上TVBS新聞大白話，從軍事角度剖析俄烏衝突。 <text:line-break/><text:line-break/><text:a xlink:type="simple" xlink:href="https://youtu.be/7Ofs97qp6Uc"><text:span text:style-name="T2">https://youtu.be/7Ofs97qp6Uc</text:span></text:a><text:s/><text:line-break/><text:line-break/>或許對於避免台海戰禍可以起一些作用。 <text:line-break/></text:p>
      <text:p text:style-name="P2">許世勤   |  2022.03.31 14:07   |   <text:a xlink:type="simple" xlink:href="http://palinfo.habago.org/Entry?Command=Information_PrintForum&amp;#FORUM42167"><text:span text:style-name="T1">#</text:span></text:a></text:p>
      <text:p text:style-name="P4">如果不接種疫苗，那有可能發生立即性危害，一旦染疫也許就走了。如果接種有安全疑慮的疫苗，短期藥害、死亡的概率，甚或長期性危害則難以避免。在新冠大流行的時期，民眾面對疫苗接種可說是個兩難抉擇。但是藥廠為求利益，不顧長期後果，甚至透過政府祭出各種法令、限制，等於讓民眾沒得選擇。即使理論上看來滅活疫苗較好，但是民眾沒得選。 <text:line-break/><text:line-break/>很早的時候，試管實驗發現病毒的S1蛋白可以造成神經退化相關因子的累積，長期下來「可能」造成嚴重危害。為什麼使用「可能」這個字眼，這是因為還沒有大量臨床的證據，只是民眾是否應該擔負這種龐大的風險？這些危害也許二十年、三十年後才顯現，說不定爆發庫賈氏病的大流行，或阿茲海默氏症患者暴增，屆時卻也難以確認是否跟接種疫苗有關。藥廠以及圖利藥廠的人，算盤就是這麼打的。</text:p>
      <text:p text:style-name="P2">趙沐月   |  2022.03.31 03:40   |   <text:a xlink:type="simple" xlink:href="http://palinfo.habago.org/Entry?Command=Information_PrintForum&amp;#FORUM42166"><text:span text:style-name="T1">#</text:span></text:a></text:p>
      <text:p text:style-name="P4"><text:a xlink:type="simple" xlink:href="https://m.youtube.com/watch?v=6LQSYmda0Sc"><text:span text:style-name="T2">https://m.youtube.com/watch?v=6LQSYmda0Sc</text:span></text:a><text:s/><text:line-break/><text:line-break/>在馬里烏波爾的地下室 發現被虐死亡女性 腹部被刻上新納粹圖案 <text:line-break/>請注意影片中有無馬賽克屍體畫面 <text:line-break/><text:line-break/>Patric Lancaster 這位記者的頻道真實呈現戰場現狀 算客觀公正</text:p>
      <text:p text:style-name="P2">jackie   |  2022.03.30 22:41   |   <text:a xlink:type="simple" xlink:href="http://palinfo.habago.org/Entry?Command=Information_PrintForum&amp;#FORUM42165"><text:span text:style-name="T1">#</text:span></text:a></text:p>
      <text:p text:style-name="P5">補充上個留言： <text:line-break/><text:line-break/><text:span text:style-name="T4">🔴</text:span>(3月30日午夜)疫苗打死人.終於賠償救濟金600萬元了....首例案件 <text:line-break/><text:a xlink:type="simple" xlink:href="https://youtu.be/Gsqi23shFRA"><text:span text:style-name="T2">https://youtu.be/Gsqi23shFRA</text:span></text:a><text:s/><text:line-break/><text:line-break/><text:line-break/>李偉平教授：『中國滅活疫苗致死率約78萬分之一，版上算過至少兩次，你慢慢爬文會找到。滅活疫苗的致死率差不多就是50-100萬分之一，台灣國光生技的流感疫苗即滅活疫苗，致死率沒甚麼好爭的，也沒甚麼好懷疑的。美國90%的抗生素來自中國，全世界只有台灣嫌中國的東西不好。生物製劑的成份用LC/GC-MS檢測，沒有測不到的成份，除非台灣生醫技術比菲律賓爛。滅活疫苗的致死率約50-100萬分之一，這是疫苗常識，科興及國藥疫苗全球打了至少15億劑，死亡兩三千人是正常的。但，成人最好遠離任何疫苗，打了基本上沒用。任何疫苗都可能因Molecular mimicry引發自體傷害，打完只能自求多福，祈禱災難不會發生在自己身上。疫苗打下去，無法抽回來。青春期過後，不要傻傻被騙去打疫苗。除了滅活疫苗之外，其它新冠疫苗都以Bioactive spike protein為抗原，打進人體前，人類對它瞭解甚微，正常要花十年研究確定沒有長期影響才能打進人體，現有的研究顯示AZ、BNT、Moderna、高端疫苗的Spike protein不能拿來當疫苗抗原，因為它會促使Prion-like protein聚集，引發類似狂牛症的腦神經退化疾病。如果你怕吃美國牛肉得狂牛症(其實機率趨近於零)，打AZ、BNT、Moderna、高端疫苗得狂牛症的機率&gt;&gt;&gt;&gt;&gt;&gt;&gt;吃美國牛肉。Molecular mimicry引發自體免疫疾病是Spike protein的特性，沒研究清楚就亂打，是愚蠢。失智跟Prion-like protein聚集有關，許多人打新冠疫苗後猝死，可能與Prion-like protein在腦中聚集有關。癌症，跟Spike protein引發Cell-cell fusion有關，另外，Spike protein可能直接促使細胞DNA突變，它本身可能就是致癌蛋白。打新冠疫苗前，你必須知道的是，藥廠花多少時間研究Spike protein？如果沒有十年研究，而你爭先去打，只是幫藥廠數鈔票，卻損了自己的健康與壽命。』 <text:line-break/><text:line-break/>https://www.cna.com.tw/news/acn/202103090347.aspx <text:line-break/><text:line-break/><text:line-break/><text:span text:style-name="T4">🔴</text:span>Spike protein的致癌機轉-T cell lymphoma <text:line-break/>https://tinyurl.com/ycb4yvrh <text:line-break/></text:p>
      <text:p text:style-name="P2">jackie   |  2022.03.30 21:17   |   <text:a xlink:type="simple" xlink:href="http://palinfo.habago.org/Entry?Command=Information_PrintForum&amp;#FORUM42164"><text:span text:style-name="T1">#</text:span></text:a></text:p>
      <text:p text:style-name="P4">在這裡跟大家分享一件關於疫苗的重要資訊： <text:line-break/><text:line-break/>根據李偉平教授以免疫學、分子生化等角度切入看毒苗問題：台灣所引進的毒苗都打不得，每打一劑，人體的免疫系統就會被毒苗摧毀 20％，打愈多劑次愈短命，發生的後遺症更是永久無法回復⋯ <text:line-break/><text:line-break/><text:line-break/><text:span text:style-name="T4">🔴</text:span>呂秀蓮姪女挺身而出！呂丹宜博士的核彈級爆料！ https://youtu.be/z77xyBLllPw <text:line-break/><text:span text:style-name="T4">🔴</text:span>Pfizer-BNT的不良反應報告：https://tinyurl.com/237zaw2b <text:line-break/><text:span text:style-name="T4">🔵</text:span>Nexium + Erythromycin病例分享：https://tinyurl.com/y39nd33u <text:line-break/><text:span text:style-name="T4">🔵</text:span>漫談免疫學-39(COVID-19 early Tx)：https://wleemc.pixnet.net/blog/post/120324130 <text:line-break/><text:span text:style-name="T4">🔵</text:span>漫談免疫學-41(你買到日舒了嗎?)：https://wleemc.pixnet.net/blog/post/120332908 <text:line-break/><text:line-break/>───────────── <text:line-break/><text:line-break/>以下是李偉平教授的論述，摘錄如下： <text:line-break/><text:line-break/>對於一個國家的疫苗政策，台灣是徹底的失敗者。滅活疫苗的Spike protein經過化學處理，失去生物活性，致死率低於50萬分之一，產生的T cell immunity涵蓋Spike/Membrane/Envelope/Nucleocapsid四種蛋白。中國在新冠病毒的防疫與疫苗選擇(滅活)都強過歐美，台灣跟著歐美走，終將為其自作聰明的愚蠢付出慘痛的代價。 <text:line-break/><text:line-break/><text:span text:style-name="T4">🔥👻</text:span>🏝<text:span text:style-name="T4">🇺🇸🇬🇧🇩🇪🇯🇵🔥👻</text:span>🧠<text:span text:style-name="T4">♿</text:span>🤢<text:span text:style-name="T4">🐢🐛🐸💉</text:span><text:span text:style-name="T5">☠</text:span>Native spike protein不能用來做疫苗抗原 https://tinyurl.com/2p942j5x <text:line-break/><text:span text:style-name="T4">❌</text:span>.<text:span text:style-name="T4">🇺🇸🇬🇧🇩🇪💉</text:span><text:span text:style-name="T5">☠️</text:span>中了毒苗的美國與台灣：https://tinyurl.com/hbvxnadk <text:line-break/></text:p>
      <text:p text:style-name="P2">陳真   |  2022.03.30 20:30   |   <text:a xlink:type="simple" xlink:href="http://palinfo.habago.org/Entry?Command=Information_PrintForum&amp;#FORUM42163"><text:span text:style-name="T1">#</text:span></text:a></text:p>
      <text:p text:style-name="P5">台海戰爭實況預錄 (二) <text:line-break/><text:line-break/>陳真 <text:line-break/><text:line-break/>2022. 03. 30. <text:line-break/><text:line-break/>陳真 <text:line-break/><text:line-break/>2022. 03. 30. <text:line-break/><text:line-break/>套句拜登的話，我也很希望有一天，可以看到美國的哪個州勇敢起來爭取獨立，希望祖國可以賣武器給他們，我更希望看到美國的婦女、小孩，勇敢地以肉體抵抗殘暴美軍的坦克車，我還希望祖國不但賣武器給他們大撈一筆之外，應該也要幫忙訓練他們如何攻擊美軍；我非常讚賞美國人能夠鼓舞我們，為了獨立自主與民主自由，勇敢地以血肉之軀抵抗美軍，戰到最後一兵一卒。 <text:line-break/><text:line-break/>很多人常嘲笑台灣軍隊手無縛雞之力，還說什麼解放軍一來，幾小時或幾天就可以把台灣拿下。我覺得這樣一種想法未免太天真。如果這麼簡單，兩岸早已統一。這不是因為台灣軍人很強壯，而是因為解放軍其實不是在跟台灣打仗，而是台灣人代替美軍上戰場，而背後的指揮官則是美軍，一如烏克蘭的情況。 <text:line-break/><text:line-break/>而且，現代戰爭畢竟不同於過去的刺刀肉博戰，不是依靠個人體格因素，而是依靠情報資訊與精準衛星定位什麼的，而這些東西恐怕還是美國比較厲害。再加上台灣的飛彈密度全世界排名第二，解放軍想要幾天內就結束戰爭，我認為那是很離譜的妄想。有美國在背後進行戰爭指導和軍火支援，有可能讓你速戰速決嗎？美軍常年在台灣訓練台軍，這只是大家心知肚明的事。台海一旦爆發戰爭，戰火不可能迅速平息。 <text:line-break/><text:line-break/>最好的解決方法就是儘可能避免打仗。美國雖然掌控發動戰爭的籌碼，但是，台灣人如果夠聰明，就應知道，對岸同胞是我們自己人，美國才是我們的敵人，不要做出親痛仇快之事，不要傻傻地當 "毒蛙" 為美國人賣命去傷害自己的同胞。 <text:line-break/><text:line-break/>================= <text:line-break/>拜登自曝「美軍在波蘭訓練烏軍」 白宮極力澄清只是日常「聯絡」 <text:line-break/><text:line-break/>新頭殼newtalk &amp;;#124;謝佩玲 綜合報導 <text:line-break/><text:line-break/>2022年3月30日 <text:line-break/><text:line-break/>[新頭殼newtalk] 美國總統拜登在上周抵達波蘭與烏克蘭邊境，試圖激勵烏克蘭士氣，卻在公開場合接連曝光美軍動向，不僅向美軍表示，到了「那裡」後將看到堅強站立的烏國婦孺，還透露美軍在波蘭訓練烏軍，白宮方面只好極力澄清，強調美軍與烏軍只是日常的「聯絡」。 <text:line-break/><text:line-break/>拜登在日前對美軍第82空降師官兵的演說中，不經意說出一段美軍的動向，拜登對士兵稱，「你們到了那裡，將會看到婦女、孩童堅強佇立著，站在可惡的坦克面前」，拜登盛讚烏克蘭人的果敢，還稱烏克蘭人能夠鼓舞「我們」。 <text:line-break/><text:line-break/>這段話被視為美軍將進入烏克蘭，白宮方面則並未承認，不過，據《政客》（Politico）報導，拜登在28日被問到相關問題時，又不經意透露，「我們當時是在波蘭訓練烏克蘭軍隊。」 <text:line-break/><text:line-break/>眼見拜登接連「失言」，白宮發言人先是針對「美軍會進入烏克蘭」澄清，強調「我們不會將美軍送至烏克蘭，這點不會改變」。 <text:line-break/><text:line-break/>至於美軍在波蘭訓練烏克蘭軍隊一事，白宮發言人貝丁菲爾德（Kate Bedingfield）則回應媒體，「只是與駐波蘭的烏克蘭軍隊日常的聯絡」，並強調沒有更多細節能夠說明。</text:p>
      <text:p text:style-name="P2">赤   |  2022.03.30 18:54   |   <text:a xlink:type="simple" xlink:href="http://palinfo.habago.org/Entry?Command=Information_PrintForum&amp;#FORUM42162"><text:span text:style-name="T1">#</text:span></text:a></text:p>
      <text:p text:style-name="P4">Ya，這也是為何我會想來(或者說只能來)這兒討論的原因之一，因為我無法和身邊的人講這些。 <text:line-break/>跟他們說美國政府是邪惡的，他們肯定會罵我是神經病、中共大外宣看太多云云的，我前日告訴我同學關於美國政府的「投毒史」(這些都已經是公開事實，不是陰謀論)，他還扯說「中國政府也有啊」，試問我該如何跟他溝通呢? <text:line-break/><text:line-break/>人有一個很大的弱點，那便是對於超出自己見識的事物先行否決，把它稱之「陰謀論」，卻還自詡中立理性，殊不知只是自己少見多怪，就像蜀地的犬見到太陽那樣；卻又對三人成虎的事深信不疑。就單一個體而言，也許人是理性的，巨觀而論，一整國的人的智商真的跟花果山的猴子差別不大。 <text:line-break/></text:p>
      <text:p text:style-name="P2">陳真   |  2022.03.30 17:59   |   <text:a xlink:type="simple" xlink:href="http://palinfo.habago.org/Entry?Command=Information_PrintForum&amp;#FORUM42161"><text:span text:style-name="T1">#</text:span></text:a></text:p>
      <text:p text:style-name="P5">莫德納涉嫌製造新冠病毒的事是真的，但是SaraBeth Hartlage 應與此無關。至於該論文在學理上莫德納公司是否有三兆分之一的無辜可能性，我無法論斷，但我能論斷那些專門致力於混淆視聽的所謂 "事實查核中心" 所澄清的內容全然是一派胡言。你拿幾個英文字母，數量別說三萬，就讓你拿三十萬好了，往地上一撒，看你能不能剛剛好撒出一個長句子或剛好撒出一篇文章。 <text:line-break/><text:line-break/>真正死因可疑的是那位發現愛滋病毒的諾貝爾獎得主Luc Montagnier，他是反對這些西方基因疫苗最有力、同時也是舉世學術地位最崇高的一個人，偏偏就在上個月突然悄悄地死掉，死因不明。媒體諱莫如深，彷彿沒這回事。</text:p>
      <text:p text:style-name="P2">陳真   |  2022.03.30 17:47   |   <text:a xlink:type="simple" xlink:href="http://palinfo.habago.org/Entry?Command=Information_PrintForum&amp;#FORUM42160"><text:span text:style-name="T1">#</text:span></text:a></text:p>
      <text:p text:style-name="P4">台海戰爭實況預錄 <text:line-break/><text:line-break/>陳真 <text:line-break/><text:line-break/>2022. 03. 30. <text:line-break/><text:line-break/><text:line-break/>我不認為美國會用核彈打我國。為什麼？因為我們核彈數量雖少(僅幾百顆，而美國近萬顆)，但是，死一次和死一百次，意義是一樣的。 <text:line-break/><text:line-break/>也許幾百顆核彈還不至於讓美國死一次，但是，即使只是死一半，恐怕也不是美國人會願意付出的代價。你看美國幾十年來每天在打仗，每天在侵略，打了兩百多場侵略戰爭，但是，打的對象全是軟柿子，他敢去打北韓、打伊朗嗎？不敢。 <text:line-break/><text:line-break/>美國人養尊處優，雖打了幾百場侵略戰爭，但全部是在別人的土地上別人的家園裏儘情蹂躪摧殘，儘情屠殺劫掠，但從來沒有一場戰爭發生在美國本土。美國人沒有這種膽子，更不用說承受一顆核彈或氫彈。 <text:line-break/><text:line-break/>我更不認為美國會在台灣或日本製造核彈攻擊事件來嫁禍北京。因為，這種事很難嫁禍。而且，台灣打越久，越亂，對美國越有好處，而核彈卻是一下子就game over，不符合美國的盤算。 <text:line-break/><text:line-break/>再說，核攻擊將引來全然不可控的變數，世界頓時就會走到毀滅邊緣，不管是毀滅了中國或俄國，美國都不可能獨活。總之，美國人沒有理由搞這一齣。 <text:line-break/><text:line-break/>我用君子心來度美國的人渣腹，我猜美國會這麼做： <text:line-break/><text:line-break/>1. 美國會叫台灣的藍綠人渣走狗漢奸政權以切香腸的方式，步步進逼，類似北約對俄國的作法，總有一天，香腸會切到某個點是北京所無法忍受的，藉以挑起戰火，並把責任全推給北京。 <text:line-break/><text:line-break/>2. 一如美國過去二十幾年所不斷指示台灣的作法：每個台灣人都必須當所謂 "毒蛙"，與敵人同歸於盡。簡單說就是每個台灣人都必須為美國人而死，為美國人當炮灰去攻擊大陸骨肉同胞，儘可能製造兩岸最大的傷亡。 <text:line-break/><text:line-break/>你從美國對烏克蘭的操縱方式就可以看得出來，美國在烏克蘭這麼做，在台灣也一定會這麼做，而且會做得更無恥更邪惡更血腥更徹底。 <text:line-break/><text:line-break/>主要作法就是提倡喪心病狂、違反現代戰爭規範的所謂 "全民皆兵"，讓台灣人不分軍人與平民，全部成為軍事攻擊對象，讓台灣每一寸土地全部成為戰場。 <text:line-break/><text:line-break/>具體作法一如烏克蘭，包括綁架人民，禁止逃難，違者槍殺，或是故意在平民住宅區設立軍事據點，混淆軍民界線，藉以擴大平民傷亡，然後再藉著主流媒體進一步渲染兩岸仇恨，進一步妖魔化北京。 <text:line-break/><text:line-break/>此外，還有所謂 "社區武裝化"，一如烏克蘭，人渣漢奸政權會發放大量槍炮武器給特定民眾或親綠團體，進行內部屠殺，殺害親中人士，殺害政治異己，鼓吹動亂，使整個島嶼陷入最大程度的內部動亂。 <text:line-break/><text:line-break/>3. 主流媒體當然不會閒著，它會每天24小時造謠抹黑栽贓嫁禍，讓台灣人與世人痛恨中共的 "血腥殘暴"，進一步鼓動台灣人反擊。一如美國過去二十幾年來所強力鼓吹，台灣人渣漢奸政權一定會對大陸本土發動攻擊，而且會依照美國過去二十幾年來的指示，會故意攻擊大陸的水庫大壩等重要民生設施，攻擊人口稠密的大陸各個重要城市，進一步擴大兩岸人民之間的血腥仇恨。 <text:line-break/><text:line-break/>4. 這時候，CIA 這些年來在台灣所強力推行的所謂 "全民皆兵" 或 "全體國民動員" 或 "社區武裝化" 或歌頌 "軍民一體" 等等的邪惡作法，就能進一步發酵，進一步推展所謂以小博大的 "不對稱作戰"，鼓勵台灣人在島內或大陸進行恐怖攻擊，無限擴大兩岸傷亡與仇恨。 <text:line-break/><text:line-break/>媒體永遠不會閒著，一定會每天24小時全天候造謠抹黑栽贓嫁禍，然後會拼命歌頌哪個英勇女生或學生如何奮勇戰死，如何被殘酷殺害，如何被解放軍輪姦至死，進一步挑起兩岸仇恨，歌頌與鼓動所謂 "就算拿掃把也要戰到最後一兵一卒" 的美國既定命令。 <text:line-break/><text:line-break/>5. 此外，美國在韓國和台灣都設有生物武器實驗室，到時候，美國很可能會叫台灣漢奸政權對大陸進行生物武器或生化武器攻擊，而這也許就是美國過去二十幾年來在台灣所不斷推動與訓練的所謂 "不對稱作戰" 的核心作法之一；只要派幾個人到對岸散播病毒或發射生化武器，馬上就能造成大陸千萬人的傷亡。 <text:line-break/><text:line-break/>6. 我講的以上這些，只是冰山一角，而且不是我的猜測(我對猜測或預測不感興趣)，而是美國二十幾年來對台灣所指示的既定作戰方針或明顯作為。美國甚至具體要求台灣應該要有死幾成人口的決心，以捍衛偉大的民主自由與台灣獨立。 <text:line-break/><text:line-break/>7. 美國與其全世界走狗國家，特別是日本與澳洲，一定會在美國的指示下，合力擴大兩岸血腥衝突與仇恨，源源不絕的武器與飛彈，將會賣給台灣，支持勇敢的台灣人為偉大的民主自由戰至最後一兵一卒，最少要死三成人口才能達到美國的基本要求。 <text:line-break/><text:line-break/>8.　除了軍事之外，其它各種作戰方式例如金融與貿易或各種土匪式的掠奪資產，包括徹底掏空台灣，當然也會一併進行，一如目前對付俄國之所為，而且會更加慘烈與無恥。 <text:line-break/><text:line-break/>9. 美國沒必要消滅中國，他只要把中國打成重傷就行，主要目標就是在兩岸策動長期內戰與內亂，從根本上阻遏中國的崛起，徹底斷送中國取代美國成為世界第一強國的可能性。因此，除了兩岸之外，美國也會在世界各地破壞一帶一路以及中國藉以進一步發展的各種既定政策與戰略措施。 <text:line-break/><text:line-break/>10. 我不會預言，預言要找印度神童。但我習於寫我所知所見，陳述事實。我講的這些都是未竟之事實。美國人希望它成為事實，台灣人呢？美國人說台灣人應該勇於當 "毒蛙"，勇於和大陸同歸於盡，勇於戰到最後一兵一卒。台灣人真的希望這樣？ <text:line-break/><text:line-break/>今天，如果我有能力控制美國的一個州，我很樂意鼓吹他們追求獨立，追求民主自由，我很樂意透過主流媒體，鼓吹美國人互相仇恨，我更樂意販賣源源不絕的武器給他們，鼓勵他們為了民主自由，務必內戰到最後一兵一卒，最少也應該死三成，才能達到我的期待，畢竟美國人死越多，我賺越兇，賺進數以兆計的橫財之外，我更能一舉消滅美國人，讓他們再度陷入貧窮 (美國對中國的公開言論)，永無翻身之日。我很樂意讚賞他們互相殘殺的勇敢，我很樂意歌頌他們捍衛民主自由的犧牲決心。 <text:line-break/><text:line-break/>結論： <text:line-break/><text:line-break/>這就是美國，這就是美國過去二十幾年來在島內拼命執行的陽謀與操作。腦子正常的人都看得見，台灣人死到臨頭還不知道自己被美國人當成毒蛙、當成狗肉炸彈嗎？</text:p>
      <text:p text:style-name="P2">赤   |  2022.03.30 16:51   |   <text:a xlink:type="simple" xlink:href="http://palinfo.habago.org/Entry?Command=Information_PrintForum&amp;#FORUM42159"><text:span text:style-name="T1">#</text:span></text:a></text:p>
      <text:p text:style-name="P5">之前關於莫德納謠言那事，的確是我粗心了，未來會先查證再發。回到正題，也許我措詞激烈了一些，但我並非極端主張者。我支持統一台灣，絕不是單純基於「討厭冥盡黨」或是「中共可以幫我教訓冥盡黨」這種情緒性的主張，更不可能希望「對岸血洗台灣」。而是血緣、文化和情感的認同，希望中國人能夠完成歷史上最後一次的大一統，自此國家山河不再分裂。換言之就算沒有冥盡黨和台獨勢力，我依然支持邁向統一的結局。但鑒於現實，和平統一的機率又有多少？若沒有軍事行動作為基礎，有可能達成嗎？(在必得使用軍事手段的前提下，最好的模式也許是北平模式，結局仍然是和平解放) <text:line-break/><text:line-break/>而俄羅斯對烏克蘭的軍事行動也的確成為中共的一個對照組，烏克蘭是主權獨立的國家，俄方都能為了自身的地緣安全考量而大舉攻烏了，台灣身為中國被割據的一省，對北京而言，其事態程度必更高於俄烏吧？習近平面對十四億的民意，壓力勢必會更大。普丁的確是給中國人做了一個示範，面對西方得寸進尺的侵犯之勢，你只有用他們聽得懂的語言才能和他們溝通。</text:p>
      <text:p text:style-name="P2">jackie   |  2022.03.30 14:51   |   <text:a xlink:type="simple" xlink:href="http://palinfo.habago.org/Entry?Command=Information_PrintForum&amp;#FORUM42158"><text:span text:style-name="T1">#</text:span></text:a></text:p>
      <text:p text:style-name="P4">未來一旦兩岸真的發生軍事衝突，美殖民邪惡帝國撒旦會應對兩岸戰爭所採取的可能行動⋯ <text:line-break/><text:line-break/>王孟源教授依照美帝這魔鬼過去200年侵略他國的套路，並對美國這個國家深度的瞭解之下所做的合理推測，美帝極有可能採用的應對措施：尤以王孟源博士所講述的這一段：美帝撒旦對應台海戰爭所可能應對的劇本：『⋯結合作假栽贓（例如在臺北或東京引爆核彈），最終得以在西方暴民背書下對中國做全面核打擊，徹底抹除中華民族在地球上的存在。』⋯ ，此段對美帝的及其邪惡的行徑推測，令人思之不寒而慄且心驚動魄！ <text:line-break/><text:line-break/>（03212022-3 對談王孟源：俄烏衝突 （第三集 50%版） 影片一開頭就提及未來兩岸如果發生軍事衝突，依美帝過去的尿性及邪惡行徑，美帝極有可能在台北引爆核彈⋯，然後再把引爆核彈的元兇嫁禍給祖國⋯，引起歐美各國對祖國同仇敵愾，進而對祖國投以核彈做毀滅性的行徑⋯） <text:line-break/><text:line-break/>在影片「對話 王孟源：烏克蘭 北約 美國（第二集完整版）」 03:19 提及台灣是東亞的第一線炮灰⋯ <text:line-break/><text:line-break/><text:line-break/><text:line-break/>王：『當前國際儲備貨幣、管理機制、同盟結構都在迅速轉變、重組的過程中，美國本身則面臨通貨膨脹、經濟泡沫、以及多維的政治內鬥等等不確定性，的確把種種黑天鵝事件的機率從基本為零提升到不可忽略的地步。但是你所作的分析，假設臺海衝突的時程由蔡英文決定，這必然依舊是錯誤的：蔡所能做的，最多最多，只是在美國要求她打擦邊球的時候，在越界多遠的斟酌上，稍稍可以有點影響，要說主動選擇戰爭爆發時間點，是你太高估台灣的份量了。至於打游擊戰，烏克蘭的Neo Nazi勢力龐大，幾萬人被安插到各級部隊做政治基幹，寧可戰死也不願被俘；台灣有對應的死硬分子嗎？ <text:line-break/><text:line-break/>臺海戰爭打起來之後，當然是昂撒集團聯合所有願意聽話的附庸對中國做全面制裁，這是博客從八年前一開始就解釋清楚的邏輯；這次對俄制裁的經驗，表明了將來會包括扣押外匯、取消欠債、沒收中國企業海外資產等等選項。然而在軍事上也有動手的可能，才是我最擔心的事。這裡我不是指派地面部隊到台灣參戰、或者設立禁飛區，那純粹是去送死，而是考慮戰略層面上中國和俄國的兩大不同：首先中國是昂撒霸權的立即和首要威脅，俄方不是；其次中國的核武力量比美俄小了不止一個數量級。所以在中方完成佔領之後，美國會有動力和底氣來繼續升級。這裡有Not mutually exclusive的兩條路線：首先可以對中國貿易做全球海上封鎖，欺負中方欠缺海外基地的弱點；其次是逐次升級挑釁（例如故意讓自己的航母被擊沉，以挑動國內民意）、結合作假栽贓（例如在臺北或東京引爆核彈），最終得以在西方暴民背書下對中國做全面核打擊，徹底抹除中華民族在地球上的存在。這篇正文在金融和外交的正題之外，特別去談核武備，你想是為什麼呢？ <text:line-break/><text:line-break/>歐盟在Merkel退休之後，全面倒向昂撒集團，雖然事先看是小機率事件，但這個機率並不是零；換句話説，雖然可以不預期，但必須做準備。這是為什麼多年來我反覆強調要把握Merkel的務實態度，加緊綁定中歐關係。但是歐洲徹底淪為美國附庸的邏輯後果，推論到底，也同時會使核戰成為可能，所以我也明確論斷過，加緊提升核反擊能力是保障中美霸權和平交替的絕對必要。這種需要至少十年全力以赴的努力方向，中方卻一直拖到去年才開始著手，這很顯然是無用的智庫和學術界又一次清談誤國的案例，我們只能希望國家足夠幸運，不必面對最嚴重的惡果。』（摘自：<text:a xlink:type="simple" xlink:href="https://tinyurl.com/bddanfaz"><text:span text:style-name="T2">https://tinyurl.com/bddanfaz</text:span></text:a>） <text:line-break/><text:line-break/><text:line-break/><text:span text:style-name="T4">🔴</text:span>對話 王孟源：烏克蘭 北約 美國（第一集完整版） <text:a xlink:type="simple" xlink:href="http://t.cn/A6iCx0NX"><text:span text:style-name="T2">http://t.cn/A6iCx0NX</text:span></text:a><text:s/><text:line-break/><text:span text:style-name="T4">🔴</text:span>對話 王孟源：烏克蘭 北約 美國（第二集完整版） <text:a xlink:type="simple" xlink:href="https://tinyurl.com/y5y4hu3a"><text:span text:style-name="T2">https://tinyurl.com/y5y4hu3a</text:span></text:a><text:s/><text:line-break/><text:span text:style-name="T4">🔴</text:span>對談王孟源俄烏衝突 -（第一集完整版） <text:a xlink:type="simple" xlink:href="https://tinyurl.com/4dcrfdaz"><text:span text:style-name="T2">https://tinyurl.com/4dcrfdaz</text:span></text:a><text:s/><text:line-break/><text:span text:style-name="T4">🔴</text:span>03212022-3 對談王孟源：俄烏衝突 （第三集 50%版） <text:a xlink:type="simple" xlink:href="https://youtu.be/gs-8ucSHFYM"><text:span text:style-name="T2">https://youtu.be/gs-8ucSHFYM</text:span></text:a><text:s/><text:line-break/><text:line-break/></text:p>
      <text:p text:style-name="P2">許世勤   |  2022.03.30 09:11   |   <text:a xlink:type="simple" xlink:href="http://palinfo.habago.org/Entry?Command=Information_PrintForum&amp;#FORUM42157"><text:span text:style-name="T1">#</text:span></text:a></text:p>
      <text:p text:style-name="P4">感謝陳醫師的讚美，只是我不認為我有什麼睿智，我只是寫我所想的。倒是我從小經常被罵被批評，因此逐漸學會「一皮天下無難事」的技能，凡事問心無愧即可。曾經幾次被稱讚，反而讓我誠惶誠恐。 <text:line-break/><text:line-break/>信仰告訴我，信仰的根本目的「在示為人之道」，其實我們終其一生，也就是在學會怎麼活得「像個人」而已。從小就在菜市場幫忙家裡的小本生意，經常聽到誰家的老婆跑了、誰家的小孩騎車出車禍死了。或是不久前才看到人好好的，突然就出了嚴重事故走了，包括我自己家裡也都出過大事。諸行無常，人世間似乎總有著無可抗拒的悲哀，但庶民的睿智就是能夠堅忍地活著。所以對於迷惑民眾的那一批所謂的頂層「菁英」們，我總有想要狠狠打斷他們高鼻子的想法。如果領導社會的階級，能多了解一些庶民面對生活的無力與蒼白，那我們的政治會好一點。</text:p>
      <text:p text:style-name="P2">鄭豐遠   |  2022.03.29 21:01   |   <text:a xlink:type="simple" xlink:href="http://palinfo.habago.org/Entry?Command=Information_PrintForum&amp;#FORUM42156"><text:span text:style-name="T1">#</text:span></text:a></text:p>
      <text:p text:style-name="P4">2016 出國前，腦裡想的是逃離台灣這塊閉塞的小島，飛往一片海闊天空，大好世界在那等著我，想的無非是做一個更"大"的人。沒想到，出國沒幾年，立刻就發現"世界"原來這麼小，比起我的"家"，竟是如此微不足道。"世界"就是西方，"家"就是祖國。 <text:line-break/><text:line-break/>人們對環境的不滿通常是有個參照座標的，那就是西方世界。對此我能理解，我知道欧婷婷在說什麼，比起大多數台灣人，我應該算是對對岸一般人想法比較瞭解的，我能想像生活在祖國的那些壓力。但我同樣對西方也有一定瞭解，畢竟我在西方生活了快六年了。 <text:line-break/><text:line-break/>個人生命層面，也許一個社會的某些特定優點，是他的救命稻草，反之則可能有性命之憂。但是，以此評價不同社會之優劣，恐怕不具有什麼意義。許多西方人到了中國生活後，覺得中國簡直救了他們的命，讓他們找到西方世界永遠不可得的平靜和快樂，但是這些屬於唯心的感受，其實也只能屬於個人 (雖然我很看重這些)。 <text:line-break/><text:line-break/>至於真正要說不同社會之間 PK，那當然得用其他的尺度，沒到西方長期生活過的人，也許潛意識裡對其有種美化的想像，你要讓他相信一些其實明明白白的事以及其危害，恐怕極其困難，比如西方的種族主義。我出國前從不認為這些是什麼問題，出了國一兩年後馬上就懂了。 <text:line-break/><text:line-break/>我看重的一個尺度就是時間，一個社會究竟是隨著時間愈變愈好，人們的生活愈發安全健康而富裕、文明且自信，還是往相反方向走，各種沉疴宿疾比如種族主義，比如法西斯傾向，比如暴力傾向，隨著時間愈發嚴重? <text:line-break/><text:line-break/>與時間相伴的另一個尺度就是道德，一個社會的向上發展終究要犧牲一些東西的，問題是，你犧牲的是自己還是別人? 你是勤勤懇懇，不惜犧牲自己的環境與社會，咬著牙忍受一身傷痛與諸多批評繼續前行，還是犧牲其他國家人民的發展權益、資源，甚至是人命，以掠奪代替創造，以戰火加諸他人換取自身的和平及富裕? 答案應該很明顯。中國社會有再多問題和不足，中國人永遠可以挺起胸膛說，自己並沒有對不起這個世界。 <text:line-break/><text:line-break/>有些事，不僅不能看數字，甚至連故事都該拋到一邊，一些基本的歷史與事實就足夠讓我們做出判斷。只是，人們往往很容易掉以輕心，疏於思考，讓自身的壓力或痛苦成了他人別有用心的利器，進而讓自己掉入萬劫不復的深淵。 <text:line-break/><text:line-break/>看看烏克蘭，這個國家就是一個活生生的例子。</text:p>
      <text:p text:style-name="P2">陳真   |  2022.03.29 19:32   |   <text:a xlink:type="simple" xlink:href="http://palinfo.habago.org/Entry?Command=Information_PrintForum&amp;#FORUM42155"><text:span text:style-name="T1">#</text:span></text:a></text:p>
      <text:p text:style-name="P5">不對，剛好相反。理解數據只是一種很粗淺的能力，智商七十以上，兩天就學會了。但是，理解故事卻需要情感與天才。世界上真正重要的是那些肉眼不可見、無法定量的東西。反之，一種東西，只要可運算，似乎就不是什麼多大的事。 </text:p>
      <text:p text:style-name="P2">陳真   |  2022.03.29 19:24   |   <text:a xlink:type="simple" xlink:href="http://palinfo.habago.org/Entry?Command=Information_PrintForum&amp;#FORUM42154"><text:span text:style-name="T1">#</text:span></text:a></text:p>
      <text:p text:style-name="P4">我覺得世勤的睿智與文采，足以撐起另一個 "巴勒網"。 <text:line-break/><text:line-break/>但是，一個真正值得聆聽的思想者，卻往往不被人們所普遍認識。你看，黃國樑、王孟源等等，都是才學兼具的聰明人，但他們卻乏人問津，無人認識，更不用說當代最偉大的哲學家范光棣老師了，幾個人聽過？幾個人知道誰是范光棣？ <text:line-break/><text:line-break/>反倒是遍佈媒體廣為大眾所知的網紅們或各種所謂名人及綠色走狗學者，明明腦子裝屎，明明不學無術，但是，他們隨便放個屁，媒體就大登特登。反倒是那些真正有話要說者，即便你寫上一輩子，媒體還是把你當空氣。 <text:line-break/><text:line-break/>至於我個人，也許是個例外。為什麼？套句很多市場專家對我的形容，因為我有市場賣點，包括出版市場與政治市場；我若不排斥廣為人知，老早揚名海內外，只是我非常不希望成為公眾人物。因為，我覺得，思想也好，情感也罷，似乎只適合以一種較為隱密而小眾的方式流傳，而不適合站到鎂光燈前，嗆俗地對外大放送。很多心裏話，很多腦子深層的所謂思想與智慧，就跟寫情書一樣，似乎只適合竊竊私語，只適合有緣人；願者上鉤，不願者回頭。題外話。</text:p>
      <text:p text:style-name="P2">谢奕   |  2022.03.29 17:02   |   <text:a xlink:type="simple" xlink:href="http://palinfo.habago.org/Entry?Command=Information_PrintForum&amp;#FORUM42153"><text:span text:style-name="T1">#</text:span></text:a></text:p>
      <text:p text:style-name="P5">對故事共情是一種十分廉價的能力，對統計數字共情才是真正難能可貴的品質。</text:p>
      <text:p text:style-name="P2">陳真   |  2022.03.29 10:50   |   <text:a xlink:type="simple" xlink:href="http://palinfo.habago.org/Entry?Command=Information_PrintForum&amp;#FORUM42152"><text:span text:style-name="T1">#</text:span></text:a></text:p>
      <text:p text:style-name="P4">(續) <text:line-break/><text:line-break/>再補寫了一條：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陳真   |  2022.03.29 10:43   |   <text:a xlink:type="simple" xlink:href="http://palinfo.habago.org/Entry?Command=Information_PrintForum&amp;#FORUM42151"><text:span text:style-name="T1">#</text:span></text:a></text:p>
      <text:p text:style-name="P5">我為什麼想回歸祖國大陸 <text:line-break/><text:line-break/>陳真 <text:line-break/><text:line-break/>2022. 03. 29. <text:line-break/><text:line-break/><text:line-break/>謝謝婷婷。 <text:line-break/><text:line-break/>Karl Popper 有句話說，"無知的心靈易下結論"。當我聽到有人跟我想法一樣時，有時反而會有一種啞口無言的感覺，而非開心，因為我常擔心人們是否受我影響故而有同樣的看法。我之所以會有此一疑慮是因為我的想法往往得來不易，因此我會納悶，對方是否受我影響，畢竟那樣一些想法除了得來不易，許多時候它並不僅僅只是一種認知，更是一種血淚斑斑的個人生命經驗。 <text:line-break/><text:line-break/>先不說生命的事，光是在認知上或知識上，我就是個極端保守主義者，我不是那種會一頭栽進某種結論或看法的人，不管做什麼，我都很慢很慢很慢，慢慢慢慢慢慢地認識這個世界，慢慢慢慢慢慢地認識一切。不光是知識與認知，就連整個生命歷程都遠遠比一般人都還要慢上許多，別人都當阿公了，我卻才剛在把屎把尿。 <text:line-break/><text:line-break/>我的生命 "分母" 特別漫長，漫漫千百年之下，"分子" 的意義也將大不同。維根斯坦說："跑最慢的得冠軍。" 在這個意義上，在這個速食社會中，我也許就是個冠軍，就像麥兜的千年時鐘那樣，千百年才靜悄悄地走一格。 <text:line-break/><text:line-break/>回到妳所說的。我不太可能美化大陸社會，醜化的機率說不定還高上許多。但是，人們應該了解話語的多重意思，指涉範圍不同，意義也就不一樣。 <text:line-break/><text:line-break/>簡單這麼說： <text:line-break/><text:line-break/>一，集體意義與相對性。 <text:line-break/><text:line-break/>我對祖國的高度肯定是在一種以人類集體走向為範疇的意義上，而非局部現象之道德評價。簡單說，是在一種也許涉及文化深層的集體意義上，相對於信奉帝國擴張與侵略、信奉拳頭就是真理，信奉弱肉強食，信奉白人優越的西方意義。換句話說，這裏頭有兩個成份，一是集體，一是相對，而非個別或局部之文明絕對值考量。 <text:line-break/><text:line-break/>二，進步或墮落。 <text:line-break/><text:line-break/>我住過英國十年，我懂得西方種種。在生活與社會發展的許多方面，西方社會的內部運作與生活文化習性種種，無疑是比較文明的。我指的是比方說交通秩序良好，法治上比較有個依據，理字比較行得通，個人比較誠實，行事作風比較沒有裙帶因素與特權，比較重視個人權益等等。 <text:line-break/><text:line-break/>比方說，在英國看病，你不需要跟對方說恁爸也是醫生哦，恁爸是什麼什麼人哦，但在台灣，我去看病或帶家人去看病，我若不跟醫生說我是你的學長或老師哦，往往很可能會被虐待、百般刁難與羞辱，不會好好看診。我相信，大陸應該也跟台灣差不多。我甚至認為，在許多生活文化表現上，台灣肯定都還是要贏過大陸許多，比較文明，比較有法治，比較重視個人權益，比較友善，比較有禮貌，甚至比較守規矩。 <text:line-break/><text:line-break/>但在這裏頭，我卻看到一種趨勢，大陸是持續飛快進步，而台灣與西方卻急速墮落，文明與文化斷崖式地崩壞，價值崩盤，人渣橫行無阻。尤其這二十幾年來，島內隨著仇中反華之政治操弄，社會價值與道德秩序也隨之一併瓦解，善惡顛倒，是非沉淪。 <text:line-break/><text:line-break/>在這島上，只要是綠，只要仇中反華，你幾乎可以為所欲為，是非道德輕如陰毛，廉恥根本不值一個屁。住在這樣一個以光速般的速度價值崩壞的社會中，你會真心感到愉悅嗎？每天打開電視，翻開報紙，全是人渣，全是無恥謊言，全是齷齪貪婪的各種行徑。住在這樣一個迅速蛆化人渣化的社會中，也許餐廳服務員態度比大陸好一些，也許鄰里之間人與人之間溫情一些，但是，看到滿街豺狼滿街蛆，你會真心感到愉悅嗎？你對島嶼的明天還能抱著多少希望？ <text:line-break/><text:line-break/>三，種族因素。 <text:line-break/><text:line-break/>以社會內部發展來看，如上所說，西方確實比較文明，各種社會機制與運作比較成熟。但是，就跟島內一樣，隨著這些年瘋狂的妖魔化華人政治操弄，主流媒體瘋狂地抹黑中國，西方的仇中人口佔比由原先的也許兩、三成，迅速被炒作成七、八成，甚至九成。也就是說，你走在街上，你可以預期你周圍的人群之中，十個有八、九個是厭惡你，鄙視你，甚至仇視你的。他也許嘴巴上不說，甚至也許還會對你帶著一抹詭異的微笑，但你如果夠敏感，你就會知道西方人心裡在想些什麼。 <text:line-break/><text:line-break/>我們走在路上，迎面看到一隻狗走來，也許你也會對牠微笑，甚至說不定還會彎腰摸摸牠的頭，但是，狗還是狗。"狗與華人不准進入公園" 的百年恥辱不可能洗刷，除非咱們的拳頭夠硬，把洋人打趴，他才有可能改變心態思維。因為，拳頭是西方社會乃至西方文明據以判斷善惡與優劣的惟一標準。 <text:line-break/><text:line-break/>你在大陸，上街買個東西，很可能常會遇到凶巴巴的服務員。在西方社會遇到的機率比較低，洋人在這一點上比較 "文明"。但是，當你遇到一個態度惡劣的洋混蛋時，你得知道一點就是，他之所以對你態度惡劣，並非一視同仁，而是因為你不是白人；在洋人的教育中，只有白人才是人，只有白人的命才是命，其他人則只是一種動物，一種次人類，甚至把生命當成一種侵略與剝削的必然消耗品。 <text:line-break/><text:line-break/>大家聽過 "黑人的命也是命" 的口號吧？華人更是比黑人還矮一截，因為很多華人太窩囊了，被當成狗被人呵護，他還很開心；被洋大人罵了，他覺得是應該的，就像主人罵狗是應該的一樣。 <text:line-break/><text:line-break/>在大陸如果被服務員兇了，你不會太介意，因為他不是討厭你，不是針對你。但是，你要知道，在西方社會，某個服務員前一秒鐘對其它顧客也許還笑容燦爛，當下一個輪到你時，他很可能笑容就馬上不見了，皺起眉頭來了，彷彿你的存在讓他多麼不舒服似的。 <text:line-break/><text:line-break/>也許遇到這類法西斯人渣的機會不一定天天有，但是，三天兩頭遇到一次，你恐怕連殺人的心都會有了。生活在這樣的 "文明" 社會中，你會真心感到愉悅嗎？不管走到哪，你四周永遠有八成以上的人們對你是厭惡的，仇視鄙視的，生活其中，你會真心感到愉悅嗎？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jackie   |  2022.03.29 10:01   |   <text:a xlink:type="simple" xlink:href="http://palinfo.habago.org/Entry?Command=Information_PrintForum&amp;#FORUM42150"><text:span text:style-name="T1">#</text:span></text:a></text:p>
      <text:p text:style-name="P4">昨天早上無意中看到一個影片，一個台灣女孩在美國住了將近20年，在日常與美國友人、同事相處閒聊中，無意中聽到令她出乎意料意的訊息： <text:line-break/><text:line-break/>原來在美國人眼中，「太平洋」只不過是美國的後院之一，太平洋是美國的「太平湖」， <text:line-break/><text:line-break/>美國在亞洲日韓駐軍的日本及韓國，則是美國的「後院」⋯， <text:line-break/><text:line-break/>至於美國的「種族融合」只是虛幻的表象罷了，實際上這些盎格魯薩克遜白種人的自我優越性展露無遺，自以為比其它白種人族群更加優越，更把其他有色人種視為劣等民族，這些自以為優越的盎格魯薩克遜的白種人，當然對中國人更充斥滿滿惡意的鄙視及日積月累由主流媒體所灌輸的仇中反華的仇恨⋯，白種人表面上對你客氣，心裡實際上可不是這麼想⋯ <text:line-break/><text:line-break/><text:line-break/>【台湾人在美国20年】这位台湾人很棒！对台湾失望 对美国反思 对大陆肯定 【1】 <text:a xlink:type="simple" xlink:href="https://youtu.be/DabhuSNfm_Y"><text:span text:style-name="T2">https://youtu.be/DabhuSNfm_Y</text:span></text:a><text:s/><text:line-break/><text:line-break/><text:line-break/><text:line-break/></text:p>
      <text:p text:style-name="P2">許世勤   |  2022.03.29 09:41   |   <text:a xlink:type="simple" xlink:href="http://palinfo.habago.org/Entry?Command=Information_PrintForum&amp;#FORUM42149"><text:span text:style-name="T1">#</text:span></text:a></text:p>
      <text:p text:style-name="P5">美國疫情死了這麼多人，強調個人主義的美國社會，也沒看到多少對個體或個人的關懷。亞馬遜以壓榨員工著稱，但老闆只想著太空旅行，還假惺惺「感謝」自己的員工。疫情讓多數民眾生活更為艱辛，倒是富豪們的財富大量增加，增速還是疫情爆發前的數倍。 <text:line-break/><text:line-break/>台灣社會也是一樣，隨人顧性命，真正關懷弱勢的有多少？拳頭大的人講話說了算，真正聽到弱勢者心聲的有多少？或是把個人的慾望無限上綱為「人權」，無視對群體的衝擊，或「我的反對是正義，你反對我就是反民主」。很多弱勢者因為缺乏「新聞價值」或不在「進步價值」的界定範圍中，這些弱勢者的心聲根本連發聲都不可能。我倒是傾向體制的好壞將由民生結果決定，體制也決定整體政治是以理智進行決策，還是以信仰做為決策模式。至少中共是目前世界上少數能進行合理決策的政權，這可以確保財富分配呈常態分布，確保中產階級的社會，穩定而可以持續發展的社會，而不是二八法則或者冪律分布，那叫叢林法則，叢林法則正是西方世界或資本主義的真面目。大多數的人民，求的就是一個安居樂業，但這個目標卻變得愈來愈艱困。</text:p>
      <text:p text:style-name="P2">欧婷婷   |  2022.03.29 02:13   |   <text:a xlink:type="simple" xlink:href="http://palinfo.habago.org/Entry?Command=Information_PrintForum&amp;#FORUM42148"><text:span text:style-name="T1">#</text:span></text:a></text:p>
      <text:p text:style-name="P4">看到陈医师一直对中国大陆寄予厚望，我所见大陆的社会并不是一个关心“人”或者说关心个体的心灵、关心弱势群体痛苦的社会，虽然有一句口号“以人为本”，但大部分拥有权力、资源的人，为政绩、利益、面子……可以牺牲对个体的关怀，也可以说是根本没有想过这些。就算没有什么权力和资源的普通人也是一样，大有对“宏伟目标”、自己理想的图景感到亢奋不已，对个体的苦痛比较缺乏体谅的。也许因为有着为集体如家庭、学校、单位……的所谓荣誉压抑个人的传统，每个人都会被这传统浸染。倒不是说这些不会起到正面的作用。若您到大陆居住一段时间，可能会感到很失望。</text:p>
      <text:p text:style-name="P2">孫從輔   |  2022.03.28 23:43   |   <text:a xlink:type="simple" xlink:href="http://palinfo.habago.org/Entry?Command=Information_PrintForum&amp;#FORUM42147"><text:span text:style-name="T1">#</text:span></text:a></text:p>
      <text:p text:style-name="P5">To Jackie, <text:line-break/><text:line-break/>我認為質疑這種問題的人是沒把事情搞清楚。病毒分子會隨時間分解，而其中有一定的隨機性。低溫環境只是延緩其分解，並不改變隨機性。病毒可以透過低溫運輸傳播是事實，但質疑為何不是每一次的低溫運輸皆能傳播病毒，就像質疑為何這次大樂透的中獎人在高雄，難道台北沒人買彩票嗎？這是毫無意義的。</text:p>
      <text:p text:style-name="P2">jackie   |  2022.03.28 12:35   |   <text:a xlink:type="simple" xlink:href="http://palinfo.habago.org/Entry?Command=Information_PrintForum&amp;#FORUM42146"><text:span text:style-name="T1">#</text:span></text:a></text:p>
      <text:p text:style-name="P4">承續「影片：武漢疫情疑似與美國進口冰鮮龍蝦相關 <text:a xlink:type="simple" xlink:href="https://mp.weixin.qq.com/s/UyrVXA5t0rbNQI7fklc_9g"><text:span text:style-name="T2">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2">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2">陳真   |  2022.03.28 02:25   |   <text:a xlink:type="simple" xlink:href="http://palinfo.habago.org/Entry?Command=Information_PrintForum&amp;#FORUM42145"><text:span text:style-name="T1">#</text:span></text:a></text:p>
      <text:p text:style-name="P4">（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2">陳真   |  2022.03.28 00:32   |   <text:a xlink:type="simple" xlink:href="http://palinfo.habago.org/Entry?Command=Information_PrintForum&amp;#FORUM42144"><text:span text:style-name="T1">#</text:span></text:a></text:p>
      <text:p text:style-name="P5">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2">赤   |  2022.03.27 22:54   |   <text:a xlink:type="simple" xlink:href="http://palinfo.habago.org/Entry?Command=Information_PrintForum&amp;#FORUM42143"><text:span text:style-name="T1">#</text:span></text:a></text:p>
      <text:p text:style-name="P4">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2">赤   |  2022.03.27 22:16   |   <text:a xlink:type="simple" xlink:href="http://palinfo.habago.org/Entry?Command=Information_PrintForum&amp;#FORUM42142"><text:span text:style-name="T1">#</text:span></text:a></text:p>
      <text:p text:style-name="P5"><text:a xlink:type="simple" xlink:href="https://www.youtube.com/watch?v=t2EJFf2GHS4"><text:span text:style-name="T2">https://www.youtube.com/watch?v=t2EJFf2GHS4</text:span></text:a><text:s/><text:line-break/><text:a xlink:type="simple" xlink:href="https://www.youtube.com/watch?v=ofNTj1-ehHc"><text:span text:style-name="T2">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2">洋洋   |  2022.03.27 21:13   |   <text:a xlink:type="simple" xlink:href="http://palinfo.habago.org/Entry?Command=Information_PrintForum&amp;#FORUM42141"><text:span text:style-name="T1">#</text:span></text:a></text:p>
      <text:p text:style-name="P4">應該是在杭州吧。 <text:line-break/><text:line-break/>Luca&amp;;Rachele 路卡和瑞丽 <text:line-break/>我被隔離了？老外體驗驚心動魄12小時 <text:line-break/><text:a xlink:type="simple" xlink:href="https://youtu.be/70L-qB2-rQ8"><text:span text:style-name="T2">https://youtu.be/70L-qB2-rQ8</text:span></text:a></text:p>
      <text:p text:style-name="P2">鄭豐遠   |  2022.03.27 06:37   |   <text:a xlink:type="simple" xlink:href="http://palinfo.habago.org/Entry?Command=Information_PrintForum&amp;#FORUM42140"><text:span text:style-name="T1">#</text:span></text:a></text:p>
      <text:p text:style-name="P5">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2">蔡亦鸣   |  2022.03.26 23:41   |   <text:a xlink:type="simple" xlink:href="http://palinfo.habago.org/Entry?Command=Information_PrintForum&amp;#FORUM42139"><text:span text:style-name="T1">#</text:span></text:a></text:p>
      <text:p text:style-name="P4"><text:a xlink:type="simple" xlink:href="https://www.youtube.com/watch?v=JoBkJPglIO0"><text:span text:style-name="T2">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2">赤   |  2022.03.26 23:12   |   <text:a xlink:type="simple" xlink:href="http://palinfo.habago.org/Entry?Command=Information_PrintForum&amp;#FORUM42138"><text:span text:style-name="T1">#</text:span></text:a></text:p>
      <text:p text:style-name="P6"><text:a xlink:type="simple" xlink:href="https://s.weibo.com/weibo?q=%E8%8E%AB%E5%BE%B7%E7%B4%8D"><text:span text:style-name="T6">https://s.weibo.com/weibo?q=%E8%8E%AB%E5%BE%B7%E7%B4%8D</text:span></text:a><text:span text:style-name="T7"><text:s/><text:line-break/>才剛剛談完巧合 <text:line-break/>巧合馬上發生了</text:span></text:p>
      <text:p text:style-name="P2">孫從輔   |  2022.03.26 13:05   |   <text:a xlink:type="simple" xlink:href="http://palinfo.habago.org/Entry?Command=Information_PrintForum&amp;#FORUM42137"><text:span text:style-name="T1">#</text:span></text:a></text:p>
      <text:p text:style-name="P4">推薦賽雷話金的影片：緊急刪除、神秘病毒，生化實驗…美國在烏克蘭究竟做了什麼？ <text:line-break/><text:line-break/><text:a xlink:type="simple" xlink:href="https://youtu.be/HVxZMA6JBWc"><text:span text:style-name="T2">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2">陳真   |  2022.03.24 16:59   |   <text:a xlink:type="simple" xlink:href="http://palinfo.habago.org/Entry?Command=Information_PrintForum&amp;#FORUM42136"><text:span text:style-name="T1">#</text:span></text:a></text:p>
      <text:p text:style-name="P4">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4">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4">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4">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4">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5">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4">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4">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5">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4">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4">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5">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4">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5">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4">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5">你有筆誤，應是“去納粹化”。</text:p>
      <text:p text:style-name="P2">蔡亦鸣   |  2022.03.22 12:26   |   <text:a xlink:type="simple" xlink:href="http://palinfo.habago.org/Entry?Command=Information_PrintForum&amp;iPage=1#FORUM42120"><text:span text:style-name="T1">#</text:span></text:a></text:p>
      <text:p text:style-name="P4">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4">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5"><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4">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5">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4">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4">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5">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4">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8">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5">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4">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5">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4">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5">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4">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5">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4">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4">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5">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4">@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5">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4">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6"><text:span text:style-name="T7">今天是若雪過世19周年： <text:line-break/><text:line-break/></text:span><text:a xlink:type="simple" xlink:href="https://bit.ly/3q5CxR2"><text:span text:style-name="T6">https://bit.ly/3q5CxR2</text:span></text:a></text:p>
      <text:p text:style-name="P2">孫從輔   |  2022.03.16 05:11   |   <text:a xlink:type="simple" xlink:href="http://palinfo.habago.org/Entry?Command=Information_PrintForum&amp;iPage=1#FORUM42097"><text:span text:style-name="T1">#</text:span></text:a></text:p>
      <text:p text:style-name="P4">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5"><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4">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6"><text:span text:style-name="T7">阿桑吉將在獄中結婚： <text:line-break/><text:line-break/></text:span><text:a xlink:type="simple" xlink:href="https://bit.ly/3i3vfsD"><text:span text:style-name="T6">https://bit.ly/3i3vfsD</text:span></text:a></text:p>
      <text:p text:style-name="P2">陳真   |  2022.03.14 20:44   |   <text:a xlink:type="simple" xlink:href="http://palinfo.habago.org/Entry?Command=Information_PrintForum&amp;iPage=1#FORUM42093"><text:span text:style-name="T1">#</text:span></text:a></text:p>
      <text:p text:style-name="P4">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7"><text:a xlink:type="simple" xlink:href="https://www.bilibili.com/video/BV1aq4y1i7fx/"><text:span text:style-name="T6">https://www.bilibili.com/video/BV1aq4y1i7fx/</text:span></text:a><text:span text:style-name="T7"><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5"><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4">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5">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4">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5">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4">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5">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4">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6"><text:span text:style-name="T7">俄烏背後的金融戰 <text:line-break/></text:span><text:a xlink:type="simple" xlink:href="https://youtu.be/u3a7yGKr4Rw"><text:span text:style-name="T6">https://youtu.be/u3a7yGKr4Rw</text:span></text:a><text:span text:style-name="T7"><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4">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4">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5">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4">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5">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4">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5">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4">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8"><text:span text:style-name="T3">李輝焱</text:span><text:s/>  |  2022.03.07 12:52   |   <text:a xlink:type="simple" xlink:href="http://palinfo.habago.org/Entry?Command=Information_PrintForum&amp;iPage=1#FORUM42072"><text:span text:style-name="T1">#</text:span></text:a></text:p>
      <text:p text:style-name="P9"><text:span text:style-name="T8"><text:line-break/></text:span>我直接貼算了一直失敗<text:span text:style-name="T8"><text:s/><text:line-break/><text:line-break/><text:line-break/></text:span>從個人經歷談中國年輕一代認識中西方道路的心路歷程<text:span text:style-name="T8"><text:s/><text:line-break/></text:span>李曉鵬博士<text:span text:style-name="T8"><text:s/>2019-10-23 <text:line-break/><text:line-break/><text:line-break/><text:line-break/><text:line-break/></text:span>我生於<text:span text:style-name="T8">1982</text:span>年，改革開放後四年，是比較早的一批「<text:span text:style-name="T8">80</text:span>後」。今年三十出頭了。回顧這三十多年的生活，感覺自己非常幸運，可以在<text:span text:style-name="T8">30</text:span>年左右的時間裏，體驗到了人類社會兩千多年的變遷<text:span text:style-name="T8">——</text:span>從原始的農耕社會到工業化社會，再到移動互聯網和人工智能社會。這個過程讓我對中國和外部世界的認識經歷過很多次劇烈的沖擊和變化。<text:span text:style-name="T8"><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8"><text:s/><text:line-break/><text:line-break/></text:span>當時學校還有專門的假期叫農忙假<text:span text:style-name="T8">——</text:span>每年稻谷播種和收割的時候放假一周，中小學的孩子們都回家去幹農活。不然家長們會有意見，說讀書耽誤了農忙，就不讓孩子來念書了。<text:span text:style-name="T8"><text:s/><text:line-break/><text:line-break/></text:span>農忙時候幹的活兒，勞作方式跟兩千年前沒有多大的區別，犁田用牛、插秧用手，收割用鐮刀、打谷用架子。<text:span text:style-name="T8"><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8"><text:s/><text:line-break/><text:line-break/>1998</text:span>年，長江全流域發大水，筍溪河也一夜暴漲，把我家房子沖垮了。整條街被沖垮的房子不少。洪災過後，鄉政府趁機對街道進行修繕開發，搞旅遊，號稱「中山古鎮」。去年（<text:span text:style-name="T8">2015</text:span>年）春節還上了新聞聯播，被當成「青山綠水變金山銀山」的典型案例，現在就更火了。<text:span text:style-name="T8"><text:s/><text:line-break/><text:line-break/></text:span>我離開中山，是一級一級考試考出來的。當時還有一級行政區劃叫做區，比鄉高一級，比縣低一級。<text:span text:style-name="T8">1996</text:span>年去區裏面讀初中，<text:span text:style-name="T8">1997</text:span>年到江津縣城讀高中。<text:span text:style-name="T8">2000</text:span>年從縣裏面考到了北京的中國人民大學。念完大學，在博士期間去英國劍橋大學做訪學。後來又到美國哈佛做<text:span text:style-name="T8">Research Fellow</text:span>（大致可翻譯為「研究員」）。現已回到國內，定居北京，以研究為業。<text:span text:style-name="T8"><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8"><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8"><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8"><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8"><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8"><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8"><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8"><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8"><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8"><text:s/><text:line-break/><text:line-break/></text:span>中學時期，我努力的學習中國政治和中國革命史，崇拜毛澤東、周恩來、鄧小平這一些政治領袖。高考的時候，我的政治科目成績是重慶市第一名。<text:span text:style-name="T8"><text:s/><text:line-break/><text:line-break/></text:span>我家的生活水平在改革開放以後提高很快。小學的時候還有糧票<text:span text:style-name="T8">——</text:span>每個人每個月吃多少斤大米都要根據糧票配額供應。在配額內，國家統購統銷，價格比較便宜，超過配額的部分則花錢也買不到。一個青少年男子的配額是最高的，一個月可以吃<text:span text:style-name="T8">32</text:span>斤糧。我對這個數字印象深刻，每天都盼望著長大，盼望著到了中學以後就可以一個月吃<text:span text:style-name="T8">32</text:span>斤大米了。但等我真的上了中學，糧票製度就廢除了。<text:span text:style-name="T8"><text:s/><text:line-break/><text:line-break/></text:span>糧食放開以後，鎮上也通自來水了。以前是自己去河裏挑水，家裏有個大水缸，慢慢鎮上開始修自來水管了，一家一戶鋪進來。<text:span text:style-name="T8"><text:s/><text:line-break/><text:line-break/></text:span>後來政府又投資建了電視轉播站，買了衛星信號接收器，給家家戶戶接入有線電視。我們家也買了一臺很小的黑白電視機，可以看見中央一臺和二臺。<text:span text:style-name="T8">1992</text:span>年，鄧小平南巡講話以後，經濟更好了。之後，我們家就買了一個長虹的彩色電視機。家家戶戶生活的改善很明顯，吃的、穿的、用的都有提高。<text:span text:style-name="T8"><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8"><text:s/><text:line-break/><text:line-break/></text:span>等我<text:span text:style-name="T8">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8"><text:s/><text:line-break/><text:line-break/></text:span>這段時期我在思想上受中國特色社會主義教育，沒有太大的變化。對我思想刺激比較大的是<text:span text:style-name="T8">1999</text:span>年美國轟炸南聯盟大使館這個事。以前教科書上宣傳美國是資本主義帝國主義的頭子，大家都覺得美國很壞，但到底怎麽個壞法，沒有感覺。直到<text:span text:style-name="T8">1999</text:span>年，美國人在轟炸南聯盟的戰爭中，用導彈攻擊了中國駐南聯盟大使館，炸死了我們的外交人員，我們才第一次強烈的感受到來自美國的敵意和對國家的威脅。<text:span text:style-name="T8"><text:s/><text:line-break/><text:line-break/></text:span>那一年我<text:span text:style-name="T8">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8"><text:s/><text:line-break/><text:line-break/></text:span>一年後，我抱著這樣一種感情到北京開始念大學。<text:span text:style-name="T8"><text:s/><text:line-break/><text:line-break/></text:span>剛進校的時候宿舍沒有網絡，上個網得跑到校外的網吧去。大一下學期，學校開始在學生宿舍裏鋪設網線。我在<text:span text:style-name="T8">2001</text:span>年上半年，跟寢室另一個同學湊錢合夥買了一臺電腦，是一個臺式機，放在寢室上網。<text:span text:style-name="T8"><text:s/><text:line-break/><text:line-break/></text:span>沒過多久，<text:span text:style-name="T8">911</text:span>事件發生了，美國的世貿雙塔遭遇恐怖襲擊，大樓倒塌、死亡上萬人。當時，包括我在內，全班同學聽到這個消息都非常高興，歡呼雀躍<text:span text:style-name="T8">——</text:span>太好了，美國終於被人教訓了！<text:span text:style-name="T8"><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8"><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8"><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8"><text:s/><text:line-break/><text:line-break/></text:span>從<text:span text:style-name="T8">9·11</text:span>事件到美軍攻打伊拉克，也就一年的時間，為什麽我們的思想會變化那麽大呢？<text:span text:style-name="T8"><text:s/><text:line-break/><text:line-break/></text:span>這是因為，我們進大學以後接受的思想、看到的東西，和高中時代完全不一樣。以前課堂上講的是國家編訂的教材，到了大學，特別是有了網絡以後，接觸的東西就全變了。<text:span text:style-name="T8"><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8">……</text:span>而中國則不民主、不法治、不自由、沒有人權<text:span text:style-name="T8">……</text:span>總之就是全面落後。<text:span text:style-name="T8"><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8"><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8"><text:s/><text:line-break/><text:line-break/></text:span>初中的時候，學校的老師們組織過罷課。因為鄉鎮政府拖欠老師的工資<text:span text:style-name="T8">——</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8"><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8"><text:s/><text:line-break/><text:line-break/></text:span>類似的事情還有很多，政府的官員，從小就給我留下了十分腐敗的印象。我考大學的時候報考法學專業，也是因為有這麽一個理想，認為法律、政治這種東西能夠改變中國的現狀。<text:span text:style-name="T8"><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8"><text:s/><text:line-break/><text:line-break/></text:span>這是我自孔子從壞人變好人以後，遭遇到的第二次思想顛覆。我發現以前所相信的東西竟然又都是錯誤的或者虛假的。<text:span text:style-name="T8"><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8"><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8"><text:s/><text:line-break/><text:line-break/></text:span>難道中國不也應該有這樣的製度嗎？我看到有很多中國的官員犯的錯誤嚴重的多，卻依然可以在自己的位置上高枕無憂，這顯然是應該改變的。<text:span text:style-name="T8"><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8"><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8"><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8"><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8">——</text:span>也就是先在京郊地區強製勞動一段時間，把回家的火車票錢掙出來，再遣返回到老家去。後來學校派人去給接出來了。<text:span text:style-name="T8"><text:s/><text:line-break/><text:line-break/></text:span>在強製收容遣返過程中，出現人員意外死亡的情況應該並不少見。但孫誌剛事件能影響這麽大，主要還是因為他是一個剛畢業的大學生，容易引起大學生這個群體的共鳴<text:span text:style-name="T8">——</text:span>誰也不想以後出來工作會莫名其妙被人抓起來打死。這個時候中國重點高校幾乎全部鋪通了網線，大學生們都可以在宿舍自由的上網，高校的網絡群體出現了，網絡輿論爆發的條件已經成熟。<text:span text:style-name="T8"><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8"><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8"><text:s/><text:line-break/><text:line-break/></text:span>這種思想一直持續到<text:span text:style-name="T8">2008</text:span>年我博士期間出國以前。<text:span text:style-name="T8"><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8">2004</text:span>年，我的一個講經濟的老師，在課上給我們說：他們去美國、英國玩，從國外買東西帶回國內，打開包裝發現盡然都是<text:span text:style-name="T8">made in china</text:span>。這種情況已非常普遍。聽到這種事情，很難不對中國產生一種自豪感。<text:span text:style-name="T8"><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8"><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8"><text:s/><text:line-break/><text:line-break/></text:span>另一件促使我思想轉變的大事情是美國<text:span text:style-name="T8">2007</text:span>年爆發次貸金融危機。我喜歡上網看《經濟學人》網站上的文章，<text:span text:style-name="T8">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8">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8"><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8"><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8"><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8"><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8"><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8"><text:s/><text:line-break/><text:line-break/></text:span>這時已經是<text:span text:style-name="T8">2010</text:span>年。金融危機以後這個世界變化的很大。我發現，原來有很多美國一流的學者竟然也認為中國非常厲害。他們認為中國崛起會挑戰美國的世界霸主地位。<text:span text:style-name="T8"><text:s/><text:line-break/><text:line-break/></text:span>在國內，我聽到的基本都是關於中國如何如何差，而美國如何如何好的言論。我想不到中國在美國精英們眼裏，竟然已經如此強大。這樣看來，中國還確實是有很多很厲害的地方。<text:span text:style-name="T8"><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8">2008</text:span>年的經濟結構大約相當於日本在<text:span text:style-name="T8">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8"><text:s/><text:line-break/><text:line-break/></text:span>美國社會跟英國社會比，問題可能更多。比如流浪漢、乞討的現象比英國更嚴重，貧民窟在各大城市隨處可見。在地鐵站臺上，時不時就會鉆出來一個人，向我討錢。這種情況很普遍。<text:span text:style-name="T8"><text:s/><text:line-break/><text:line-break/></text:span>此外，美國的社會治安也比英國更糟糕。在大城市，中國人都不敢去<text:span text:style-name="T8">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8">20</text:span>美元現金，遇到搶劫就給劫匪。如果多於<text:span text:style-name="T8">20</text:span>美元損失比較大，但如果少於<text:span text:style-name="T8">20</text:span>美元，劫匪可能就會傷害你。這似乎是一條劫匪們的潛規則。<text:span text:style-name="T8"><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8"><text:s/><text:line-break/><text:line-break/></text:span>在哈佛那段時間，《華爾街日報》發了一篇比較轟動的報道，一位被稱為「虎媽（<text:span text:style-name="T8">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8"><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8"><text:s/><text:line-break/><text:line-break/></text:span>早在<text:span text:style-name="T8">2004</text:span>年<text:span text:style-name="T8">——</text:span>我還完全沈浸於從經濟政治上學習西方道路的年代<text:span text:style-name="T8">——</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8"><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8">……</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8"><text:s/><text:line-break/><text:line-break/></text:span>回到中國以後，我帶著這個想法去讀很多書，回想自己過去多年的所見所聞，很多困擾自己多年的疑問逐漸變得清晰起來。<text:span text:style-name="T8"><text:s/><text:line-break/><text:line-break/>2011</text:span>年的<text:span text:style-name="T8">4</text:span>月<text:span text:style-name="T8">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8"><text:s/><text:line-break/><text:line-break/></text:span>「我可以在一個星期內寫一本厚厚的批評中國的書。然而，在有那麽多的不利的困境下<text:span text:style-name="T8">,</text:span>中國的高速增長持續了那麽久<text:span text:style-name="T8">,</text:span>歷史上從來沒有出現過。中國一定是做了非常對的事才產生了我們見到的經濟奇跡。那是什麽呢？這才是真正的問題。」<text:span text:style-name="T8"><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8"><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8">GDP</text:span>高，地方官員就會自信滿滿的向我們介紹經驗。有的地方經濟增長比較慢，官員介紹經驗的時候都缺乏信心，比較緊張，壓力也很大。<text:span text:style-name="T8">GDP</text:span>考核機製讓地方政府競爭性的去搞投資、拉項目、招商，成為中國經濟增長的重要動力。有很多人預言這種做法會導致經濟崩潰，然而這樣的預言總是失敗。<text:span text:style-name="T8"><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8"><text:s/><text:line-break/><text:line-break/></text:span>最終思考的成果，這就是我在<text:span text:style-name="T8">2012</text:span>年以博士論文為基礎修改出版的《這個國家會好嗎<text:span text:style-name="T8">——</text:span>中國崛起的經濟學分析》一書，這本書在張五常的基礎上對中國經濟製度作了更全面的闡述，也標誌著我再一次完成了巨大的思想轉變<text:span text:style-name="T8">——</text:span>從堅信中國應該走西方道路，變為堅信西方應該學習中國走中國道路。<text:span text:style-name="T8"><text:s/><text:line-break/><text:line-break/></text:span>在這本書裏面，我認為中國製度的優勢在於：把市場經濟製度和職業化的政治家製度結合起來，實現了市場與政府和合理分工，並維持政治和資本的勢力均衡。<text:span text:style-name="T8"><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8"><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8"><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8"><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8">——</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8">——</text:span>金融地產暴富、實業生存環境艱難，就是這種錯誤路線的集中體現。<text:span text:style-name="T8"><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8"><text:s/><text:line-break/><text:line-break/><text:line-break/><text:line-break/></text:span>我的思想的變化大概就是這麽一個過程。在同齡人中應該有一定代表性。比我更年輕的<text:span text:style-name="T8">90</text:span>後、<text:span text:style-name="T8">00</text:span>後一代，像我以前那樣認為中國應該完全學習西方體製的比例已經不高了。<text:span text:style-name="T8">90</text:span>後、<text:span text:style-name="T8">00</text:span>後經歷的變化比我們更少，在他們有政治意識的時候中國就已經成為了世界第二大強國，如果告訴他們西方的製度多麽多麽好，他們也不太會接受。他們從小就比較自信，從根子上認可自己的國家。<text:span text:style-name="T8"><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8">——</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8"><text:s/><text:line-break/><text:line-break/></text:span>我們在大學期間曾經頂禮膜拜的意見領袖，像茅<text:span text:style-name="T8">*</text:span>軾、張<text:span text:style-name="T8">*</text:span>迎這些人，片面主張中國應該學習西方，他們的論調不僅被轉變了思想的<text:span text:style-name="T8">80</text:span>後拋棄，在<text:span text:style-name="T8">90</text:span>後、<text:span text:style-name="T8">00</text:span>後中間越來越沒有市場，越來越不受歡迎了。<text:span text:style-name="T8"><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8"><text:s/><text:line-break/><text:line-break/></text:span>但時代不一樣了，我們這一代人，以及後面的<text:span text:style-name="T8">90</text:span>後、<text:span text:style-name="T8">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8"><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8"><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8"><text:s/><text:line-break/><text:line-break/></text:span>中國過去一百多年的探索史，每一代人遇到的難題不同、提出的解決方案不同，最後的成果也都有利有弊。後一代人對前一代人的探索，往往是既有繼承，也有揚棄。<text:span text:style-name="T8"><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8"><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8"><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8">——</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8"><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8"><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8"><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8"><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8"><text:s/><text:line-break/><text:line-break/>============= <text:line-break/><text:line-break/></text:span>李曉鵬，經濟學博士，著有《這個國家會好嗎》和《從黃河文明到一帶一路》、《重現偉大中華史》等。個人公眾號：李曉鵬博士。</text:p>
      <text:p text:style-name="P8"><text:span text:style-name="T3">李輝焱</text:span><text:s/>  |  2022.03.07 12:45   |   <text:a xlink:type="simple" xlink:href="http://palinfo.habago.org/Entry?Command=Information_PrintForum&amp;iPage=1#FORUM42071"><text:span text:style-name="T1">#</text:span></text:a></text:p>
      <text:p text:style-name="P10"><text:span text:style-name="T9">抱歉有兩篇沒貼好或可搜標題加李曉鵬博士</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line-break/></text:span><text:a xlink:type="simple" xlink:href="https://mp.weixin.qq.com/s/uXYtllgqRS03KBmqmnAc1g"><text:span text:style-name="T6">https://mp.weixin.qq.com/s/uXYtllgqRS03KBmqmnAc1g</text:span></text:a><text:span text:style-name="T10"><text:s/><text:line-break/><text:line-break/><text:line-break/><text:line-break/></text:span><text:span text:style-name="T9">从个人经历</text:span><text:span text:style-name="T11">谈中国年轻一代认识中西方道路的心路历程</text:span><text:span text:style-name="T10"><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6">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8"><text:span text:style-name="T3">李輝焱</text:span><text:s/>  |  2022.03.07 12:30   |   <text:a xlink:type="simple" xlink:href="http://palinfo.habago.org/Entry?Command=Information_PrintForum&amp;iPage=1#FORUM42070"><text:span text:style-name="T1">#</text:span></text:a></text:p>
      <text:p text:style-name="P11"><text:span text:style-name="T10"><text:line-break/></text:span><text:span text:style-name="T9">今天才看到李晓</text:span><text:span text:style-name="T11">鹏博士的文章，很有预见性，供参考。最后一篇是大陆很多年轻人成长以来对西方崇拜转变为爱国经历过的事。</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6">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10"><text:s/><text:line-break/><text:line-break/></text:span><text:span text:style-name="T9">再</text:span><text:span text:style-name="T11">论乌克兰局势：对俄乌战争演进方向的一个推测</text:span><text:span text:style-name="T10"><text:s/><text:line-break/><text:line-break/></text:span><text:a xlink:type="simple" xlink:href="https://mp.weixin.qq.com/s/ZCa88T528lrqLggcA4hA2Q"><text:span text:style-name="T6">https://mp.weixin.qq.com/s/ZCa88T528lrqLggcA4hA2Q</text:span></text:a><text:span text:style-name="T10"><text:s/><text:line-break/><text:line-break/>2018</text:span><text:span text:style-name="T9">年的文章</text:span><text:span text:style-name="T11">关于贸易战</text:span><text:span text:style-name="T10"><text:s/><text:line-break/><text:line-break/></text:span><text:span text:style-name="T9">有些同志啊，实在是想中国崩</text:span><text:span text:style-name="T11">溃都想疯了</text:span><text:span text:style-name="T10"><text:s/><text:line-break/><text:line-break/></text:span><text:a xlink:type="simple" xlink:href="https://weibo.com/ttarticle/x/m/show/id/2309404269251824371202?_wb_client_=1"><text:span text:style-name="T6">https://weibo.com/ttarticle/x/m/show/id/2309404269251824371202?_wb_client_=1</text:span></text:a><text:span text:style-name="T10"><text:s/><text:line-break/><text:line-break/></text:span><text:span text:style-name="T9">从个人经历</text:span><text:span text:style-name="T11">谈中国年轻一代认识中西方道路的心路历程</text:span><text:span text:style-name="T10"><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6">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10"><text:s/><text:line-break/><text:line-break/></text:span></text:p>
      <text:p text:style-name="P8"><text:span text:style-name="T3">陳真</text:span><text:s/>  |  2022.03.07 02:03   |   <text:a xlink:type="simple" xlink:href="http://palinfo.habago.org/Entry?Command=Information_PrintForum&amp;iPage=1#FORUM42069"><text:span text:style-name="T1">#</text:span></text:a></text:p>
      <text:p text:style-name="P12">我不知道你是誰，無意冒犯，亦無從冒犯，純粹針對你提供的資訊而論。<text:span text:style-name="T8"><text:s/><text:line-break/><text:line-break/></text:span>例如裡頭說烏克蘭賣淫是最受歡迎的旅遊項目，難怪西方人支持烏克蘭。這話的意思是怎樣？原來烏克蘭女人很賤，有錢就能玩？是西方人的性玩物及代理生小孩的工具？<text:span text:style-name="T8"><text:s/><text:line-break/><text:line-break/></text:span>你覺得這樣的法西斯言論像話嗎？<text:span text:style-name="T8"><text:s/><text:line-break/><text:line-break/></text:span>洋人很賤，烏克蘭人很賤，是歐洲的子宮，而咱中國人很高貴，所以我們不支持烏克蘭？<text:span text:style-name="T8"><text:s/><text:line-break/><text:line-break/></text:span>這像人話嗎？<text:span text:style-name="T8"><text:s/><text:line-break/><text:line-break/></text:span>總之，請各位提供資訊時，注意一下言論內涵的可信度與基本水平。</text:p>
      <text:p text:style-name="P8"><text:span text:style-name="T3">嗯呵</text:span><text:s/>  |  2022.03.07 01:08   |   <text:a xlink:type="simple" xlink:href="http://palinfo.habago.org/Entry?Command=Information_PrintForum&amp;iPage=1#FORUM42068"><text:span text:style-name="T1">#</text:span></text:a></text:p>
      <text:p text:style-name="P9">澄清一下。冷靜的學者，是指那位帶著偏黑墨鏡的來賓。<text:span text:style-name="T8"><text:s/><text:line-break/><text:line-break/></text:span>陳醫師的教導，在下會謹記於心。當然，引發您誤解，也必須申明所指為何。<text:span text:style-name="T8"><text:s/><text:line-break/><text:line-break/></text:span>再者，在下匿名也並非是有心做您所不齒的事情。<text:span text:style-name="T8"><text:s/><text:line-break/><text:line-break/></text:span>麻煩您，把今晚在下所發的所有貼文都刪掉，也好維持版面風格的前後一貫。<text:span text:style-name="T8"><text:s/><text:line-break/><text:line-break/></text:span>抱歉！抱歉！耽誤您的寶貴心力。</text:p>
      <text:p text:style-name="P8"><text:span text:style-name="T3">嗯呵</text:span><text:s/>  |  2022.03.07 00:56   |   <text:a xlink:type="simple" xlink:href="http://palinfo.habago.org/Entry?Command=Information_PrintForum&amp;iPage=1#FORUM42067"><text:span text:style-name="T1">#</text:span></text:a></text:p>
      <text:p text:style-name="P12">明白！明白！<text:span text:style-name="T8"><text:s/><text:line-break/><text:line-break/></text:span>陳醫師您作主。在下絕無異議。對不起哈！（當然，包括這一則也刪了吧）</text:p>
      <text:p text:style-name="P8"><text:span text:style-name="T3">嗯呵</text:span><text:s/>  |  2022.03.07 00:53   |   <text:a xlink:type="simple" xlink:href="http://palinfo.habago.org/Entry?Command=Information_PrintForum&amp;iPage=1#FORUM42066"><text:span text:style-name="T1">#</text:span></text:a></text:p>
      <text:p text:style-name="P7"><text:span text:style-name="T3">補上這位小姑娘的見解。剛才疏漏了，抱歉。</text:span><text:s/><text:line-break/><text:line-break/><text:line-break/><text:span text:style-name="T3">孤烟暮</text:span><text:span text:style-name="T12">蝉说时政：面对西方施压</text:span><text:s/><text:span text:style-name="T3">印度是怎么打好对外</text:span><text:span text:style-name="T12">舆论战的？</text:span><text:s/><text:line-break/><text:a xlink:type="simple" xlink:href="https://www.youtube.com/watch?v=23ZXkauiZqM"><text:span text:style-name="T13">https://www.youtube.com/watch?v=23ZXkauiZqM</text:span></text:a></text:p>
      <text:p text:style-name="P8"><text:span text:style-name="T3">陳真</text:span><text:s/>  |  2022.03.07 00:43   |   <text:a xlink:type="simple" xlink:href="http://palinfo.habago.org/Entry?Command=Information_PrintForum&amp;iPage=1#FORUM42065"><text:span text:style-name="T1">#</text:span></text:a></text:p>
      <text:p text:style-name="P12">你提供的資訊，水平太低，再貼我就要刪了。</text:p>
      <text:p text:style-name="P8"><text:span text:style-name="T3">陳真</text:span><text:s/>  |  2022.03.07 00:42   |   <text:a xlink:type="simple" xlink:href="http://palinfo.habago.org/Entry?Command=Information_PrintForum&amp;iPage=1#FORUM42064"><text:span text:style-name="T1">#</text:span></text:a></text:p>
      <text:p text:style-name="P9">我隨便點了一個這位匿名人士所提供的視頻，例如什麼烏克蘭最受歡迎的是買春，什麼歐洲子宮，它媽的這不就是法西斯才會這樣子針對族群去抹黑嗎？<text:span text:style-name="T8"><text:s/><text:line-break/><text:line-break/></text:span>一個人可以腦殘，但是不要卑鄙，不要有卑鄙之心。烏克蘭或任何國家的人民，都不是誰的仇敵。<text:span text:style-name="T8"><text:s/><text:line-break/><text:line-break/></text:span>一個人不會因為他剛好站在一個個所謂正確的立場<text:span text:style-name="T8">(</text:span>例如挺俄羅斯<text:span text:style-name="T8">)</text:span>，就可以任意去抹黑對方，或是用一些空洞修辭來醜化對方。<text:span text:style-name="T8"><text:s/><text:line-break/><text:line-break/></text:span>各位不要總以為自己匿名，然後便可以為所欲為，毫無責任感地任意散播扭曲資訊或法西斯思想。<text:span text:style-name="T8"><text:s/><text:line-break/><text:line-break/></text:span>至於那位司馬南，我看幾秒鐘就看不下去了，那叫做<text:span text:style-name="T8"><text:s/>"</text:span>冷靜的學者<text:span text:style-name="T8">"</text:span>？<text:span text:style-name="T8"><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8"><text:s/><text:line-break/><text:line-break/></text:span>各位堅持要匿名，我能勉強接受，但我認為，一個人如果不打算光明磊落地說話寫字，那他其實就應該保持沉默，而不是藉著匿名來規避最基本的責任，那很沒出息。</text:p>
      <text:p text:style-name="P8"><text:span text:style-name="T3">嗯呵</text:span><text:s/>  |  2022.03.07 00:34   |   <text:a xlink:type="simple" xlink:href="http://palinfo.habago.org/Entry?Command=Information_PrintForum&amp;iPage=1#FORUM42063"><text:span text:style-name="T1">#</text:span></text:a></text:p>
      <text:p text:style-name="P6"><text:span text:style-name="T3">覺得看圖文吸收資訊速度比較快的，可以參考這個磊哥在油管的社群。天天拿證據扒光米帝與西方小弟們自吹自擂的的悲天憫人、慈眉善目。</text:span><text:s/><text:line-break/><text:line-break/><text:span text:style-name="T3">新冠爆發後，這位磊哥從油管演算法裡跳出來，自己偶爾看看又出了什麼可以笑一笑或者不盡然認同的天津相聲。</text:span><text:s/><text:line-break/><text:line-break/><text:span text:style-name="T3">此番普丁揮軍要敉平納粹，這才發現磊哥在社群頁面裡另有一番天地。</text:span><text:s/><text:line-break/><text:line-break/><text:a xlink:type="simple" xlink:href="https://www.youtube.com/c/%E7%A3%8A%E5%93%A5%E8%81%8A%E6%94%BF%E7%BB%8F/community"><text:span text:style-name="T14">https://www.youtube.com/c/</text:span><text:span text:style-name="T15">磊哥聊政经</text:span><text:span text:style-name="T14">/community</text:span></text:a><text:s/><text:line-break/><text:line-break/><text:line-break/><text:span text:style-name="T3">隨便例舉最近的兩則資訊。</text:span><text:s/><text:line-break/><text:line-break/><text:line-break/><text:a xlink:type="simple" xlink:href="https://www.youtube.com/post/Ugkxqjrl79fw4vmSxcWuem_a5FfZl7OHSBLQ"><text:span text:style-name="T13">https://www.youtube.com/post/Ugkxqjrl79fw4vmSxcWuem_a5FfZl7OHSBLQ</text:span></text:a><text:s/><text:line-break/><text:line-break/><text:span text:style-name="T3">德国总理肖尔茨前几天在</text:span><text:span text:style-name="T12">议会称，欧洲大地已经有</text:span>75<text:span text:style-name="T3">年没有发生过俄</text:span><text:span text:style-name="T12">罗斯轰炸乌克兰的景儿了</text:span>...<text:span text:style-name="T12">啧～不知道他身边有没有人给他看看北约怎么炸的南斯拉夫</text:span>...<text:span text:style-name="T3">才</text:span><text:span text:style-name="T12">刚过</text:span>20<text:span text:style-name="T3">年</text:span>.. <text:line-break/><text:line-break/><text:line-break/><text:a xlink:type="simple" xlink:href="https://www.youtube.com/post/UgkxLf8xAs1CiMvqzI61JWvqztPbabP7z10b"><text:span text:style-name="T13">https://www.youtube.com/post/UgkxLf8xAs1CiMvqzI61JWvqztPbabP7z10b</text:span></text:a><text:s/><text:line-break/><text:line-break/>BBC<text:span text:style-name="T3">的中东地区</text:span><text:span text:style-name="T12">编辑，发了个图片，教乌克兰平民怎样向坦克扔燃烧瓶，评论区翻车，被网友各种骂</text:span><text:s/><text:line-break/><text:span text:style-name="T3">这是鼓</text:span><text:span text:style-name="T12">励平民去送死，日内瓦公约保护的是平民，但手持武器就不是平民了</text:span></text:p>
      <text:p text:style-name="P8"><text:span text:style-name="T3">嗯呵</text:span><text:s/>  |  2022.03.07 00:10   |   <text:a xlink:type="simple" xlink:href="http://palinfo.habago.org/Entry?Command=Information_PrintForum&amp;iPage=1#FORUM42062"><text:span text:style-name="T1">#</text:span></text:a></text:p>
      <text:p text:style-name="P13"><text:span text:style-name="T3">比較冷靜的學者給出的判斷，希望不會嚇到各位。</text:span><text:span text:style-name="T8"><text:s/><text:line-break/><text:line-break/><text:line-break/></text:span><text:span text:style-name="T3">司马南对</text:span>话吕祥：乌克兰战事是冷战的历史延续（司马会客厅对话吕祥先生<text:span text:style-name="T8"><text:s/></text:span><text:span text:style-name="T3">第一期）</text:span><text:span text:style-name="T8"><text:s/><text:line-break/></text:span><text:a xlink:type="simple" xlink:href="https://www.youtube.com/watch?v=c0DvsntK4S8"><text:span text:style-name="T16">https://www.youtube.com/watch?v=c0DvsntK4S8</text:span></text:a><text:span text:style-name="T8"><text:s/><text:line-break/><text:line-break/></text:span><text:span text:style-name="T3">《</text:span>乌克兰战事是冷战的历史延续》<text:span text:style-name="T8"><text:s/><text:line-break/></text:span><text:span text:style-name="T3">亚速</text:span>营、褐衫军为代表的新纳粹势力，直接的资助者正是美国人。<text:span text:style-name="T8"><text:s/><text:line-break/></text:span><text:span text:style-name="T3">拜登担任副总统的时候</text:span>负责处理乌克兰事务，现在负责乌克兰搞事的筹划者，很多人就是拜登团队的原班人马。某种意义上美国实现了目标：第一削弱俄罗斯，第二打击了欧洲，第三离间中俄。<text:span text:style-name="T8"><text:s/><text:line-break/></text:span><text:span text:style-name="T3">美国副国务卿</text:span>纽兰透露，以往为乌克兰美国花了<text:span text:style-name="T8">50</text:span><text:span text:style-name="T3">亿美元，去年秋天又提供了</text:span><text:span text:style-name="T8">9,000</text:span><text:span text:style-name="T3">万美元的安全</text:span>资助，最近又在加紧提供新的援助。<text:span text:style-name="T8"><text:s/><text:line-break/><text:line-break/><text:line-break/></text:span><text:span text:style-name="T3">司马南对</text:span>话吕祥：俄乌战争可能升级的一个方向（司马会客厅对话吕祥先生<text:span text:style-name="T8"><text:s/></text:span><text:span text:style-name="T3">第二期）</text:span><text:span text:style-name="T8"><text:s/><text:line-break/></text:span><text:a xlink:type="simple" xlink:href="https://www.youtube.com/watch?v=8sECJoXDXVk"><text:span text:style-name="T16">https://www.youtube.com/watch?v=8sECJoXDXVk</text:span></text:a><text:span text:style-name="T8"><text:s/><text:line-break/><text:line-break/></text:span><text:span text:style-name="T3">《俄</text:span>乌战争可能升级的一个方向》<text:span text:style-name="T8"><text:s/><text:line-break/></text:span><text:span text:style-name="T3">吕祥先生</text:span>认为现在媒体关于乌克兰战事极为夸张，闪电战什么的，大规模爆炸死伤的画面大都是虚构的，连我天津化工厂爆炸的图片都被剪进去冒充乌克兰什么电厂被炸。<text:span text:style-name="T8"><text:s/><text:line-break/></text:span><text:span text:style-name="T3">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8"><text:span text:style-name="T3">嗯呵</text:span><text:s/>  |  2022.03.07 00:00   |   <text:a xlink:type="simple" xlink:href="http://palinfo.habago.org/Entry?Command=Information_PrintForum&amp;iPage=2#FORUM42061"><text:span text:style-name="T1">#</text:span></text:a></text:p>
      <text:p text:style-name="P7"><text:span text:style-name="T3">列舉幾則直白一些的影片給潛水的新來朋友們，瞧瞧西方國家的虛偽。</text:span><text:s/><text:line-break/><text:line-break/><text:span text:style-name="T3">北京近年來一直出言警示，米帝帶著一幫西方小弟撕裂二次世界大戰戰勝法西斯之後的雅爾達體制。</text:span><text:s/><text:line-break/><text:line-break/><text:span text:style-name="T3">台灣也出現仰慕納粹的情況。</text:span><text:s/><text:line-break/><text:line-break/><text:line-break/><text:span text:style-name="T12">纳粹的幽灵：美利坚养蛊，乌克兰战争</text:span><text:s/>- 3 <text:line-break/><text:a xlink:type="simple" xlink:href="https://www.youtube.com/watch?v=aP7GucZXbBY"><text:span text:style-name="T13">https://www.youtube.com/watch?v=aP7GucZXbBY</text:span></text:a><text:s/><text:line-break/><text:line-break/><text:line-break/><text:span text:style-name="T3">孤烟暮</text:span><text:span text:style-name="T12">蝉说时政：和新冠共存</text:span><text:s/><text:span text:style-name="T3">却隔离了俄</text:span><text:span text:style-name="T12">罗斯的活人死人和猫</text:span><text:s/><text:line-break/><text:a xlink:type="simple" xlink:href="https://www.youtube.com/watch?v=cz0w23VlXL8"><text:span text:style-name="T13">https://www.youtube.com/watch?v=cz0w23VlXL8</text:span></text:a><text:s/><text:line-break/><text:line-break/><text:line-break/><text:span text:style-name="T12">乌克兰是如何变成欧洲子宫世界代孕中心的？乌克兰最受欢迎的旅游项目竟然是买春、我终于理解为什么西方国家都支持乌克兰了</text:span>…… <text:line-break/><text:a xlink:type="simple" xlink:href="https://www.youtube.com/watch?v=rpRGFER0PZk"><text:span text:style-name="T13">https://www.youtube.com/watch?v=rpRGFER0PZk</text:span></text:a><text:s/><text:line-break/><text:line-break/><text:line-break/><text:span text:style-name="T3">俄</text:span><text:span text:style-name="T12">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3">https://www.youtube.com/watch?v=gQaxH2J4J68</text:span></text:a></text:p>
      <text:p text:style-name="P8"><text:span text:style-name="T3">陳真</text:span><text:s/>  |  2022.03.06 16:27   |   <text:a xlink:type="simple" xlink:href="http://palinfo.habago.org/Entry?Command=Information_PrintForum&amp;iPage=2#FORUM42060"><text:span text:style-name="T1">#</text:span></text:a></text:p>
      <text:p text:style-name="P12">看吧！議論無用，拳頭才是真理。當你拳頭夠粗夠硬，走狗們就會搶著舔你的腳趾頭喊萬歲。</text:p>
      <text:p text:style-name="P8"><text:span text:style-name="T3">張萬康</text:span><text:s/>  |  2022.03.06 16:07   |   <text:a xlink:type="simple" xlink:href="http://palinfo.habago.org/Entry?Command=Information_PrintForum&amp;iPage=2#FORUM42059"><text:span text:style-name="T1">#</text:span></text:a></text:p>
      <text:p text:style-name="P11"><text:span text:style-name="T9">澳洲政論節目的主持人，把現場的俄裔澳洲青年轟出去。</text:span><text:span text:style-name="T10"><text:s/><text:line-break/></text:span><text:a xlink:type="simple" xlink:href="https://www.youtube.com/watch?v=zBNc5p852Fw"><text:span text:style-name="T6">https://www.youtube.com/watch?v=zBNc5p852Fw</text:span></text:a><text:span text:style-name="T10"><text:s/><text:line-break/><text:line-break/></text:span><text:span text:style-name="T9">原始連結</text:span><text:span text:style-name="T10">(</text:span><text:span text:style-name="T9">內容和上面的一樣</text:span><text:span text:style-name="T10">) <text:line-break/></text:span><text:a xlink:type="simple" xlink:href="https://m.weibo.cn/status/4743623679150955"><text:span text:style-name="T6">https://m.weibo.cn/status/4743623679150955</text:span></text:a></text:p>
      <text:p text:style-name="P8"><text:span text:style-name="T3">陳真</text:span><text:s/>  |  2022.03.06 02:22   |   <text:a xlink:type="simple" xlink:href="http://palinfo.habago.org/Entry?Command=Information_PrintForum&amp;iPage=2#FORUM42058"><text:span text:style-name="T1">#</text:span></text:a></text:p>
      <text:p text:style-name="P12">黑暗時代的英雄：阿桑吉、普丁和<text:span text:style-name="T8"><text:s/>Emir Kusturica <text:line-break/><text:line-break/></text:span>陳真<text:span text:style-name="T8"><text:s/><text:line-break/>2022. 03. 06. <text:line-break/><text:line-break/><text:line-break/></text:span>幾天前，<text:span text:style-name="T8">Kusturica </text:span>被一些國家<text:span text:style-name="T8"><text:s/>(</text:span>例如捷克<text:span text:style-name="T8">) </text:span>的電影節主辦單位撤銷過去頒給他的獎項，理由是說他和<text:span text:style-name="T8"><text:s/>"</text:span>俄羅斯合作<text:span text:style-name="T8">"</text:span>，比方說他在俄烏戰爭開打前一天<text:span text:style-name="T8">(2</text:span>月<text:span text:style-name="T8">23</text:span>日<text:span text:style-name="T8">)</text:span>，表明他將會找時間申請俄羅斯國籍。被影展單位撤銷獎項的更具體原因是，俄羅斯國防部長於俄烏戰爭前宣佈將邀請<text:span text:style-name="T8"><text:s/>Kusturica </text:span>擔任俄羅斯陸軍中央學術劇院主任。<text:span text:style-name="T8">Kusturica </text:span>對外表示，俄羅斯此一決定，對他個人而言，<text:span text:style-name="T8"><text:s/>"</text:span>深感榮耀<text:span text:style-name="T8">"</text:span>，但他實際上並沒有接受，表明個人並無此一生涯規劃。他說，他只答應為該劇院監製三齣戲劇。<text:span text:style-name="T8"><text:s/><text:line-break/><text:line-break/></text:span>儘管他並沒有接受這項職務，但是西方國家一堆文人走狗仍然還是以他<text:span text:style-name="T8"><text:s/>"</text:span>親俄<text:span text:style-name="T8">" </text:span>為由，再一次對他發動人身攻擊。上一次攻擊他是在他的祖國南斯拉夫陷入內戰時，他批評美國策動這場內戰。他的電影<text:span text:style-name="T8"><text:s/>"</text:span>地下社會<text:span text:style-name="T8">" </text:span>雖然獲得坎城影展金棕櫚獎，但該電影卻在西方引起無數走狗文人對他發動人格毀滅戰，罵他是統派<text:span text:style-name="T8"><text:s/>(</text:span>反對南斯拉夫被西方解體<text:span text:style-name="T8">)</text:span>，說他反民主反自由反人權，說他和什麼獨裁者站在一起云云。<text:span text:style-name="T8"><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8">RT </text:span>突然遭到西方飛彈的攻擊，那就是第三次世界大戰的到來。<text:span text:style-name="T8"><text:s/><text:line-break/><text:line-break/></text:span>這些年，<text:span text:style-name="T8">Kusturica </text:span>經常在一些電影節或演唱會場合上，穿上聲援阿桑吉的衣服，稱讚阿桑吉是這個<text:span text:style-name="T8"><text:s/>"</text:span>黑暗時代的英雄<text:span text:style-name="T8">"</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8"><text:s/><text:line-break/><text:line-break/>Kusturica</text:span>說，他想要告訴人們的是：歷史總是一再如此呈現，那些曾經改造了世界的英雄，卻總是被世人所遺忘或忽略。現在，這樣一個給世界帶來革命性價值的人<text:span text:style-name="T8">--</text:span>阿桑吉，已經快要死於監牢，但世人卻一無所知，取而代之的是主流媒體每天以各種謊言與垃圾流行資訊鋪天蓋地地對全世界進行疲勞轟炸與洗腦，以防我們挺身相抗。<text:span text:style-name="T8"><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8"><text:s/><text:line-break/><text:line-break/>Kusturica </text:span>聲援阿桑吉：<text:span text:style-name="T8"><text:s/><text:line-break/></text:span><text:a xlink:type="simple" xlink:href="https://bit.ly/3sTijMd"><text:span text:style-name="T16">https://bit.ly/3sTijMd</text:span></text:a><text:span text:style-name="T8"><text:s/><text:line-break/><text:line-break/></text:span>阿桑吉和<text:span text:style-name="T8">Kusturica</text:span>：<text:span text:style-name="T8"><text:s/><text:line-break/></text:span><text:a xlink:type="simple" xlink:href="https://bit.ly/35Ct64e"><text:span text:style-name="T16">https://bit.ly/35Ct64e</text:span></text:a><text:span text:style-name="T8"><text:s/><text:line-break/><text:line-break/></text:span>普丁和<text:span text:style-name="T8"><text:s/>Kusturica</text:span>：<text:span text:style-name="T8"><text:s/><text:line-break/></text:span><text:a xlink:type="simple" xlink:href="https://bit.ly/35UmVs0"><text:span text:style-name="T16">https://bit.ly/35UmVs0</text:span></text:a></text:p>
      <text:p text:style-name="P8"><text:span text:style-name="T3">陳真</text:span><text:s/>  |  2022.03.05 23:44   |   <text:a xlink:type="simple" xlink:href="http://palinfo.habago.org/Entry?Command=Information_PrintForum&amp;iPage=2#FORUM42056"><text:span text:style-name="T1">#</text:span></text:a></text:p>
      <text:p text:style-name="P9">向兩岸喊話<text:span text:style-name="T8"><text:s/><text:line-break/><text:line-break/></text:span>陳真<text:span text:style-name="T8"><text:s/><text:line-break/><text:line-break/>2022. 03. 05. <text:line-break/><text:line-break/><text:line-break/></text:span>這些美國軍火販子、血腥人渣是來撈我們的退休金的。相關文件為圖片，請看：<text:span text:style-name="T8"><text:s/><text:line-break/><text:line-break/></text:span><text:a xlink:type="simple" xlink:href="https://udn.com/news/story/122703/6141824"><text:span text:style-name="T16">https://udn.com/news/story/122703/6141824</text:span></text:a><text:span text:style-name="T8"><text:s/><text:line-break/><text:line-break/></text:span>不但撈台灣人的錢，更要台灣人的命。台灣人真的是不見棺材不掉淚，被人掏空身家財產，然後準備推入火坑當炮灰，然後還很開心，很驕傲。<text:span text:style-name="T8"><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8"><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8"><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8"><text:s/><text:line-break/><text:line-break/></text:span>在你們看來或是在任何一個腦袋正常的人看來都非常不可思議的離譜思維言行，在資訊完全封閉的台灣卻反而是一種普遍<text:span text:style-name="T8"><text:s/>"</text:span>常識<text:span text:style-name="T8">"</text:span>，仇中反華在這島上，就像太陽由東邊升起那樣理所當然。你很難在島內找到幾個腦袋正常或良心未泯的人。<text:span text:style-name="T8"><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8"><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8"><text:s/><text:line-break/><text:line-break/></text:span>我不怪祖國，不怪共產黨，但是話說回來，台灣人被美日鬼子及台奸漢奸糟蹋成這樣，難道不是因為祖國長年以來根本無能對抗美帝，無能保護台灣人所致？<text:span text:style-name="T8"><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8"><text:s/><text:line-break/><text:line-break/>======================= <text:line-break/></text:span>無投資交易？外交部曾推國發基金投資龐培歐任顧問公司<text:span text:style-name="T8"><text:s/><text:line-break/><text:line-break/>2022-03-05 01:55 </text:span>聯合報<text:span text:style-name="T8"><text:s/>/ </text:span>記者周志豪／台北即時報導<text:span text:style-name="T8"><text:s/><text:line-break/><text:line-break/></text:span>美國前國務卿龐培歐去年<text:span text:style-name="T8">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8"><text:s/><text:line-break/><text:line-break/><text:line-break/></text:span>據國發會去年<text:span text:style-name="T8">8</text:span>月<text:span text:style-name="T8">26</text:span>日簽辦外交部要求函文中表示，國發基金的成立是要透過投、融資方式，協助我國新興事業發展；但龐培歐協助的<text:span text:style-name="T8">Anarock</text:span>基金公司此次擬邀我方參與的投資計劃，卻多屬美國或印度的投資項目，不符規定。<text:span text:style-name="T8"><text:s/><text:line-break/><text:line-break/></text:span>駐美代表處去年<text:span text:style-name="T8">8</text:span>月<text:span text:style-name="T8">2</text:span>日發給外交部的電報指出，龐培歐率由其任資深顧問的<text:span text:style-name="T8">Anarock</text:span>公司投資長<text:span text:style-name="T8">Gino Ramadi</text:span>拜會駐美代表蕭美琴，盼引介公部門的退撫基金與勞退基金等潛在投資夥伴。<text:span text:style-name="T8"><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8"><text:s/><text:line-break/><text:line-break/></text:span>國發會簽文指出，<text:span text:style-name="T8">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8"><text:s/><text:line-break/><text:line-break/></text:span>國發會簽文表示，<text:span text:style-name="T8">Anarock</text:span>公司<text:span text:style-name="T8">Ramadi</text:span>表示，新冠疫情凸顯供應鏈重要性，促進電子商務成長，在東南亞尤其顯著，此為擴大投資最佳時機，盼我方協助引介潛在台灣投資夥伴，包括公部門退撫基金、勞保基金，與私部門創投基金及企業。<text:span text:style-name="T8"><text:s/><text:line-break/><text:line-break/></text:span>國發會簽文摘錄的「本案要點」中提到，龐培歐是<text:span text:style-name="T8">Anarock</text:span>基金公司資深顧問、可能的董事會主席，對本案甚為重視，「並有意於數月後訪台」，盼訪台前就相關投資合作取得具體進展，訪台時可與潛在合作夥伴進一步洽談。<text:span text:style-name="T8"><text:s/><text:line-break/><text:line-break/></text:span>但簽文也引述國發會產業處看法，表示我國政府所管的各基金或產業（如銀行、保險），均有主管機關與管理運用規範，國發會目前尚無主管的基金或私部門。<text:span text:style-name="T8"><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8"><text:s/><text:line-break/><text:line-break/></text:span>簽文指出，<text:span text:style-name="T8">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8"><text:s/><text:line-break/><text:line-break/>===================== <text:line-break/></text:span>獨／龐培歐訪台非為保台？駐美代表處電報指向商業考量<text:span text:style-name="T8"><text:s/><text:line-break/><text:line-break/>2022-03-04 03:09 </text:span>聯合報<text:span text:style-name="T8"><text:s/>/ </text:span>記者周志豪／台北即時報導<text:span text:style-name="T8"><text:s/><text:line-break/><text:line-break/></text:span>美國前國務卿龐培歐訪台，媒體詢及對台灣印象如何，他豎起大拇指比讚。記者曾吉松／攝影<text:span text:style-name="T8"><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8">Anarock</text:span>公司；抗中挺台是假，來台爭取退撫與勞保基金當「政治保護費」才是目的。<text:span text:style-name="T8"><text:s/><text:line-break/><text:line-break/></text:span>其實，龐培歐此次亞洲行早傳出有「商業考量」，駐美代表處該封於去年<text:span text:style-name="T8">8</text:span>月<text:span text:style-name="T8">2</text:span>日發給外交部的電報，相當程度坐實傳言。<text:span text:style-name="T8"><text:s/><text:line-break/><text:line-break/></text:span>根據駐美代表處該封電報指出，龐培歐去年<text:span text:style-name="T8">7</text:span>月<text:span text:style-name="T8">8</text:span>日即率<text:span text:style-name="T8">Anarock</text:span>公司投資長<text:span text:style-name="T8">Gino Ramadi</text:span>到雙橡園拜會駐美代表蕭美琴，會談過程，<text:span text:style-name="T8">Ramadi</text:span>也提到該公司盼與我方建立投資夥伴關係的構想。<text:span text:style-name="T8"><text:s/><text:line-break/><text:line-break/></text:span>電報中也提到，<text:span text:style-name="T8">Ramadi</text:span>於去年<text:span text:style-name="T8">7</text:span>月<text:span text:style-name="T8">19</text:span>日再與駐美代表處經濟組及紐約金管會同仁進行視訊會議，更具體說明盼我方引介公、私部門資金參與的投資計畫。會中即提到，龐培歐「有意於數月後訪台」，盼訪台前相關投資合作能取得具體進展。<text:span text:style-name="T8"><text:s/><text:line-break/><text:line-break/></text:span>電報指出，<text:span text:style-name="T8">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8">9</text:span>項。<text:span text:style-name="T8"><text:s/><text:line-break/><text:line-break/></text:span>電報中也記錄，<text:span text:style-name="T8">Ramadi</text:span>盼我方協助引介之潛在投資夥伴，包括公部門的退撫基金與勞退基金，以及私部門的創投基金與企業（如金融、保險、財務投資公司）等，還聲稱不同投資計畫可與不同投資夥伴合作。<text:span text:style-name="T8"><text:s/><text:line-break/><text:line-break/></text:span>電報中補充，<text:span text:style-name="T8">Ramadi</text:span>盼我方協助安排與我公、私部門潛在投資人視訊會議，並再強調，龐培歐對本案甚為重視，盼未來訪台時可與潛在合作夥伴進一步洽談。<text:span text:style-name="T8">Ramadi</text:span>還告知，龐培歐是<text:span text:style-name="T8">Anarock</text:span>公司資深顧問、未來的董事會主席。<text:span text:style-name="T8"><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8"><text:s/><text:line-break/><text:line-break/></text:span>據了解，外交部接獲駐美代表處電報後，已函請勞動部、銓敘部、中央銀行、金管會、經濟部與國發會就我國基金與外國基金合作的法規與可能類型提供意見。<text:span text:style-name="T8"><text:s/><text:line-break/><text:line-break/></text:span>知情人士表示，龐培歐此次來台並非為保台、挺台，而是要親自牽線當監軍，確保退撫基金、勞保基金與政府安排私部門基金及企業，對<text:span text:style-name="T8">Anarock</text:span>公司注資，質疑蔡政府作法，無異於是把軍公教退撫基金與勞保基金當政治保護費。</text:p>
      <text:p text:style-name="P8"><text:span text:style-name="T3">鄭豐遠</text:span><text:s/>  |  2022.03.05 09:27   |   <text:a xlink:type="simple" xlink:href="http://palinfo.habago.org/Entry?Command=Information_PrintForum&amp;iPage=2#FORUM42055"><text:span text:style-name="T1">#</text:span></text:a></text:p>
      <text:p text:style-name="P12">這裡提供一個連結，下面有一長串俄羅斯被西方制裁的清單。<text:span text:style-name="T8"><text:s/><text:line-break/><text:line-break/></text:span><text:a xlink:type="simple" xlink:href="https://user.guancha.cn/wap/content?id=707525&amp;;s=fwzxhfbt&amp;;fbclid=IwAR2JaOp0xC3kJQYT738X2q2nT1DofVTW-IYdjay2pVzUo_vUBgbcGTjetUg"><text:span text:style-name="T16">https://user.guancha.cn/wap/content?id=707525&amp;;s=fwzxhfbt&amp;;fbclid=IwAR2JaOp0xC3kJQYT738X2q2nT1DofVTW-IYdjay2pVzUo_vUBgbcGTjetUg</text:span></text:a><text:span text:style-name="T8"><text:s/><text:line-break/><text:line-break/></text:span>昨天怡靜還說，一些本應對所有生命都平等看待的醫療全球合作網路，竟然也把俄羅斯踢除，從此讓俄羅斯人自生自滅。<text:span text:style-name="T8"><text:s/><text:line-break/><text:line-break/></text:span>那些所謂中立國如瑞士，現在不但不中立，而且公開在許多方面支援納粹化的烏克蘭。<text:span text:style-name="T8"><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8"><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8"><text:s/>CNC </text:span>數控機床，比如芯片，比如大客機發動機，比如金融如跨國交易<text:span text:style-name="T8"><text:s/>SWIFT </text:span>系統，比如各種<text:span text:style-name="T8"><text:s/>IT </text:span>網路科技，比如各種社交發聲平台，比如全球運輸，比如石油能源，比如糧食的種子，比如各種民生娛樂。甚至，連整個互聯網的根伺服器都掌握在美國手上。<text:span text:style-name="T8"><text:s/><text:line-break/><text:line-break/></text:span>就連溫鐵軍這樣思想完全異於西方，甚至可說與之背道而馳的人，都公開說自己的一整套敘事邏輯和思想工具都是西方的。<text:span text:style-name="T8"><text:s/><text:line-break/><text:line-break/></text:span>現實是，地球就牢牢被西方人給掌握在手心裡，而現在整個西方似乎已經著魔，朝著完全納粹化的方向前進。<text:span text:style-name="T8"><text:s/><text:line-break/><text:line-break/></text:span>我們要面對的就是這樣一個敵人。俄羅斯似乎已經下定決心，要和這種人類公敵拼個你死我活，它並不是一場戲，而是關乎全人類的存續，我們中國人的未來又在何方<text:span text:style-name="T8">?</text:span></text:p>
      <text:p text:style-name="P8"><text:span text:style-name="T3">賴志昌</text:span><text:s/>  |  2022.03.04 23:26   |   <text:a xlink:type="simple" xlink:href="http://palinfo.habago.org/Entry?Command=Information_PrintForum&amp;iPage=2#FORUM42054"><text:span text:style-name="T1">#</text:span></text:a></text:p>
      <text:p text:style-name="P11"><text:span text:style-name="T9">剛剛也看了法國紀錄片頓巴斯，補一個這紀錄片被發掘的起因。</text:span><text:span text:style-name="T10"><text:s/><text:line-break/><text:line-break/></text:span><text:a xlink:type="simple" xlink:href="https://www.youtube.com/watch?v=7L_kKw_HxwQ"><text:span text:style-name="T6">https://www.youtube.com/watch?v=7L_kKw_HxwQ</text:span></text:a></text:p>
      <text:p text:style-name="P8"><text:span text:style-name="T3">李念淨</text:span><text:s/>  |  2022.03.04 22:55   |   <text:a xlink:type="simple" xlink:href="http://palinfo.habago.org/Entry?Command=Information_PrintForum&amp;iPage=2#FORUM42053"><text:span text:style-name="T1">#</text:span></text:a></text:p>
      <text:p text:style-name="P10"><text:a xlink:type="simple" xlink:href="https://space.bilibili.com/4160149/dynamic"><text:span text:style-name="T6">https://space.bilibili.com/4160149/dynamic</text:span></text:a><text:span text:style-name="T10"><text:s/><text:line-break/></text:span><text:span text:style-name="T9">另外翻譯的人有提供可以直接下載的方法</text:span></text:p>
      <text:p text:style-name="P8"><text:span text:style-name="T3">李念淨</text:span><text:s/>  |  2022.03.04 22:39   |   <text:a xlink:type="simple" xlink:href="http://palinfo.habago.org/Entry?Command=Information_PrintForum&amp;iPage=2#FORUM42052"><text:span text:style-name="T1">#</text:span></text:a></text:p>
      <text:p text:style-name="P9"><text:a xlink:type="simple" xlink:href="https://www.acfun.cn/v/ac33866984"><text:span text:style-name="T16">https://www.acfun.cn/v/ac33866984</text:span></text:a><text:span text:style-name="T8"><text:s/><text:line-break/><text:line-break/></text:span>似乎是法國的紀錄片<text:span text:style-name="T8"><text:s/></text:span>頓巴斯<text:span text:style-name="T8"><text:s/><text:line-break/></text:span>有中文字幕可以直接看<text:span text:style-name="T8"><text:s/><text:line-break/><text:line-break/></text:span>這還是<text:span text:style-name="T8">2017</text:span>年的影片<text:span text:style-name="T8"><text:s/><text:line-break/></text:span>也就是說烏東地區的人在這部影片後又過了<text:span text:style-name="T8">8</text:span>年多的地獄生活<text:span text:style-name="T8"><text:s/><text:line-break/><text:line-break/></text:span>直到<text:span text:style-name="T8">2022</text:span>年</text:p>
      <text:p text:style-name="P8"><text:span text:style-name="T3">許世勤</text:span><text:s/>  |  2022.03.04 10:33   |   <text:a xlink:type="simple" xlink:href="http://palinfo.habago.org/Entry?Command=Information_PrintForum&amp;iPage=2#FORUM42051"><text:span text:style-name="T1">#</text:span></text:a></text:p>
      <text:p text:style-name="P12">美國天然氣輸出，<text:span text:style-name="T8">2021</text:span>年歐洲市場占其全球輸出份額的<text:span text:style-name="T8">81%</text:span>。俄烏戰端開啟後，俄羅斯輸送至歐洲的天然氣份額，將被美輸天然氣取代。加之以美輸天然氣的價格又高於俄羅斯輸出的天然氣，等於歐洲要花更大筆的金錢在能源方面的交易。<text:span text:style-name="T8"><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8"><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8"><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8"><text:span text:style-name="T3">張萬康</text:span><text:s/>  |  2022.03.04 01:25   |   <text:a xlink:type="simple" xlink:href="http://palinfo.habago.org/Entry?Command=Information_PrintForum&amp;iPage=2#FORUM42050"><text:span text:style-name="T1">#</text:span></text:a></text:p>
      <text:p text:style-name="P11"><text:span text:style-name="T9">俄羅斯人的聲音</text:span><text:span text:style-name="T10"><text:s/><text:line-break/></text:span><text:a xlink:type="simple" xlink:href="https://www.youtube.com/watch?v=UWdXYEFRYV0"><text:span text:style-name="T6">https://www.youtube.com/watch?v=UWdXYEFRYV0</text:span></text:a><text:span text:style-name="T10"><text:s/><text:line-break/><text:line-break/></text:span><text:span text:style-name="T9">烏克蘭人的看法</text:span><text:span text:style-name="T10"><text:s/><text:line-break/></text:span><text:a xlink:type="simple" xlink:href="https://www.youtube.com/watch?v=oIbjcAO_o-E"><text:span text:style-name="T6">https://www.youtube.com/watch?v=oIbjcAO_o-E</text:span></text:a><text:span text:style-name="T10"><text:s/><text:line-break/><text:line-break/></text:span><text:span text:style-name="T9">這兩個影片是我從</text:span><text:span text:style-name="T10">b</text:span><text:span text:style-name="T9">站先看到，再去</text:span><text:span text:style-name="T10">yt</text:span><text:span text:style-name="T9">找到的。博主叫楊探驪。駐外媒體工作者。</text:span></text:p>
      <text:p text:style-name="P8"><text:span text:style-name="T3">嗯呵</text:span><text:s/>  |  2022.03.03 23:59   |   <text:a xlink:type="simple" xlink:href="http://palinfo.habago.org/Entry?Command=Information_PrintForum&amp;iPage=3#FORUM42049"><text:span text:style-name="T1">#</text:span></text:a></text:p>
      <text:p text:style-name="P7"><text:span text:style-name="T12">乌克兰与俄罗斯的恩怨情仇，两国如何由</text:span>“<text:span text:style-name="T3">兄弟</text:span>”<text:span text:style-name="T3">变</text:span><text:span text:style-name="T12">为</text:span>“<text:span text:style-name="T3">仇人</text:span>”<text:span text:style-name="T3">。</text:span><text:span text:style-name="T12">详述乌克兰历史：</text:span>History of Ukraine <text:line-break/><text:a xlink:type="simple" xlink:href="https://www.youtube.com/watch?v=69ptUdmeCfk"><text:span text:style-name="T13">https://www.youtube.com/watch?v=69ptUdmeCfk</text:span></text:a><text:s/><text:line-break/><text:line-break/><text:line-break/><text:span text:style-name="T3">无法回避的</text:span><text:span text:style-name="T12">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3">https://www.youtube.com/watch?v=JY3rWDAaHhY</text:span></text:a><text:s/><text:line-break/><text:line-break/><text:line-break/><text:span text:style-name="T3">淺白一點的兩則影片，共襄盛舉一下。</text:span><text:s/><text:line-break/><text:line-break/><text:span text:style-name="T3">個性很不一樣的兩個視頻主。一個天津相聲，一個冷得多。</text:span></text:p>
      <text:p text:style-name="P8">Ethan   |  2022.03.03 20:49   |   <text:a xlink:type="simple" xlink:href="http://palinfo.habago.org/Entry?Command=Information_PrintForum&amp;iPage=3#FORUM42047"><text:span text:style-name="T1">#</text:span></text:a></text:p>
      <text:p text:style-name="P12"><text:a xlink:type="simple" xlink:href="https://youtu.be/r7ObZGUiDnU"><text:span text:style-name="T16">https://youtu.be/r7ObZGUiDnU</text:span></text:a><text:span text:style-name="T8"><text:s/><text:line-break/></text:span>誰是朋友誰是敵人？<text:span text:style-name="T8"><text:s/><text:line-break/></text:span>這個毛五，講俄烏戰爭，批評大陸的公知，講的還滿到位的。<text:span text:style-name="T8"><text:s/><text:line-break/></text:span>可以聽聽</text:p>
      <text:p text:style-name="P8"><text:span text:style-name="T3">鄭豐遠</text:span><text:s/>  |  2022.03.03 16:06   |   <text:a xlink:type="simple" xlink:href="http://palinfo.habago.org/Entry?Command=Information_PrintForum&amp;iPage=3#FORUM42046"><text:span text:style-name="T1">#</text:span></text:a></text:p>
      <text:p text:style-name="P9"><text:span text:style-name="T12">轩讲：乌克兰，老老实实当个</text:span><text:span text:style-name="T8">“</text:span>中立国<text:span text:style-name="T8">”</text:span>不香<text:span text:style-name="T12">吗？</text:span><text:span text:style-name="T8"><text:s/><text:line-break/></text:span><text:a xlink:type="simple" xlink:href="https://youtu.be/pePGIDHVT08"><text:span text:style-name="T16">https://youtu.be/pePGIDHVT08</text:span></text:a><text:span text:style-name="T8"><text:s/><text:line-break/><text:line-break/></text:span>觀察者網這家媒體，組成很年輕，信譽基本可靠，是中文世界裡很難得的媒體。台灣同胞們不妨多看。<text:span text:style-name="T8"><text:s/><text:line-break/><text:line-break/></text:span>看完這個影片，各位不覺得這樣的故事線很熟悉嗎<text:span text:style-name="T8">? </text:span>我們正一步一步走上相同的結局。</text:p>
      <text:p text:style-name="P8"><text:span text:style-name="T3">鄭豐遠</text:span><text:s/>  |  2022.03.03 13:26   |   <text:a xlink:type="simple" xlink:href="http://palinfo.habago.org/Entry?Command=Information_PrintForum&amp;iPage=3#FORUM42045"><text:span text:style-name="T1">#</text:span></text:a></text:p>
      <text:p text:style-name="P12">還有，西方這些他媽的種族主義人渣在這場戰爭前，什麼時候將烏克蘭人視為「金髮碧眼的文明歐洲人」了<text:span text:style-name="T8">? </text:span>在西方這些他媽的種族主義人渣眼裡，烏克蘭人和俄羅斯人就是一群雜種<text:span text:style-name="T8"><text:s/>(</text:span>因為兩者共同的地理發源地基輔羅斯曾被蒙古人佔領過兩百多年，所謂金帳汗國<text:span text:style-name="T8">)</text:span>。<text:span text:style-name="T8"><text:s/><text:line-break/><text:line-break/></text:span>我在澳洲不只一次聽過澳洲人和歐洲人對烏克蘭人和俄羅斯人的外貌，用一種高高在上的態度品頭論足，說他們<text:span text:style-name="T8">"</text:span>同時有亞洲人和歐洲人的五官特徵<text:span text:style-name="T8">"</text:span>，翻譯成白話就是<text:span text:style-name="T8">: </text:span>血統不純的雜種。更有甚者，我也不只一次聽過澳洲人和歐洲人說他們哪天在路上看到一個漂亮的女生，是烏克蘭或俄羅斯人<text:span text:style-name="T8"><text:s/>(</text:span>他們其實也搞不清楚，也不關心<text:span text:style-name="T8">)</text:span>，而且還說，一看就知道是出來賣的。<text:span text:style-name="T8"><text:s/><text:line-break/><text:line-break/></text:span>西方這些他媽的種族主義人渣說的話如果能聽，真是他媽的狗屎都能吃。</text:p>
      <text:p text:style-name="P8"><text:span text:style-name="T3">鄭豐遠</text:span><text:s/>  |  2022.03.03 10:52   |   <text:a xlink:type="simple" xlink:href="http://palinfo.habago.org/Entry?Command=Information_PrintForum&amp;iPage=3#FORUM42044"><text:span text:style-name="T1">#</text:span></text:a></text:p>
      <text:p text:style-name="P9">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8">? </text:span>五胡亂華和南北朝時代都沒這麼誇張。<text:span text:style-name="T8"><text:s/><text:line-break/><text:line-break/></text:span>我去他媽的種族主義。</text:p>
      <text:p text:style-name="P8"><text:span text:style-name="T3">孫從輔</text:span><text:s/>  |  2022.03.03 10:01   |   <text:a xlink:type="simple" xlink:href="http://palinfo.habago.org/Entry?Command=Information_PrintForum&amp;iPage=1#FORUM42043"><text:span text:style-name="T1">#</text:span></text:a></text:p>
      <text:p text:style-name="P9">有兩個網路上的謬論要理清楚。<text:span text:style-name="T8"><text:s/><text:line-break/><text:line-break/>1. </text:span>不少公知自稱反俄羅斯出兵是反戰。事實是，如果一個人只反俄羅斯出兵，那他必然不是反戰，而是反戰爭以外的某些事。另外，一個人若不反對導致戰爭的主要原因<text:span text:style-name="T8">(</text:span>北約東擴、法西斯猖獗<text:span text:style-name="T8">)</text:span>，也必然不是反戰。<text:span text:style-name="T8"><text:s/><text:line-break/><text:line-break/>2. </text:span>有評論指出普丁出兵是為了個人私利。這個更是荒謬至極。世界上有人會為了自己的私利而選擇和美國對著幹這麼危險的事嗎？<text:span text:style-name="T8"><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8"><text:span text:style-name="T3">陳真</text:span><text:s/>  |  2022.03.03 09:48   |   <text:a xlink:type="simple" xlink:href="http://palinfo.habago.org/Entry?Command=Information_PrintForum&amp;iPage=1#FORUM42042"><text:span text:style-name="T1">#</text:span></text:a></text:p>
      <text:p text:style-name="P9">謝謝韓葳。<text:span text:style-name="T8"><text:s/><text:line-break/><text:line-break/></text:span>我覺得，就客觀意義來講，人類的普遍智能其實還是相當難以恭維的，也許比鸚鵡好一些，但是面對系統性的洗腦，其實馬上就又回到鸚鵡的水平。<text:span text:style-name="T8"><text:s/><text:line-break/><text:line-break/></text:span>杜斯托也夫斯基相信美能救世界，羅素相信人們普遍足夠的理性能力才能救世界，但是，現實卻告訴我們，拳頭夠硬才能救世界。<text:span text:style-name="T8"><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8"><text:span text:style-name="T3">韓葳</text:span><text:s/>  |  2022.03.03 08:54   |   <text:a xlink:type="simple" xlink:href="http://palinfo.habago.org/Entry?Command=Information_PrintForum&amp;iPage=1#FORUM42041"><text:span text:style-name="T1">#</text:span></text:a></text:p>
      <text:p text:style-name="P12">尊敬的陳醫師，您好<text:span text:style-name="T8"><text:s/><text:line-break/><text:line-break/></text:span>您說：為什麼人們連最基本的思考能力似乎都不存在？<text:span text:style-name="T8"><text:s/><text:line-break/><text:line-break/></text:span>根據我觀察自己和找尋答案，有一個可能的解釋是：因為人們太習慣被「自我感覺良好」主控。<text:span text:style-name="T8"><text:s/><text:line-break/><text:line-break/></text:span>在思考的時候，每每想出一個自我感覺良好的「結論」，就覺得自己很聰明、感到很開心，然後就停止思考了。<text:span text:style-name="T8"><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8"><text:s/><text:line-break/><text:line-break/></text:span>這樣就會導致：當新訊息進來而有需要重新思考時，困難。<text:span text:style-name="T8"><text:s/><text:line-break/></text:span>「自我感覺良好」是阻擋深入思考的一個障礙。<text:span text:style-name="T8"><text:s/><text:line-break/></text:span>人們被「自我感覺良好」掌控住了，沒有認知到它是有危險性的。<text:span text:style-name="T8"><text:s/></text:span></text:p>
      <text:p text:style-name="P8">Ethan   |  2022.03.03 08:37   |   <text:a xlink:type="simple" xlink:href="http://palinfo.habago.org/Entry?Command=Information_PrintForum&amp;iPage=1#FORUM42040"><text:span text:style-name="T1">#</text:span></text:a></text:p>
      <text:p text:style-name="P11"><text:span text:style-name="T10"><text:line-break/></text:span><text:span text:style-name="T9">烏克蘭新納粹</text:span><text:span text:style-name="T10"><text:s/><text:line-break/></text:span><text:a xlink:type="simple" xlink:href="https://user.guancha.cn/wap/content?id=706264"><text:span text:style-name="T6">https://user.guancha.cn/wap/content?id=706264</text:span></text:a><text:span text:style-name="T10"><text:s/></text:span></text:p>
      <text:p text:style-name="P8"><text:span text:style-name="T3">張萬康</text:span><text:s/>  |  2022.03.03 03:11   |   <text:a xlink:type="simple" xlink:href="http://palinfo.habago.org/Entry?Command=Information_PrintForum&amp;iPage=1#FORUM42039"><text:span text:style-name="T1">#</text:span></text:a></text:p>
      <text:p text:style-name="P9">在西方大國之中，我相對喜歡的總是法國，儘管極右派近年聲勢不弱，但法國的底蘊還是好，看問題清晰的人相對算多，這和他們討厭美國霸權由來已久也有關。這位法國女記者講述頓巴斯八年來的艱難狀況。<text:span text:style-name="T8"><text:s/><text:line-break/><text:line-break/></text:span><text:a xlink:type="simple" xlink:href="https://m.weibo.cn/status/4742475724620327?sourceType=weixin&amp;;from=10C2195010&amp;;wm=4260_0001"><text:span text:style-name="T16">https://m.weibo.cn/status/4742475724620327?sourceType=weixin&amp;;from=10C2195010&amp;;wm=4260_0001</text:span></text:a><text:span text:style-name="T8"><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8"><text:s/><text:line-break/><text:line-break/></text:span>不過有個疑問，按說俄軍已經控制頓巴斯，她怎說居民仍遭烏軍砲擊和空襲。可能是一種零星滋擾？我想問軍事專家邱世卿，等他解答後若有必要，再跟大家報告。<text:span text:style-name="T8"><text:s/><text:line-break/><text:line-break/></text:span>密特朗故去前一年吧，他的口述傳記中表示，他想再次強調和提醒的是，世界上最危險的就是美國。<text:span text:style-name="T8"><text:s/><text:line-break/><text:line-break/></text:span>謝謝這個板一直能發出一些聲音支撐大家的心靈。<text:span text:style-name="T8"><text:s/></text:span></text:p>
      <text:p text:style-name="P8"><text:span text:style-name="T3">陳真</text:span><text:s/>  |  2022.03.03 02:47   |   <text:a xlink:type="simple" xlink:href="http://palinfo.habago.org/Entry?Command=Information_PrintForum&amp;iPage=1#FORUM42038"><text:span text:style-name="T1">#</text:span></text:a></text:p>
      <text:p text:style-name="P12">三十年變局揭開序幕<text:span text:style-name="T8"><text:s/><text:line-break/><text:line-break/></text:span>陳真<text:span text:style-name="T8"><text:s/><text:line-break/><text:line-break/>2022.03.03. <text:line-break/><text:line-break/></text:span>今年一月三號，新年才剛過，突然就來了一個<text:span text:style-name="T8">“</text:span>五常核聲明<text:span text:style-name="T8">”</text:span>，中美英法俄五個聯合國常任理事國發表聯合聲明不打核戰爭。<text:span text:style-name="T8"><text:s/><text:line-break/><text:line-break/></text:span>當下看到這條新聞很驚訝，媒體卻說這是<text:span text:style-name="T8">2022</text:span>年列強送給世人的一個禮物。但是，如果沒有大事要發生，莫名其妙怎麼會突然給大家這樣一個<text:span text:style-name="T8">“</text:span>禮物<text:span text:style-name="T8">”</text:span>呢？果然，不到兩個月的時間，大戰就爆發了，核戰的陰影也隨即而來。<text:span text:style-name="T8"><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8"><text:s/><text:line-break/><text:line-break/></text:span>這個五常核聲明是俄羅斯提議，中國積極附和，於是才有了這紙聲明。這說明了俄羅斯也不想打核戰，因為那意味著人類的毀滅。<text:span text:style-name="T8"><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8"><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8"><text:s/><text:line-break/><text:line-break/></text:span>這一代人何其不幸，他們必須以多大的艱辛忍耐與毅力來面對不可知的未來？為了小孩，大人更要盡量照顧好自己的健康與安全，陪伴小孩走過未來這段危機四伏的坎坷路。</text:p>
      <text:p text:style-name="P8"><text:span text:style-name="T3">怡靜</text:span><text:s/>  |  2022.03.03 02:03   |   <text:a xlink:type="simple" xlink:href="http://palinfo.habago.org/Entry?Command=Information_PrintForum&amp;iPage=1#FORUM42037"><text:span text:style-name="T1">#</text:span></text:a></text:p>
      <text:p text:style-name="P9">亦<text:span text:style-name="T12">鸣那個視頻連結被和諧了，不過博主又上傳了</text:span><text:span text:style-name="T8"><text:s/><text:line-break/></text:span><text:a xlink:type="simple" xlink:href="http://shorturl.at/guW78"><text:span text:style-name="T16">http://shorturl.at/guW78</text:span></text:a><text:span text:style-name="T8"><text:s/><text:line-break/><text:line-break/></text:span>有時候我在想，人們看了這種影片，除了說好可怕，然後呢？<text:span text:style-name="T8"><text:s/><text:line-break/></text:span>過幾天就忘了吧！<text:span text:style-name="T8"><text:s/></text:span>如果你長期關注美帝罪行，裡面的血腥鏡頭你一定不陌生，甚至光是<text:span text:style-name="T8"><text:s/><text:line-break/></text:span>文字的描述都可以讓你不寒而慄，對人性感到絕望。這些場景在被美國肆虐侵略的<text:span text:style-name="T8"><text:s/><text:line-break/></text:span>國家重複上演幾萬遍了。有時候自己真想當個傻白甜的人，這樣過日子多好。<text:span text:style-name="T8"><text:s/><text:line-break/><text:line-break/></text:span>俄烏衝突看下來，我是很悲觀了。美國每年花上億美元醜化俄國和中國不是沒有道理的。<text:span text:style-name="T8"><text:s/><text:line-break/></text:span>而且無論結局如何，美國贏麻了。<text:span text:style-name="T8"><text:s/><text:line-break/><text:line-break/></text:span>這是今天在推特上看到的，想想台灣吧！<text:span text:style-name="T8"><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8"><text:s/><text:line-break/></text:span>我想了很多，事情並不是像你在媒體上看到的那樣單純。</text:p>
      <text:p text:style-name="P8"><text:span text:style-name="T3">陳真</text:span><text:s/>  |  2022.03.03 01:22   |   <text:a xlink:type="simple" xlink:href="http://palinfo.habago.org/Entry?Command=Information_PrintForum&amp;iPage=1#FORUM42036"><text:span text:style-name="T1">#</text:span></text:a></text:p>
      <text:p text:style-name="P12">剛剛刪了一則無腦言論。<text:span text:style-name="T8"><text:s/><text:line-break/><text:line-break/></text:span>所謂討論，許多時候真的是毫無意義。我常納悶，為何絕大多數人的頭腦如此簡單？為什麼人們連最基本的思考能力似乎都不存在？<text:span text:style-name="T8"><text:s/><text:line-break/><text:line-break/></text:span>我知道其中有些人不是無能思索，而是根本不在意，無要無緊。今天，如果事關其自身利益，保證他思索得滴水不漏面面俱到。<text:span text:style-name="T8"><text:s/><text:line-break/><text:line-break/></text:span>當然，還有一些人是真的腦殘，腦子進水。<text:span text:style-name="T8"><text:s/><text:line-break/><text:line-break/></text:span>但是，不管是以上哪一種人，令人感到不可思議的不是他的愚蠢，而是他的不自知，他不知道而且也許根本不可能有能力知道自己的愚蠢。<text:span text:style-name="T8"><text:s/><text:line-break/><text:line-break/></text:span>不但不自知，甚至還會以為自己很懂。這是長年以來最讓我感到不可思議的一點。<text:span text:style-name="T8"><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8"><text:s/><text:line-break/><text:line-break/></text:span>市面上很多名嘴或醫生或網紅或什麼學者之類，什麼話題都敢講，講得口沫橫飛。儘管低能到爆，但是島內低能媒體照樣照三餐引述。<text:span text:style-name="T8"><text:s/><text:line-break/><text:line-break/></text:span>我知道他們別有所圖，或是賺點通告費，或是給自己打打知名度，所以才明明無知卻裝得好像很懂。<text:span text:style-name="T8"><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8"><text:s/><text:line-break/><text:line-break/></text:span>比方說我知道我不懂相對論，如果有相對論研討會邀我主講，我肯定是不敢的。我也不懂任何流行歌，你要我唱，我一句也唱不出來，我絕不會去主持流行音樂台。<text:span text:style-name="T8"><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8"><text:s/><text:line-break/><text:line-break/></text:span>人們似乎總是以為只要孤狗一下馬上就是個專家了。問題是，有可能嗎？知識或資訊有這麼廉價嗎？</text:p>
      <text:p text:style-name="P8"><text:span text:style-name="T3">陳真</text:span><text:s/>  |  2022.03.03 01:10   |   <text:a xlink:type="simple" xlink:href="http://palinfo.habago.org/Entry?Command=Information_PrintForum&amp;iPage=1#FORUM42035"><text:span text:style-name="T1">#</text:span></text:a></text:p>
      <text:p text:style-name="P9">韋廷，我自己也沒什麼好方法能夠迅速治癒腦殘，往往只能無言，只能呵呵，趕緊改談天氣，改談美食。<text:span text:style-name="T8"><text:s/><text:line-break/><text:line-break/></text:span>隨著歲月流逝或說年歲增長，我覺得，就集體意義而言，議論無益且無效，憑著<text:span text:style-name="T8">“</text:span>拳頭<text:span text:style-name="T8">”</text:span>直接掌握麥克風才是正辦。所謂民可使由之，不可使知之，直接告訴他正確答案比較快。誰掌握了麥克風，誰就掌握了真理。<text:span text:style-name="T8"><text:s/><text:line-break/><text:line-break/></text:span>這是就集體意義來講，至於就我個人來說，仍是老話，不管我講得多麼慷慨激昂，仍然是一人聖經。我手寫我心，我講的全部是自己相信的話，就如林義雄的名言，<text:span text:style-name="T8">“</text:span>我說不出一句不是由衷的話<text:span text:style-name="T8">”</text:span>。<text:span text:style-name="T8"><text:s/><text:line-break/><text:line-break/></text:span>重點是，儘管如此，它還是一人聖經，不出方寸之間。我就是我自己惟一的信徒。我不打算再招收第二個信徒。<text:span text:style-name="T8"><text:s/><text:line-break/><text:line-break/></text:span>如是我聞，我所言只是給大家參考參考，人們還是應該用自己的腦子，動自己的手腳，去尋找屬於你自己的真理。<text:span text:style-name="T8"><text:s/><text:line-break/><text:line-break/></text:span>齊克果說得對，<text:span text:style-name="T8">“</text:span>世上無真理，直到它被我所認知，才成為真理。<text:span text:style-name="T8">” </text:span>這才是通往真理的道路，一如尼采所說：<text:span text:style-name="T8">“</text:span>凡是追隨我的，將會失去你和我，凡是追隨你自己的，總有一天你就會遇到我。<text:span text:style-name="T8">”</text:span></text:p>
      <text:p text:style-name="P8"><text:span text:style-name="T3">陳韋廷</text:span><text:s/>  |  2022.03.03 00:20   |   <text:a xlink:type="simple" xlink:href="http://palinfo.habago.org/Entry?Command=Information_PrintForum&amp;iPage=1#FORUM42034"><text:span text:style-name="T1">#</text:span></text:a></text:p>
      <text:p text:style-name="P12">陳醫師好：<text:span text:style-name="T8"><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8"><text:s/><text:line-break/></text:span>真理不能靠口號和嘴砲，但絕大多數人沒有足夠智力和閒暇當蘇格拉底。不知有沒有什麼簡單的教條甚至咒語，或簡單易行的小事，可以快速有效給親友驅除假新聞洗腦？感激不盡！<text:span text:style-name="T8"><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8"><text:s/><text:line-break/><text:line-break/></text:span><text:a xlink:type="simple" xlink:href="https://www.fmprc.gov.cn/zyxw/202203/t20220302_10647118.shtml"><text:span text:style-name="T16">https://www.fmprc.gov.cn/zyxw/202203/t20220302_10647118.shtml</text:span></text:a><text:span text:style-name="T8"><text:s/><text:line-break/></text:span><text:a xlink:type="simple" xlink:href="https://www.fmprc.gov.cn/eng/zxxx_662805/202203/t20220302_10647120.html"><text:span text:style-name="T16">https://www.fmprc.gov.cn/eng/zxxx_662805/202203/t20220302_10647120.html</text:span></text:a><text:span text:style-name="T8"><text:s/><text:line-break/></text:span>另附上一篇中國外交部主動抨擊美國人權的文章，及其英文翻譯。不意外的是外電幾無轉載。中國宣傳機構的無能、對輿論管道的糟糕掌握須負相當責任。<text:span text:style-name="T8"><text:s/><text:line-break/></text:span>陳韋廷<text:span text:style-name="T8"><text:s/></text:span>敬上</text:p>
      <text:p text:style-name="P8">Ethan   |  2022.03.03 00:08   |   <text:a xlink:type="simple" xlink:href="http://palinfo.habago.org/Entry?Command=Information_PrintForum&amp;iPage=1#FORUM42033"><text:span text:style-name="T1">#</text:span></text:a></text:p>
      <text:p text:style-name="P9">爆發戰爭原因<text:span text:style-name="T8"><text:s/><text:line-break/><text:line-break/>1. </text:span>北約東擴，戰略包圍俄羅斯即將完成。<text:span text:style-name="T8"><text:s/></text:span>類似情況，古巴危機差點爆發核衝突。<text:span text:style-name="T8"><text:s/></text:span>大國間戰略安全秩序被打破<text:span text:style-name="T8"><text:s/></text:span>都會爆發戰爭。<text:span text:style-name="T8"><text:s/><text:line-break/><text:line-break/>2. </text:span>亞速營濫殺烏東平民，北約濫殺中東，非洲平民，達上千萬人，俄羅斯處於自身安全利益，對軍事目標發動打擊。<text:span text:style-name="T8"><text:s/></text:span>情況差很大。<text:span text:style-name="T8"><text:s/><text:line-break/><text:line-break/>3. </text:span>一堆假新聞泛濫，中東世界死傷慘重這麼多年沒有西方出來集團制裁發動戰爭國家，卻制裁逼上角落反擊的人。<text:span text:style-name="T8"><text:s/></text:span>這種雙標本身就是製造戰爭的幫兇。</text:p>
      <text:p text:style-name="P8"><text:span text:style-name="T3">蔡亦</text:span><text:span text:style-name="T12">鸣</text:span><text:s/>  |  2022.03.02 21:10   |   <text:a xlink:type="simple" xlink:href="http://palinfo.habago.org/Entry?Command=Information_PrintForum&amp;iPage=1#FORUM42031"><text:span text:style-name="T1">#</text:span></text:a></text:p>
      <text:p text:style-name="P14"><text:a xlink:type="simple" xlink:href="https://www.youtube.com/watch?v=mB1fdTnYyBI"><text:span text:style-name="T16">https://www.youtube.com/watch?v=mB1fdTnYyBI</text:span></text:a><text:span text:style-name="T8"><text:s/><text:line-break/><text:line-break/></text:span><text:span text:style-name="T3">之前发的</text:span>链接视频被微博和谐了，应该是太过血腥恐怖，我不懂俄语所以一时之间也找不到源视频，不过可以看看这个。</text:p>
      <text:p text:style-name="P8"><text:span text:style-name="T3">陳真</text:span><text:s/>  |  2022.03.02 20:41   |   <text:a xlink:type="simple" xlink:href="http://palinfo.habago.org/Entry?Command=Information_PrintForum&amp;iPage=1#FORUM42030"><text:span text:style-name="T1">#</text:span></text:a></text:p>
      <text:p text:style-name="P9">大算盤與小算盤<text:span text:style-name="T8"><text:s/><text:line-break/><text:line-break/></text:span>陳真<text:span text:style-name="T8"><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8"><text:s/><text:line-break/><text:line-break/></text:span>討論或溝通需要一種能力上和態度上的對等，否則很難與言。<text:span text:style-name="T8"><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8"><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8"><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8">(</text:span>例如西方列強<text:span text:style-name="T8">)</text:span>，就該槍斃一萬次。把兩者等量其觀，是一種偽善，一種掩護惡行，掩護大惡，卻挑小小惡的大麻煩。<text:span text:style-name="T8"><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8"><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8"><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8">kevin   |  2022.03.02 19:43   |   <text:a xlink:type="simple" xlink:href="http://palinfo.habago.org/Entry?Command=Information_PrintForum&amp;iPage=1#FORUM42029"><text:span text:style-name="T1">#</text:span></text:a></text:p>
      <text:p text:style-name="P12">陳真醫師<text:span text:style-name="T8">: <text:line-break/><text:line-break/></text:span>我家人都在說烏克蘭多可憐<text:span text:style-name="T8">,</text:span>我則把烏克蘭納粹屠殺俄羅斯裔居民的事情告訴他們<text:span text:style-name="T8">,</text:span>他們不信<text:span text:style-name="T8">,</text:span>我只能說台灣人被洗腦的太恐怖了<text:span text:style-name="T8">. <text:line-break/><text:line-break/></text:span>如果我是俄軍指揮官<text:span text:style-name="T8">,</text:span>烏克蘭正規軍戰俘一律人道待遇<text:span text:style-name="T8"><text:s/></text:span>優先保障他們的醫療伙食<text:span text:style-name="T8"><text:s/></text:span>戰後給他們路費讓他們回家<text:span text:style-name="T8"><text:s/></text:span>但是亞速營那種納粹<text:span text:style-name="T8">.....</text:span>俘虜他們後<text:span text:style-name="T8"><text:s/></text:span>只給他們鏟子<text:span text:style-name="T8"><text:s/></text:span>讓他們自己挖自己的墳墓<text:span text:style-name="T8"><text:s/></text:span>再通通就地槍決<text:span text:style-name="T8">,</text:span>比較起他們的惡行<text:span text:style-name="T8"><text:s/></text:span>我想我應該很仁慈<text:span text:style-name="T8"><text:s/><text:line-break/><text:line-break/></text:span>俄羅斯加油<text:span text:style-name="T8"><text:s/></text:span>消滅第四帝國<text:span text:style-name="T8">!</text:span></text:p>
      <text:p text:style-name="P8"><text:span text:style-name="T3">陳真</text:span><text:s/>  |  2022.03.02 18:55   |   <text:a xlink:type="simple" xlink:href="http://palinfo.habago.org/Entry?Command=Information_PrintForum&amp;iPage=1#FORUM42028"><text:span text:style-name="T1">#</text:span></text:a></text:p>
      <text:p text:style-name="P7"><text:span text:style-name="T3">撒旦要帶來厄運了！</text:span><text:s/><text:line-break/><text:line-break/><text:span text:style-name="T3">陳真</text:span><text:s/><text:line-break/><text:line-break/>============= <text:line-break/><text:line-break/><text:a xlink:type="simple" xlink:href="https://bit.ly/3pvfleJ"><text:span text:style-name="T13">https://bit.ly/3pvfleJ</text:span></text:a><text:s/><text:line-break/><text:line-break/><text:span text:style-name="T3">台中里長高掛看板迎接</text:span><text:s/><text:span text:style-name="T3">蓬佩奧親回應</text:span><text:s/><text:line-break/><text:line-break/><text:span text:style-name="T3">三立新聞網</text:span><text:s/><text:line-break/><text:line-break/>2022<text:span text:style-name="T3">年</text:span>3<text:span text:style-name="T3">月</text:span>2<text:span text:style-name="T3">日</text:span></text:p>
      <text:p text:style-name="P8"><text:span text:style-name="T3">怡靜</text:span><text:s/>  |  2022.03.01 15:11   |   <text:a xlink:type="simple" xlink:href="http://palinfo.habago.org/Entry?Command=Information_PrintForum&amp;iPage=2#FORUM42013"><text:span text:style-name="T1">#</text:span></text:a></text:p>
      <text:p text:style-name="P9">搬運工來也。<text:span text:style-name="T8"><text:s/></text:span>昨天晚上睡覺前看的，笑死，整個就是大型翻車現場。<text:span text:style-name="T8"><text:s/><text:line-break/></text:span>但是笑完後其實是很想哭的，如果你知道烏克蘭是怎麼走到這一步的，<text:span text:style-name="T8"><text:s/><text:line-break/></text:span>然後又想到台灣正一步步<text:span text:style-name="T8">..... <text:line-break/><text:line-break/></text:span>烏政府高官一半以上有美籍。格魯吉亞總統薩卡什維利戰敗倒台，<text:span text:style-name="T8"><text:s/><text:line-break/></text:span>成了烏克蘭敖德薩州的州長。現烏衛生部長，生於美國，<text:span text:style-name="T8">15</text:span>年以前一直是美國醫生，<text:span text:style-name="T8">15</text:span>年突然獲得烏克蘭國籍，<text:span text:style-name="T8"><text:s/><text:line-break/>16</text:span>年就被提拔為衛生部副部長。<text:span text:style-name="T8">19</text:span>年澤連斯基力任命其為衛生部長。<text:span text:style-name="T8"><text:s/><text:line-break/><text:line-break/></text:span>底下是文字敘述，不想看的直接看視頻，五分多鐘而已，除了這個說大實話<text:span text:style-name="T8"><text:s/><text:line-break/></text:span>的烏克蘭來賓，其他來賓也暴露歐洲白人偽善的真面目。<text:span text:style-name="T8">(</text:span>如果一個人動不動就在你面前跟你夸夸而談民主自由，<text:span text:style-name="T8"><text:s/><text:line-break/></text:span>基本上這個人的話不用聽了<text:span text:style-name="T8">) <text:line-break/></text:span>因為是現場直播，所以無法掐斷，否則這麼政治不正確的內容怎麼可以播出。<text:span text:style-name="T8"><text:s/><text:line-break/><text:line-break/></text:span>視頻在此<text:span text:style-name="T8"><text:s/><text:line-break/></text:span><text:a xlink:type="simple" xlink:href="https://mp.weixin.qq.com/s/EzMI_N4OyC-Bc0qYevtQzQ"><text:span text:style-name="T2">https://mp.weixin.qq.com/s/EzMI_N4OyC-Bc0qYevtQzQ</text:span></text:a><text:span text:style-name="T8"><text:s/><text:line-break/>================== <text:line-break/></text:span>歐洲電台最近好像只剩下烏克蘭的話題了，連軸轉有時會鬧烏龍。<text:span text:style-name="T8"><text:s/><text:line-break/></text:span>這個女的是烏克蘭人，外派在法國，家人都在基輔。<text:span text:style-name="T8"><text:s/><text:line-break/></text:span>本來電台可能是指望她聲淚俱下來控訴普京，結果她說的話讓嘉賓臉都綠了。<text:span text:style-name="T8"><text:s/><text:line-break/><text:line-break/></text:span>主要信息：<text:span text:style-name="T8"><text:s/><text:line-break/><text:line-break/></text:span>烏克蘭平均收入<text:span text:style-name="T8">200 </text:span>歐，這大冬天的，好多人光是取暖一半收入就出去了，<text:span text:style-name="T8"><text:s/><text:line-break/></text:span>生活太艱難的，什麽都沒有，現政府完全是個傀儡，高層官員受賄成風，有什麽好保衛的？<text:span text:style-name="T8"><text:s/><text:line-break/><text:line-break/></text:span>主持人說，那妳在基輔的家人是不是都在逃難啊？<text:span text:style-name="T8"><text:s/><text:line-break/><text:line-break/></text:span>她說，不是，我們家的都乖乖的坐家裏等著呢。他們這兩天不去上班了。等著呢。<text:span text:style-name="T8"><text:s/><text:line-break/><text:line-break/></text:span>主持人繼續問，啊？！難道妳是說有烏克蘭人在盼望普京的到來？？<text:span text:style-name="T8"><text:s/><text:line-break/><text:line-break/></text:span>女的：當然有，妳以為呢？<text:span text:style-name="T8"><text:s/></text:span>不是非黑即白的。<text:span text:style-name="T8"><text:s/><text:line-break/><text:line-break/></text:span>其它嘉賓坐不住了，開始七嘴八舌的打斷烏克蘭女的反動言論。</text:p>
      <text:p text:style-name="P8"><text:span text:style-name="T3">？</text:span><text:s/>  |  2022.03.01 14:10   |   <text:a xlink:type="simple" xlink:href="http://palinfo.habago.org/Entry?Command=Information_PrintForum&amp;iPage=2#FORUM42012"><text:span text:style-name="T1">#</text:span></text:a></text:p>
      <text:p text:style-name="P14"><text:span text:style-name="T3">看了看</text:span>论坛普遍对当今中国常规军事实力有些误解。直接说结论是世界第二且远超俄罗斯，第一岛链已经名存实亡了，时间点是<text:span text:style-name="T8">19</text:span><text:span text:style-name="T3">年的东风</text:span><text:span text:style-name="T8">17≈</text:span><text:span text:style-name="T3">航母活不了。并且还有</text:span>规模最大的陆军<text:span text:style-name="T8">+</text:span><text:span text:style-name="T3">海量</text:span>陆基导弹数量<text:span text:style-name="T8">+</text:span><text:span text:style-name="T3">极速</text:span>扩张的海空军，短板是缺乏战争投射能力和较少的核弹数量，只能在本土和近海发挥。但是，在近海常规实力是稳赢美国的</text:p>
      <text:p text:style-name="P8"><text:span text:style-name="T3">陳真</text:span><text:s/>  |  2022.03.01 09:32   |   <text:a xlink:type="simple" xlink:href="http://palinfo.habago.org/Entry?Command=Information_PrintForum&amp;iPage=2#FORUM42009"><text:span text:style-name="T1">#</text:span></text:a></text:p>
      <text:p text:style-name="P9">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8"><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8"><text:s/><text:line-break/><text:line-break/></text:span>一些文章，如果總是在講美國什麼有多笨啊，誤判啊，慘敗啊，我通常就略過不看了。事實上，美國從未敗過，更何況慘敗。他只有大贏和小贏的差別。<text:span text:style-name="T8"><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8"><text:span text:style-name="T3">黄清</text:span><text:span text:style-name="T12">扬</text:span><text:s/>  |  2022.03.01 08:15   |   <text:a xlink:type="simple" xlink:href="http://palinfo.habago.org/Entry?Command=Information_PrintForum&amp;iPage=2#FORUM42008"><text:span text:style-name="T1">#</text:span></text:a></text:p>
      <text:p text:style-name="P14"><text:span text:style-name="T3">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8">1000</text:span><text:span text:style-name="T3">，自</text:span>损<text:span text:style-name="T8">800</text:span><text:span text:style-name="T3">，但对中国无疑是非常致命的</text:span>损伤。真是希望台湾执政当局能有最后一点良知不落入外人的圈套，也希望中共当局能有破局的妙招！</text:p>
      <text:p text:style-name="P8"><text:span text:style-name="T3">陳真</text:span><text:s/>  |  2022.03.01 03:10   |   <text:a xlink:type="simple" xlink:href="http://palinfo.habago.org/Entry?Command=Information_PrintForum&amp;iPage=2#FORUM42007"><text:span text:style-name="T1">#</text:span></text:a></text:p>
      <text:p text:style-name="P9">這裏有一段視頻，對於初步理解烏克蘭問題會有幫助，不會太難。耐心把它從頭到尾看完，至少就能站在一個大致正確的理解架構上了。<text:span text:style-name="T8"><text:s/><text:line-break/><text:line-break/></text:span><text:a xlink:type="simple" xlink:href="https://bit.ly/3Iu9oGk"><text:span text:style-name="T2">https://bit.ly/3Iu9oGk</text:span></text:a><text:span text:style-name="T8"><text:s/><text:line-break/><text:line-break/></text:span>不是刻意挑的視頻。當然還有其它更好的理解管道，我只是剛剛吃晚餐時無意中看到的，覺得講得還不錯。<text:span text:style-name="T8"><text:s/><text:line-break/><text:line-break/></text:span>至於台灣名嘴和媒體及政治人物講些什麼，不用看也知道一定又是在鬼扯蛋。比方說有個人叫沈富雄，不是壞人，但是各種想法卻非常低能<text:span text:style-name="T8">(</text:span>純描述，非罵人<text:span text:style-name="T8">)</text:span>，也就是很沒營養，很外行，很蠢，但是自我滿意度卻非常高。<text:span text:style-name="T8"><text:s/><text:line-break/><text:line-break/>1993</text:span>年醫界聯盟成立時，我跟他都是發起人，一起開籌備會，當時我就被他在開會時的一些很沒營養卻又自我滿意高到破表的態度給嚇到，真不知道他的自信到底從哪來。題外話。<text:span text:style-name="T8"><text:s/><text:line-break/><text:line-break/></text:span>有人傳他的<text:span text:style-name="T8"><text:s/>"</text:span>高見<text:span text:style-name="T8">" </text:span>給我看，很不可思議，如文末。重點不是講錯，而是空洞不知所云，但他的姿態卻非常高；明明一無所知，卻也能隨口胡扯一通，講得好像他是什麼專家，姿態萬千，真是很不可思議。<text:span text:style-name="T8"><text:s/><text:line-break/><text:line-break/></text:span>除了大陸媒體和<text:span text:style-name="T8">RT</text:span>及<text:span text:style-name="T8">WSWS</text:span>、<text:span text:style-name="T8">Global Research</text:span>和巴勒網等等之外，世界上可信且言之有物的媒體非常少。至於台灣媒體或名嘴或所謂名家之言，基本上就是鬼扯蛋，完全就是亂講一通。<text:span text:style-name="T8"><text:s/><text:line-break/><text:line-break/></text:span>陳真<text:span text:style-name="T8"><text:s/><text:line-break/><text:line-break/>2022. 03. 01. <text:line-break/><text:line-break/>===================== <text:line-break/><text:line-break/></text:span>沈富雄臉書<text:span text:style-name="T8"><text:s/><text:line-break/><text:line-break/>2022</text:span>年<text:span text:style-name="T8">2</text:span>月<text:span text:style-name="T8">24</text:span>日<text:span text:style-name="T8"><text:s/><text:line-break/><text:line-break/></text:span>輸得魯莽，贏得窩囊，兩敗俱傷，大家陪葬<text:span text:style-name="T8"><text:s/><text:line-break/><text:line-break/></text:span>烏克蘭危機，普丁失算，大軍三方包圍，卻只敢進軍烏東，「承認」兩個原已是囊中之物的小混混，算是打腫臉撐面子。<text:span text:style-name="T8"><text:s/><text:line-break/><text:line-break/></text:span>在克宮的狂吠，喚不回舊日蘇維埃的榮光，他註定最後只能帶著帝國殘夢走進歷史，可憐的是，蘇、烏兩地人民付出的代價實在不值。<text:span text:style-name="T8"><text:s/><text:line-break/><text:line-break/></text:span>北約<text:span text:style-name="T8">(NATO)</text:span>東擴的侵門踏戶，當然是他憤怒的最大藉口，但他卻從不檢討這些國家為何心向西方？老大哥既不給尊嚴也不給麵包。<text:span text:style-name="T8"><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8"><text:s/><text:line-break/><text:line-break/></text:span>拜登年老力衰卻面臨危局，慌亂失措中幸賴對手的魯莽而得以團結北約諸國，制裁有氣無力，恐是為了留給普丁一些下台階，也給未來留下一些籌碼，以備後繼之需。<text:span text:style-name="T8"><text:s/><text:line-break/><text:line-break/></text:span>俄國的國防軍費只有美國的<text:span text:style-name="T8">5%</text:span>，北約的<text:span text:style-name="T8">8%</text:span>，雖是極度的不對稱，但手中卻握有核武，因此美、俄兩大仍然避免正面交鋒，普丁的目標應是把烏東克里米亞化，把烏克蘭喬治亞化。<text:span text:style-name="T8"><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